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2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7"/>
    <style:style style:name="ce3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ace_file" table:style-name="ta1">
        <table:shapes>
          <draw:frame draw:z-index="0" draw:style-name="gr1" draw:text-style-name="P1" svg:width="26.49cm" svg:height="12.253cm" svg:x="0cm" svg:y="48.045cm">
            <draw:object draw:notify-on-update-of-ranges="Trace_file.B2:Trace_file.U2 Trace_file.A103:Trace_file.A103 Trace_file.B103:Trace_file.U1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6.49cm" svg:height="12.253cm" svg:x="28.32cm" svg:y="48.109cm">
            <draw:object draw:notify-on-update-of-ranges="Trace_file.B2:Trace_file.U2 Trace_file.A104:Trace_file.A104 Trace_file.B104:Trace_file.U10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0" table:default-cell-style-name="ce2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Wed Jul 24 11:41:42 2024</text:p>
          </table:table-cell>
          <table:table-cell table:style-name="Default" office:value-type="string" calcext:value-type="string">
            <text:p>SWT(ms)</text:p>
          </table:table-cell>
          <table:table-cell table:style-name="Default" office:value-type="string" calcext:value-type="string">
            <text:p><text:s/>in 1st row</text:p>
          </table:table-cell>
          <table:table-cell table:style-name="Default" office:value-type="string" calcext:value-type="string">
            <text:p><text:s/>Iters</text:p>
          </table:table-cell>
          <table:table-cell table:style-name="Default" office:value-type="string" calcext:value-type="string">
            <text:p><text:s/>in 1st col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15"/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32" calcext:value-type="float">
            <text:p>32</text:p>
          </table:table-cell>
          <table:table-cell table:number-columns-repeated="2" table:style-name="Default" office:value-type="float" office:value="64" calcext:value-type="float">
            <text:p>64</text:p>
          </table:table-cell>
          <table:table-cell table:number-columns-repeated="2" table:style-name="Default" office:value-type="float" office:value="128" calcext:value-type="float">
            <text:p>128</text:p>
          </table:table-cell>
          <table:table-cell table:number-columns-repeated="2" table:style-name="Default" office:value-type="float" office:value="256" calcext:value-type="float">
            <text:p>256</text:p>
          </table:table-cell>
          <table:table-cell table:number-columns-repeated="2" table:style-name="Default" office:value-type="float" office:value="512" calcext:value-type="float">
            <text:p>512</text:p>
          </table:table-cell>
          <table:table-cell table:number-columns-repeated="2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9.0696862945557" calcext:value-type="float">
            <text:p>-69,070</text:p>
          </table:table-cell>
          <table:table-cell office:value-type="float" office:value="-69.3075292282105" calcext:value-type="float">
            <text:p>-69,308</text:p>
          </table:table-cell>
          <table:table-cell office:value-type="float" office:value="-69.0822194213867" calcext:value-type="float">
            <text:p>-69,082</text:p>
          </table:table-cell>
          <table:table-cell office:value-type="float" office:value="-69.3156384429932" calcext:value-type="float">
            <text:p>-69,316</text:p>
          </table:table-cell>
          <table:table-cell office:value-type="float" office:value="-69.0749891662598" calcext:value-type="float">
            <text:p>-69,075</text:p>
          </table:table-cell>
          <table:table-cell office:value-type="float" office:value="-69.3292508087158" calcext:value-type="float">
            <text:p>-69,329</text:p>
          </table:table-cell>
          <table:table-cell office:value-type="float" office:value="-69.0669454421997" calcext:value-type="float">
            <text:p>-69,067</text:p>
          </table:table-cell>
          <table:table-cell office:value-type="float" office:value="-69.3153902740479" calcext:value-type="float">
            <text:p>-69,315</text:p>
          </table:table-cell>
          <table:table-cell office:value-type="float" office:value="-69.060955154419" calcext:value-type="float">
            <text:p>-69,061</text:p>
          </table:table-cell>
          <table:table-cell office:value-type="float" office:value="-69.3234524765015" calcext:value-type="float">
            <text:p>-69,323</text:p>
          </table:table-cell>
          <table:table-cell office:value-type="float" office:value="-69.0996254272461" calcext:value-type="float">
            <text:p>-69,100</text:p>
          </table:table-cell>
          <table:table-cell office:value-type="float" office:value="-69.3532868347168" calcext:value-type="float">
            <text:p>-69,353</text:p>
          </table:table-cell>
          <table:table-cell office:value-type="float" office:value="-69.0711415557861" calcext:value-type="float">
            <text:p>-69,071</text:p>
          </table:table-cell>
          <table:table-cell office:value-type="float" office:value="-69.3138321685791" calcext:value-type="float">
            <text:p>-69,314</text:p>
          </table:table-cell>
          <table:table-cell office:value-type="float" office:value="-69.0780270996094" calcext:value-type="float">
            <text:p>-69,078</text:p>
          </table:table-cell>
          <table:table-cell office:value-type="float" office:value="-69.3312050247192" calcext:value-type="float">
            <text:p>-69,331</text:p>
          </table:table-cell>
          <table:table-cell office:value-type="float" office:value="-69.059986404419" calcext:value-type="float">
            <text:p>-69,060</text:p>
          </table:table-cell>
          <table:table-cell office:value-type="float" office:value="-69.3163713073731" calcext:value-type="float">
            <text:p>-69,316</text:p>
          </table:table-cell>
          <table:table-cell office:value-type="float" office:value="-69.0865100784302" calcext:value-type="float">
            <text:p>-69,087</text:p>
          </table:table-cell>
          <table:table-cell office:value-type="float" office:value="-69.3369468231201" calcext:value-type="float">
            <text:p>-69,33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69.068042930603" calcext:value-type="float">
            <text:p>-69,068</text:p>
          </table:table-cell>
          <table:table-cell office:value-type="float" office:value="-69.3143891143799" calcext:value-type="float">
            <text:p>-69,314</text:p>
          </table:table-cell>
          <table:table-cell office:value-type="float" office:value="-69.0691970062256" calcext:value-type="float">
            <text:p>-69,069</text:p>
          </table:table-cell>
          <table:table-cell office:value-type="float" office:value="-69.3275547561646" calcext:value-type="float">
            <text:p>-69,328</text:p>
          </table:table-cell>
          <table:table-cell office:value-type="float" office:value="-69.0815228729248" calcext:value-type="float">
            <text:p>-69,082</text:p>
          </table:table-cell>
          <table:table-cell office:value-type="float" office:value="-69.3336319885254" calcext:value-type="float">
            <text:p>-69,334</text:p>
          </table:table-cell>
          <table:table-cell office:value-type="float" office:value="-69.0652300949097" calcext:value-type="float">
            <text:p>-69,065</text:p>
          </table:table-cell>
          <table:table-cell office:value-type="float" office:value="-69.3129573669434" calcext:value-type="float">
            <text:p>-69,313</text:p>
          </table:table-cell>
          <table:table-cell office:value-type="float" office:value="-69.0692733535767" calcext:value-type="float">
            <text:p>-69,069</text:p>
          </table:table-cell>
          <table:table-cell office:value-type="float" office:value="-69.3321207885742" calcext:value-type="float">
            <text:p>-69,332</text:p>
          </table:table-cell>
          <table:table-cell office:value-type="float" office:value="-69.0787828598023" calcext:value-type="float">
            <text:p>-69,079</text:p>
          </table:table-cell>
          <table:table-cell office:value-type="float" office:value="-69.32826512146" calcext:value-type="float">
            <text:p>-69,328</text:p>
          </table:table-cell>
          <table:table-cell office:value-type="float" office:value="-69.0675523223877" calcext:value-type="float">
            <text:p>-69,068</text:p>
          </table:table-cell>
          <table:table-cell office:value-type="float" office:value="-69.3197880706787" calcext:value-type="float">
            <text:p>-69,320</text:p>
          </table:table-cell>
          <table:table-cell office:value-type="float" office:value="-69.0609958114624" calcext:value-type="float">
            <text:p>-69,061</text:p>
          </table:table-cell>
          <table:table-cell office:value-type="float" office:value="-69.3080169372559" calcext:value-type="float">
            <text:p>-69,308</text:p>
          </table:table-cell>
          <table:table-cell office:value-type="float" office:value="-69.0660377197266" calcext:value-type="float">
            <text:p>-69,066</text:p>
          </table:table-cell>
          <table:table-cell office:value-type="float" office:value="-69.3109087295532" calcext:value-type="float">
            <text:p>-69,311</text:p>
          </table:table-cell>
          <table:table-cell office:value-type="float" office:value="-69.0615692214966" calcext:value-type="float">
            <text:p>-69,062</text:p>
          </table:table-cell>
          <table:table-cell office:value-type="float" office:value="-69.3175590286255" calcext:value-type="float">
            <text:p>-69,31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69.0544899291992" calcext:value-type="float">
            <text:p>-69,054</text:p>
          </table:table-cell>
          <table:table-cell office:value-type="float" office:value="-69.2974845581055" calcext:value-type="float">
            <text:p>-69,297</text:p>
          </table:table-cell>
          <table:table-cell office:value-type="float" office:value="-69.0535556335449" calcext:value-type="float">
            <text:p>-69,054</text:p>
          </table:table-cell>
          <table:table-cell office:value-type="float" office:value="-69.3058572387695" calcext:value-type="float">
            <text:p>-69,306</text:p>
          </table:table-cell>
          <table:table-cell office:value-type="float" office:value="-69.0741409683228" calcext:value-type="float">
            <text:p>-69,074</text:p>
          </table:table-cell>
          <table:table-cell office:value-type="float" office:value="-69.3219344024658" calcext:value-type="float">
            <text:p>-69,322</text:p>
          </table:table-cell>
          <table:table-cell office:value-type="float" office:value="-69.0592055740356" calcext:value-type="float">
            <text:p>-69,059</text:p>
          </table:table-cell>
          <table:table-cell office:value-type="float" office:value="-69.3083671112061" calcext:value-type="float">
            <text:p>-69,308</text:p>
          </table:table-cell>
          <table:table-cell office:value-type="float" office:value="-69.0521986083984" calcext:value-type="float">
            <text:p>-69,052</text:p>
          </table:table-cell>
          <table:table-cell office:value-type="float" office:value="-69.3101381988525" calcext:value-type="float">
            <text:p>-69,310</text:p>
          </table:table-cell>
          <table:table-cell office:value-type="float" office:value="-69.0608910903931" calcext:value-type="float">
            <text:p>-69,061</text:p>
          </table:table-cell>
          <table:table-cell office:value-type="float" office:value="-69.3162378845215" calcext:value-type="float">
            <text:p>-69,316</text:p>
          </table:table-cell>
          <table:table-cell office:value-type="float" office:value="-69.0577625579834" calcext:value-type="float">
            <text:p>-69,058</text:p>
          </table:table-cell>
          <table:table-cell office:value-type="float" office:value="-69.3106969223022" calcext:value-type="float">
            <text:p>-69,311</text:p>
          </table:table-cell>
          <table:table-cell office:value-type="float" office:value="-69.0507854919434" calcext:value-type="float">
            <text:p>-69,051</text:p>
          </table:table-cell>
          <table:table-cell office:value-type="float" office:value="-69.3004987716675" calcext:value-type="float">
            <text:p>-69,300</text:p>
          </table:table-cell>
          <table:table-cell office:value-type="float" office:value="-69.0546842956543" calcext:value-type="float">
            <text:p>-69,055</text:p>
          </table:table-cell>
          <table:table-cell office:value-type="float" office:value="-69.3036080780029" calcext:value-type="float">
            <text:p>-69,304</text:p>
          </table:table-cell>
          <table:table-cell office:value-type="float" office:value="-69.0529626464844" calcext:value-type="float">
            <text:p>-69,053</text:p>
          </table:table-cell>
          <table:table-cell office:value-type="float" office:value="-69.304286491394" calcext:value-type="float">
            <text:p>-69,30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69.0523769760132" calcext:value-type="float">
            <text:p>-69,052</text:p>
          </table:table-cell>
          <table:table-cell office:value-type="float" office:value="-69.3265416564941" calcext:value-type="float">
            <text:p>-69,327</text:p>
          </table:table-cell>
          <table:table-cell office:value-type="float" office:value="-69.0596631546021" calcext:value-type="float">
            <text:p>-69,060</text:p>
          </table:table-cell>
          <table:table-cell office:value-type="float" office:value="-69.2922775039673" calcext:value-type="float">
            <text:p>-69,292</text:p>
          </table:table-cell>
          <table:table-cell office:value-type="float" office:value="-69.0708762435913" calcext:value-type="float">
            <text:p>-69,071</text:p>
          </table:table-cell>
          <table:table-cell office:value-type="float" office:value="-69.3089025268555" calcext:value-type="float">
            <text:p>-69,309</text:p>
          </table:table-cell>
          <table:table-cell office:value-type="float" office:value="-69.0519360427856" calcext:value-type="float">
            <text:p>-69,052</text:p>
          </table:table-cell>
          <table:table-cell office:value-type="float" office:value="-69.3167315368652" calcext:value-type="float">
            <text:p>-69,317</text:p>
          </table:table-cell>
          <table:table-cell office:value-type="float" office:value="-69.0630417175293" calcext:value-type="float">
            <text:p>-69,063</text:p>
          </table:table-cell>
          <table:table-cell office:value-type="float" office:value="-69.309192855835" calcext:value-type="float">
            <text:p>-69,309</text:p>
          </table:table-cell>
          <table:table-cell office:value-type="float" office:value="-69.0523146438599" calcext:value-type="float">
            <text:p>-69,052</text:p>
          </table:table-cell>
          <table:table-cell office:value-type="float" office:value="-69.3053559494019" calcext:value-type="float">
            <text:p>-69,305</text:p>
          </table:table-cell>
          <table:table-cell office:value-type="float" office:value="-69.0542820053101" calcext:value-type="float">
            <text:p>-69,054</text:p>
          </table:table-cell>
          <table:table-cell office:value-type="float" office:value="-69.3003820953369" calcext:value-type="float">
            <text:p>-69,300</text:p>
          </table:table-cell>
          <table:table-cell office:value-type="float" office:value="-69.0526485366821" calcext:value-type="float">
            <text:p>-69,053</text:p>
          </table:table-cell>
          <table:table-cell office:value-type="float" office:value="-69.3026742248535" calcext:value-type="float">
            <text:p>-69,303</text:p>
          </table:table-cell>
          <table:table-cell office:value-type="float" office:value="-69.0561497268677" calcext:value-type="float">
            <text:p>-69,056</text:p>
          </table:table-cell>
          <table:table-cell office:value-type="float" office:value="-69.3059075393677" calcext:value-type="float">
            <text:p>-69,306</text:p>
          </table:table-cell>
          <table:table-cell office:value-type="float" office:value="-69.0517860794067" calcext:value-type="float">
            <text:p>-69,052</text:p>
          </table:table-cell>
          <table:table-cell office:value-type="float" office:value="-69.3056984939575" calcext:value-type="float">
            <text:p>-69,30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69.0605267028809" calcext:value-type="float">
            <text:p>-69,061</text:p>
          </table:table-cell>
          <table:table-cell office:value-type="float" office:value="-69.2982995758057" calcext:value-type="float">
            <text:p>-69,298</text:p>
          </table:table-cell>
          <table:table-cell office:value-type="float" office:value="-69.0410149002075" calcext:value-type="float">
            <text:p>-69,041</text:p>
          </table:table-cell>
          <table:table-cell office:value-type="float" office:value="-69.2841542053223" calcext:value-type="float">
            <text:p>-69,284</text:p>
          </table:table-cell>
          <table:table-cell office:value-type="float" office:value="-69.0610855636597" calcext:value-type="float">
            <text:p>-69,061</text:p>
          </table:table-cell>
          <table:table-cell office:value-type="float" office:value="-69.2958043212891" calcext:value-type="float">
            <text:p>-69,296</text:p>
          </table:table-cell>
          <table:table-cell office:value-type="float" office:value="-69.043214553833" calcext:value-type="float">
            <text:p>-69,043</text:p>
          </table:table-cell>
          <table:table-cell office:value-type="float" office:value="-69.2825049667358" calcext:value-type="float">
            <text:p>-69,283</text:p>
          </table:table-cell>
          <table:table-cell office:value-type="float" office:value="-69.0551052703857" calcext:value-type="float">
            <text:p>-69,055</text:p>
          </table:table-cell>
          <table:table-cell office:value-type="float" office:value="-69.3032520217896" calcext:value-type="float">
            <text:p>-69,303</text:p>
          </table:table-cell>
          <table:table-cell office:value-type="float" office:value="-69.0580527191162" calcext:value-type="float">
            <text:p>-69,058</text:p>
          </table:table-cell>
          <table:table-cell office:value-type="float" office:value="-69.3018803024292" calcext:value-type="float">
            <text:p>-69,302</text:p>
          </table:table-cell>
          <table:table-cell office:value-type="float" office:value="-69.0419690322876" calcext:value-type="float">
            <text:p>-69,042</text:p>
          </table:table-cell>
          <table:table-cell office:value-type="float" office:value="-69.295176902771" calcext:value-type="float">
            <text:p>-69,295</text:p>
          </table:table-cell>
          <table:table-cell office:value-type="float" office:value="-69.0571040496826" calcext:value-type="float">
            <text:p>-69,057</text:p>
          </table:table-cell>
          <table:table-cell office:value-type="float" office:value="-69.3073833618164" calcext:value-type="float">
            <text:p>-69,307</text:p>
          </table:table-cell>
          <table:table-cell office:value-type="float" office:value="-69.0495102462769" calcext:value-type="float">
            <text:p>-69,050</text:p>
          </table:table-cell>
          <table:table-cell office:value-type="float" office:value="-69.3015379104614" calcext:value-type="float">
            <text:p>-69,302</text:p>
          </table:table-cell>
          <table:table-cell office:value-type="float" office:value="-69.0466022872925" calcext:value-type="float">
            <text:p>-69,047</text:p>
          </table:table-cell>
          <table:table-cell office:value-type="float" office:value="-69.2964074630737" calcext:value-type="float">
            <text:p>-69,29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69.0384434661865" calcext:value-type="float">
            <text:p>-69,038</text:p>
          </table:table-cell>
          <table:table-cell office:value-type="float" office:value="-69.2956875076294" calcext:value-type="float">
            <text:p>-69,296</text:p>
          </table:table-cell>
          <table:table-cell office:value-type="float" office:value="-69.0511245727539" calcext:value-type="float">
            <text:p>-69,051</text:p>
          </table:table-cell>
          <table:table-cell office:value-type="float" office:value="-69.2913161010742" calcext:value-type="float">
            <text:p>-69,291</text:p>
          </table:table-cell>
          <table:table-cell office:value-type="float" office:value="-69.0483339233398" calcext:value-type="float">
            <text:p>-69,048</text:p>
          </table:table-cell>
          <table:table-cell office:value-type="float" office:value="-69.3217617721558" calcext:value-type="float">
            <text:p>-69,322</text:p>
          </table:table-cell>
          <table:table-cell office:value-type="float" office:value="-69.0463167495728" calcext:value-type="float">
            <text:p>-69,046</text:p>
          </table:table-cell>
          <table:table-cell office:value-type="float" office:value="-69.2998198394775" calcext:value-type="float">
            <text:p>-69,300</text:p>
          </table:table-cell>
          <table:table-cell office:value-type="float" office:value="-69.0460859222412" calcext:value-type="float">
            <text:p>-69,046</text:p>
          </table:table-cell>
          <table:table-cell office:value-type="float" office:value="-69.289998550415" calcext:value-type="float">
            <text:p>-69,290</text:p>
          </table:table-cell>
          <table:table-cell office:value-type="float" office:value="-69.0434642410278" calcext:value-type="float">
            <text:p>-69,043</text:p>
          </table:table-cell>
          <table:table-cell office:value-type="float" office:value="-69.29671849823" calcext:value-type="float">
            <text:p>-69,297</text:p>
          </table:table-cell>
          <table:table-cell office:value-type="float" office:value="-69.0443879776001" calcext:value-type="float">
            <text:p>-69,044</text:p>
          </table:table-cell>
          <table:table-cell office:value-type="float" office:value="-69.303168762207" calcext:value-type="float">
            <text:p>-69,303</text:p>
          </table:table-cell>
          <table:table-cell office:value-type="float" office:value="-69.0504094161987" calcext:value-type="float">
            <text:p>-69,050</text:p>
          </table:table-cell>
          <table:table-cell office:value-type="float" office:value="-69.2925500183106" calcext:value-type="float">
            <text:p>-69,293</text:p>
          </table:table-cell>
          <table:table-cell office:value-type="float" office:value="-69.054494392395" calcext:value-type="float">
            <text:p>-69,054</text:p>
          </table:table-cell>
          <table:table-cell office:value-type="float" office:value="-69.304688949585" calcext:value-type="float">
            <text:p>-69,305</text:p>
          </table:table-cell>
          <table:table-cell office:value-type="float" office:value="-69.0506967163086" calcext:value-type="float">
            <text:p>-69,051</text:p>
          </table:table-cell>
          <table:table-cell office:value-type="float" office:value="-69.3078246917725" calcext:value-type="float">
            <text:p>-69,30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69.0474134750366" calcext:value-type="float">
            <text:p>-69,047</text:p>
          </table:table-cell>
          <table:table-cell office:value-type="float" office:value="-69.2968619003296" calcext:value-type="float">
            <text:p>-69,297</text:p>
          </table:table-cell>
          <table:table-cell office:value-type="float" office:value="-69.0499230270386" calcext:value-type="float">
            <text:p>-69,050</text:p>
          </table:table-cell>
          <table:table-cell office:value-type="float" office:value="-69.3090317306519" calcext:value-type="float">
            <text:p>-69,309</text:p>
          </table:table-cell>
          <table:table-cell office:value-type="float" office:value="-69.0443809890747" calcext:value-type="float">
            <text:p>-69,044</text:p>
          </table:table-cell>
          <table:table-cell office:value-type="float" office:value="-69.2907641906738" calcext:value-type="float">
            <text:p>-69,291</text:p>
          </table:table-cell>
          <table:table-cell office:value-type="float" office:value="-69.0439948196411" calcext:value-type="float">
            <text:p>-69,044</text:p>
          </table:table-cell>
          <table:table-cell office:value-type="float" office:value="-69.3147830123901" calcext:value-type="float">
            <text:p>-69,315</text:p>
          </table:table-cell>
          <table:table-cell office:value-type="float" office:value="-69.0533505020142" calcext:value-type="float">
            <text:p>-69,053</text:p>
          </table:table-cell>
          <table:table-cell office:value-type="float" office:value="-69.2954471359253" calcext:value-type="float">
            <text:p>-69,295</text:p>
          </table:table-cell>
          <table:table-cell office:value-type="float" office:value="-69.0536397628784" calcext:value-type="float">
            <text:p>-69,054</text:p>
          </table:table-cell>
          <table:table-cell office:value-type="float" office:value="-69.3041772384644" calcext:value-type="float">
            <text:p>-69,304</text:p>
          </table:table-cell>
          <table:table-cell office:value-type="float" office:value="-69.0454320831299" calcext:value-type="float">
            <text:p>-69,045</text:p>
          </table:table-cell>
          <table:table-cell office:value-type="float" office:value="-69.2997206954956" calcext:value-type="float">
            <text:p>-69,300</text:p>
          </table:table-cell>
          <table:table-cell office:value-type="float" office:value="-69.0481564407349" calcext:value-type="float">
            <text:p>-69,048</text:p>
          </table:table-cell>
          <table:table-cell office:value-type="float" office:value="-69.3003171615601" calcext:value-type="float">
            <text:p>-69,300</text:p>
          </table:table-cell>
          <table:table-cell office:value-type="float" office:value="-69.0481967468262" calcext:value-type="float">
            <text:p>-69,048</text:p>
          </table:table-cell>
          <table:table-cell office:value-type="float" office:value="-69.3056250991821" calcext:value-type="float">
            <text:p>-69,306</text:p>
          </table:table-cell>
          <table:table-cell office:value-type="float" office:value="-69.0471335067749" calcext:value-type="float">
            <text:p>-69,047</text:p>
          </table:table-cell>
          <table:table-cell office:value-type="float" office:value="-69.3062247695923" calcext:value-type="float">
            <text:p>-69,30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9.0439728393555" calcext:value-type="float">
            <text:p>-69,044</text:p>
          </table:table-cell>
          <table:table-cell office:value-type="float" office:value="-69.309587638855" calcext:value-type="float">
            <text:p>-69,310</text:p>
          </table:table-cell>
          <table:table-cell office:value-type="float" office:value="-69.0453169555664" calcext:value-type="float">
            <text:p>-69,045</text:p>
          </table:table-cell>
          <table:table-cell office:value-type="float" office:value="-69.3144267959595" calcext:value-type="float">
            <text:p>-69,314</text:p>
          </table:table-cell>
          <table:table-cell office:value-type="float" office:value="-69.0460316543579" calcext:value-type="float">
            <text:p>-69,046</text:p>
          </table:table-cell>
          <table:table-cell office:value-type="float" office:value="-69.3157872390747" calcext:value-type="float">
            <text:p>-69,316</text:p>
          </table:table-cell>
          <table:table-cell office:value-type="float" office:value="-69.034200378418" calcext:value-type="float">
            <text:p>-69,034</text:p>
          </table:table-cell>
          <table:table-cell office:value-type="float" office:value="-69.3058564376831" calcext:value-type="float">
            <text:p>-69,306</text:p>
          </table:table-cell>
          <table:table-cell office:value-type="float" office:value="-69.0436353912354" calcext:value-type="float">
            <text:p>-69,044</text:p>
          </table:table-cell>
          <table:table-cell office:value-type="float" office:value="-69.2882730178833" calcext:value-type="float">
            <text:p>-69,288</text:p>
          </table:table-cell>
          <table:table-cell office:value-type="float" office:value="-69.0487166671753" calcext:value-type="float">
            <text:p>-69,049</text:p>
          </table:table-cell>
          <table:table-cell office:value-type="float" office:value="-69.3027380752563" calcext:value-type="float">
            <text:p>-69,303</text:p>
          </table:table-cell>
          <table:table-cell office:value-type="float" office:value="-69.0498311386108" calcext:value-type="float">
            <text:p>-69,050</text:p>
          </table:table-cell>
          <table:table-cell office:value-type="float" office:value="-69.3006932525635" calcext:value-type="float">
            <text:p>-69,301</text:p>
          </table:table-cell>
          <table:table-cell office:value-type="float" office:value="-69.0545528259277" calcext:value-type="float">
            <text:p>-69,055</text:p>
          </table:table-cell>
          <table:table-cell office:value-type="float" office:value="-69.3048098526001" calcext:value-type="float">
            <text:p>-69,305</text:p>
          </table:table-cell>
          <table:table-cell office:value-type="float" office:value="-69.0517191772461" calcext:value-type="float">
            <text:p>-69,052</text:p>
          </table:table-cell>
          <table:table-cell office:value-type="float" office:value="-69.3030169525147" calcext:value-type="float">
            <text:p>-69,303</text:p>
          </table:table-cell>
          <table:table-cell office:value-type="float" office:value="-69.0484294128418" calcext:value-type="float">
            <text:p>-69,048</text:p>
          </table:table-cell>
          <table:table-cell office:value-type="float" office:value="-69.3063335342407" calcext:value-type="float">
            <text:p>-69,30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9.0520900344849" calcext:value-type="float">
            <text:p>-69,052</text:p>
          </table:table-cell>
          <table:table-cell office:value-type="float" office:value="-69.2957701950073" calcext:value-type="float">
            <text:p>-69,296</text:p>
          </table:table-cell>
          <table:table-cell office:value-type="float" office:value="-69.0456458282471" calcext:value-type="float">
            <text:p>-69,046</text:p>
          </table:table-cell>
          <table:table-cell office:value-type="float" office:value="-69.2969177627564" calcext:value-type="float">
            <text:p>-69,297</text:p>
          </table:table-cell>
          <table:table-cell office:value-type="float" office:value="-69.0530827331543" calcext:value-type="float">
            <text:p>-69,053</text:p>
          </table:table-cell>
          <table:table-cell office:value-type="float" office:value="-69.3039240951538" calcext:value-type="float">
            <text:p>-69,304</text:p>
          </table:table-cell>
          <table:table-cell office:value-type="float" office:value="-69.0441148147583" calcext:value-type="float">
            <text:p>-69,044</text:p>
          </table:table-cell>
          <table:table-cell office:value-type="float" office:value="-69.2982752456665" calcext:value-type="float">
            <text:p>-69,298</text:p>
          </table:table-cell>
          <table:table-cell office:value-type="float" office:value="-69.0475411605835" calcext:value-type="float">
            <text:p>-69,048</text:p>
          </table:table-cell>
          <table:table-cell office:value-type="float" office:value="-69.2925215988159" calcext:value-type="float">
            <text:p>-69,293</text:p>
          </table:table-cell>
          <table:table-cell office:value-type="float" office:value="-69.0470584945679" calcext:value-type="float">
            <text:p>-69,047</text:p>
          </table:table-cell>
          <table:table-cell office:value-type="float" office:value="-69.2941079101563" calcext:value-type="float">
            <text:p>-69,294</text:p>
          </table:table-cell>
          <table:table-cell office:value-type="float" office:value="-69.0502196273804" calcext:value-type="float">
            <text:p>-69,050</text:p>
          </table:table-cell>
          <table:table-cell office:value-type="float" office:value="-69.3032073822022" calcext:value-type="float">
            <text:p>-69,303</text:p>
          </table:table-cell>
          <table:table-cell office:value-type="float" office:value="-69.0439574356079" calcext:value-type="float">
            <text:p>-69,044</text:p>
          </table:table-cell>
          <table:table-cell office:value-type="float" office:value="-69.2976756896973" calcext:value-type="float">
            <text:p>-69,298</text:p>
          </table:table-cell>
          <table:table-cell office:value-type="float" office:value="-69.0443483581543" calcext:value-type="float">
            <text:p>-69,044</text:p>
          </table:table-cell>
          <table:table-cell office:value-type="float" office:value="-69.2963251571655" calcext:value-type="float">
            <text:p>-69,296</text:p>
          </table:table-cell>
          <table:table-cell office:value-type="float" office:value="-69.0452904052734" calcext:value-type="float">
            <text:p>-69,045</text:p>
          </table:table-cell>
          <table:table-cell office:value-type="float" office:value="-69.2956006240845" calcext:value-type="float">
            <text:p>-69,29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69.0610340118408" calcext:value-type="float">
            <text:p>-69,061</text:p>
          </table:table-cell>
          <table:table-cell office:value-type="float" office:value="-69.3017315216064" calcext:value-type="float">
            <text:p>-69,302</text:p>
          </table:table-cell>
          <table:table-cell office:value-type="float" office:value="-69.0641085128784" calcext:value-type="float">
            <text:p>-69,064</text:p>
          </table:table-cell>
          <table:table-cell office:value-type="float" office:value="-69.3264573974609" calcext:value-type="float">
            <text:p>-69,326</text:p>
          </table:table-cell>
          <table:table-cell office:value-type="float" office:value="-69.0548523025513" calcext:value-type="float">
            <text:p>-69,055</text:p>
          </table:table-cell>
          <table:table-cell office:value-type="float" office:value="-69.3171213226318" calcext:value-type="float">
            <text:p>-69,317</text:p>
          </table:table-cell>
          <table:table-cell office:value-type="float" office:value="-69.0545438995361" calcext:value-type="float">
            <text:p>-69,055</text:p>
          </table:table-cell>
          <table:table-cell office:value-type="float" office:value="-69.2986380996704" calcext:value-type="float">
            <text:p>-69,299</text:p>
          </table:table-cell>
          <table:table-cell office:value-type="float" office:value="-69.0615886535645" calcext:value-type="float">
            <text:p>-69,062</text:p>
          </table:table-cell>
          <table:table-cell office:value-type="float" office:value="-69.2982633514404" calcext:value-type="float">
            <text:p>-69,298</text:p>
          </table:table-cell>
          <table:table-cell office:value-type="float" office:value="-69.0398704299927" calcext:value-type="float">
            <text:p>-69,040</text:p>
          </table:table-cell>
          <table:table-cell office:value-type="float" office:value="-69.2990576477051" calcext:value-type="float">
            <text:p>-69,299</text:p>
          </table:table-cell>
          <table:table-cell office:value-type="float" office:value="-69.0533351745605" calcext:value-type="float">
            <text:p>-69,053</text:p>
          </table:table-cell>
          <table:table-cell office:value-type="float" office:value="-69.2978175430298" calcext:value-type="float">
            <text:p>-69,298</text:p>
          </table:table-cell>
          <table:table-cell office:value-type="float" office:value="-69.0408228683472" calcext:value-type="float">
            <text:p>-69,041</text:p>
          </table:table-cell>
          <table:table-cell office:value-type="float" office:value="-69.2951137695313" calcext:value-type="float">
            <text:p>-69,295</text:p>
          </table:table-cell>
          <table:table-cell office:value-type="float" office:value="-69.0525944290161" calcext:value-type="float">
            <text:p>-69,053</text:p>
          </table:table-cell>
          <table:table-cell office:value-type="float" office:value="-69.3040083084106" calcext:value-type="float">
            <text:p>-69,304</text:p>
          </table:table-cell>
          <table:table-cell office:value-type="float" office:value="-69.0478862915039" calcext:value-type="float">
            <text:p>-69,048</text:p>
          </table:table-cell>
          <table:table-cell office:value-type="float" office:value="-69.2857537765503" calcext:value-type="float">
            <text:p>-69,28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69.0512814254761" calcext:value-type="float">
            <text:p>-69,051</text:p>
          </table:table-cell>
          <table:table-cell office:value-type="float" office:value="-69.2990604324341" calcext:value-type="float">
            <text:p>-69,299</text:p>
          </table:table-cell>
          <table:table-cell office:value-type="float" office:value="-69.0458693771362" calcext:value-type="float">
            <text:p>-69,046</text:p>
          </table:table-cell>
          <table:table-cell office:value-type="float" office:value="-69.2772742996216" calcext:value-type="float">
            <text:p>-69,277</text:p>
          </table:table-cell>
          <table:table-cell office:value-type="float" office:value="-69.0517933807373" calcext:value-type="float">
            <text:p>-69,052</text:p>
          </table:table-cell>
          <table:table-cell office:value-type="float" office:value="-69.3087679977417" calcext:value-type="float">
            <text:p>-69,309</text:p>
          </table:table-cell>
          <table:table-cell office:value-type="float" office:value="-69.0522622756958" calcext:value-type="float">
            <text:p>-69,052</text:p>
          </table:table-cell>
          <table:table-cell office:value-type="float" office:value="-69.3026236953735" calcext:value-type="float">
            <text:p>-69,303</text:p>
          </table:table-cell>
          <table:table-cell office:value-type="float" office:value="-69.0391080932617" calcext:value-type="float">
            <text:p>-69,039</text:p>
          </table:table-cell>
          <table:table-cell office:value-type="float" office:value="-69.2942625808716" calcext:value-type="float">
            <text:p>-69,294</text:p>
          </table:table-cell>
          <table:table-cell office:value-type="float" office:value="-69.0472822341919" calcext:value-type="float">
            <text:p>-69,047</text:p>
          </table:table-cell>
          <table:table-cell office:value-type="float" office:value="-69.2917280578613" calcext:value-type="float">
            <text:p>-69,292</text:p>
          </table:table-cell>
          <table:table-cell office:value-type="float" office:value="-69.0523820037842" calcext:value-type="float">
            <text:p>-69,052</text:p>
          </table:table-cell>
          <table:table-cell office:value-type="float" office:value="-69.3015268096924" calcext:value-type="float">
            <text:p>-69,302</text:p>
          </table:table-cell>
          <table:table-cell office:value-type="float" office:value="-69.0474295578003" calcext:value-type="float">
            <text:p>-69,047</text:p>
          </table:table-cell>
          <table:table-cell office:value-type="float" office:value="-69.2975639877319" calcext:value-type="float">
            <text:p>-69,298</text:p>
          </table:table-cell>
          <table:table-cell office:value-type="float" office:value="-69.0475804672241" calcext:value-type="float">
            <text:p>-69,048</text:p>
          </table:table-cell>
          <table:table-cell office:value-type="float" office:value="-69.2980468292236" calcext:value-type="float">
            <text:p>-69,298</text:p>
          </table:table-cell>
          <table:table-cell office:value-type="float" office:value="-69.0398749313355" calcext:value-type="float">
            <text:p>-69,040</text:p>
          </table:table-cell>
          <table:table-cell office:value-type="float" office:value="-69.2884669189453" calcext:value-type="float">
            <text:p>-69,28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69.049987487793" calcext:value-type="float">
            <text:p>-69,050</text:p>
          </table:table-cell>
          <table:table-cell office:value-type="float" office:value="-69.2881511917114" calcext:value-type="float">
            <text:p>-69,288</text:p>
          </table:table-cell>
          <table:table-cell office:value-type="float" office:value="-69.0460408935547" calcext:value-type="float">
            <text:p>-69,046</text:p>
          </table:table-cell>
          <table:table-cell office:value-type="float" office:value="-69.296181678772" calcext:value-type="float">
            <text:p>-69,296</text:p>
          </table:table-cell>
          <table:table-cell office:value-type="float" office:value="-69.0580636520386" calcext:value-type="float">
            <text:p>-69,058</text:p>
          </table:table-cell>
          <table:table-cell office:value-type="float" office:value="-69.3152863235474" calcext:value-type="float">
            <text:p>-69,315</text:p>
          </table:table-cell>
          <table:table-cell office:value-type="float" office:value="-69.0582116012573" calcext:value-type="float">
            <text:p>-69,058</text:p>
          </table:table-cell>
          <table:table-cell office:value-type="float" office:value="-69.2979140090942" calcext:value-type="float">
            <text:p>-69,298</text:p>
          </table:table-cell>
          <table:table-cell office:value-type="float" office:value="-69.051510559082" calcext:value-type="float">
            <text:p>-69,052</text:p>
          </table:table-cell>
          <table:table-cell office:value-type="float" office:value="-69.2965775909424" calcext:value-type="float">
            <text:p>-69,297</text:p>
          </table:table-cell>
          <table:table-cell office:value-type="float" office:value="-69.0580614013672" calcext:value-type="float">
            <text:p>-69,058</text:p>
          </table:table-cell>
          <table:table-cell office:value-type="float" office:value="-69.3039382324219" calcext:value-type="float">
            <text:p>-69,304</text:p>
          </table:table-cell>
          <table:table-cell office:value-type="float" office:value="-69.0456985702515" calcext:value-type="float">
            <text:p>-69,046</text:p>
          </table:table-cell>
          <table:table-cell office:value-type="float" office:value="-69.3034301757812" calcext:value-type="float">
            <text:p>-69,303</text:p>
          </table:table-cell>
          <table:table-cell office:value-type="float" office:value="-69.0489748764038" calcext:value-type="float">
            <text:p>-69,049</text:p>
          </table:table-cell>
          <table:table-cell office:value-type="float" office:value="-69.3010303268433" calcext:value-type="float">
            <text:p>-69,301</text:p>
          </table:table-cell>
          <table:table-cell office:value-type="float" office:value="-69.0555005035401" calcext:value-type="float">
            <text:p>-69,056</text:p>
          </table:table-cell>
          <table:table-cell office:value-type="float" office:value="-69.3067901000977" calcext:value-type="float">
            <text:p>-69,307</text:p>
          </table:table-cell>
          <table:table-cell office:value-type="float" office:value="-69.0534996032715" calcext:value-type="float">
            <text:p>-69,053</text:p>
          </table:table-cell>
          <table:table-cell office:value-type="float" office:value="-69.3023520736694" calcext:value-type="float">
            <text:p>-69,30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69.0309748535156" calcext:value-type="float">
            <text:p>-69,031</text:p>
          </table:table-cell>
          <table:table-cell office:value-type="float" office:value="-69.3090751800537" calcext:value-type="float">
            <text:p>-69,309</text:p>
          </table:table-cell>
          <table:table-cell office:value-type="float" office:value="-69.0446594161987" calcext:value-type="float">
            <text:p>-69,045</text:p>
          </table:table-cell>
          <table:table-cell office:value-type="float" office:value="-69.298972984314" calcext:value-type="float">
            <text:p>-69,299</text:p>
          </table:table-cell>
          <table:table-cell office:value-type="float" office:value="-69.0647263870239" calcext:value-type="float">
            <text:p>-69,065</text:p>
          </table:table-cell>
          <table:table-cell office:value-type="float" office:value="-69.297253982544" calcext:value-type="float">
            <text:p>-69,297</text:p>
          </table:table-cell>
          <table:table-cell office:value-type="float" office:value="-69.0473804321289" calcext:value-type="float">
            <text:p>-69,047</text:p>
          </table:table-cell>
          <table:table-cell office:value-type="float" office:value="-69.289991973877" calcext:value-type="float">
            <text:p>-69,290</text:p>
          </table:table-cell>
          <table:table-cell office:value-type="float" office:value="-69.0494928894043" calcext:value-type="float">
            <text:p>-69,049</text:p>
          </table:table-cell>
          <table:table-cell office:value-type="float" office:value="-69.2955380401611" calcext:value-type="float">
            <text:p>-69,296</text:p>
          </table:table-cell>
          <table:table-cell office:value-type="float" office:value="-69.0513331375122" calcext:value-type="float">
            <text:p>-69,051</text:p>
          </table:table-cell>
          <table:table-cell office:value-type="float" office:value="-69.3015972747803" calcext:value-type="float">
            <text:p>-69,302</text:p>
          </table:table-cell>
          <table:table-cell office:value-type="float" office:value="-69.0490816268921" calcext:value-type="float">
            <text:p>-69,049</text:p>
          </table:table-cell>
          <table:table-cell office:value-type="float" office:value="-69.3022616271973" calcext:value-type="float">
            <text:p>-69,302</text:p>
          </table:table-cell>
          <table:table-cell office:value-type="float" office:value="-69.0529585266113" calcext:value-type="float">
            <text:p>-69,053</text:p>
          </table:table-cell>
          <table:table-cell office:value-type="float" office:value="-69.3026894607544" calcext:value-type="float">
            <text:p>-69,303</text:p>
          </table:table-cell>
          <table:table-cell office:value-type="float" office:value="-69.0426289138794" calcext:value-type="float">
            <text:p>-69,043</text:p>
          </table:table-cell>
          <table:table-cell office:value-type="float" office:value="-69.288632598877" calcext:value-type="float">
            <text:p>-69,289</text:p>
          </table:table-cell>
          <table:table-cell office:value-type="float" office:value="-69.0479153366089" calcext:value-type="float">
            <text:p>-69,048</text:p>
          </table:table-cell>
          <table:table-cell office:value-type="float" office:value="-69.2924466629028" calcext:value-type="float">
            <text:p>-69,29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9.0544455261231" calcext:value-type="float">
            <text:p>-69,054</text:p>
          </table:table-cell>
          <table:table-cell office:value-type="float" office:value="-69.2956235198975" calcext:value-type="float">
            <text:p>-69,296</text:p>
          </table:table-cell>
          <table:table-cell office:value-type="float" office:value="-69.0341732559204" calcext:value-type="float">
            <text:p>-69,034</text:p>
          </table:table-cell>
          <table:table-cell office:value-type="float" office:value="-69.2944376907349" calcext:value-type="float">
            <text:p>-69,294</text:p>
          </table:table-cell>
          <table:table-cell office:value-type="float" office:value="-69.0339906768799" calcext:value-type="float">
            <text:p>-69,034</text:p>
          </table:table-cell>
          <table:table-cell office:value-type="float" office:value="-69.2962051086426" calcext:value-type="float">
            <text:p>-69,296</text:p>
          </table:table-cell>
          <table:table-cell office:value-type="float" office:value="-69.0684340820313" calcext:value-type="float">
            <text:p>-69,068</text:p>
          </table:table-cell>
          <table:table-cell office:value-type="float" office:value="-69.2939767456055" calcext:value-type="float">
            <text:p>-69,294</text:p>
          </table:table-cell>
          <table:table-cell office:value-type="float" office:value="-69.0458725891113" calcext:value-type="float">
            <text:p>-69,046</text:p>
          </table:table-cell>
          <table:table-cell office:value-type="float" office:value="-69.2920059432983" calcext:value-type="float">
            <text:p>-69,292</text:p>
          </table:table-cell>
          <table:table-cell office:value-type="float" office:value="-69.0506184616089" calcext:value-type="float">
            <text:p>-69,051</text:p>
          </table:table-cell>
          <table:table-cell office:value-type="float" office:value="-69.2949988937378" calcext:value-type="float">
            <text:p>-69,295</text:p>
          </table:table-cell>
          <table:table-cell office:value-type="float" office:value="-69.0431669616699" calcext:value-type="float">
            <text:p>-69,043</text:p>
          </table:table-cell>
          <table:table-cell office:value-type="float" office:value="-69.2976094894409" calcext:value-type="float">
            <text:p>-69,298</text:p>
          </table:table-cell>
          <table:table-cell office:value-type="float" office:value="-69.04138722229" calcext:value-type="float">
            <text:p>-69,041</text:p>
          </table:table-cell>
          <table:table-cell office:value-type="float" office:value="-69.291090927124" calcext:value-type="float">
            <text:p>-69,291</text:p>
          </table:table-cell>
          <table:table-cell office:value-type="float" office:value="-69.0429007797241" calcext:value-type="float">
            <text:p>-69,043</text:p>
          </table:table-cell>
          <table:table-cell office:value-type="float" office:value="-69.3016625137329" calcext:value-type="float">
            <text:p>-69,302</text:p>
          </table:table-cell>
          <table:table-cell office:value-type="float" office:value="-69.0386223907471" calcext:value-type="float">
            <text:p>-69,039</text:p>
          </table:table-cell>
          <table:table-cell office:value-type="float" office:value="-69.2978480911255" calcext:value-type="float">
            <text:p>-69,29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69.0415602493286" calcext:value-type="float">
            <text:p>-69,042</text:p>
          </table:table-cell>
          <table:table-cell office:value-type="float" office:value="-69.2682044906616" calcext:value-type="float">
            <text:p>-69,268</text:p>
          </table:table-cell>
          <table:table-cell office:value-type="float" office:value="-69.0374695663452" calcext:value-type="float">
            <text:p>-69,037</text:p>
          </table:table-cell>
          <table:table-cell office:value-type="float" office:value="-69.3012089538574" calcext:value-type="float">
            <text:p>-69,301</text:p>
          </table:table-cell>
          <table:table-cell office:value-type="float" office:value="-69.0414645843506" calcext:value-type="float">
            <text:p>-69,041</text:p>
          </table:table-cell>
          <table:table-cell office:value-type="float" office:value="-69.3139085769653" calcext:value-type="float">
            <text:p>-69,314</text:p>
          </table:table-cell>
          <table:table-cell office:value-type="float" office:value="-69.0395404205322" calcext:value-type="float">
            <text:p>-69,040</text:p>
          </table:table-cell>
          <table:table-cell office:value-type="float" office:value="-69.2836463088989" calcext:value-type="float">
            <text:p>-69,284</text:p>
          </table:table-cell>
          <table:table-cell office:value-type="float" office:value="-69.0545117340088" calcext:value-type="float">
            <text:p>-69,055</text:p>
          </table:table-cell>
          <table:table-cell office:value-type="float" office:value="-69.3015422897339" calcext:value-type="float">
            <text:p>-69,302</text:p>
          </table:table-cell>
          <table:table-cell office:value-type="float" office:value="-69.0463743515015" calcext:value-type="float">
            <text:p>-69,046</text:p>
          </table:table-cell>
          <table:table-cell office:value-type="float" office:value="-69.2998097991943" calcext:value-type="float">
            <text:p>-69,300</text:p>
          </table:table-cell>
          <table:table-cell office:value-type="float" office:value="-69.0433257827759" calcext:value-type="float">
            <text:p>-69,043</text:p>
          </table:table-cell>
          <table:table-cell office:value-type="float" office:value="-69.2935951385498" calcext:value-type="float">
            <text:p>-69,294</text:p>
          </table:table-cell>
          <table:table-cell office:value-type="float" office:value="-69.0478388366699" calcext:value-type="float">
            <text:p>-69,048</text:p>
          </table:table-cell>
          <table:table-cell office:value-type="float" office:value="-69.2957544708252" calcext:value-type="float">
            <text:p>-69,296</text:p>
          </table:table-cell>
          <table:table-cell office:value-type="float" office:value="-69.0396214981079" calcext:value-type="float">
            <text:p>-69,040</text:p>
          </table:table-cell>
          <table:table-cell office:value-type="float" office:value="-69.2949224700928" calcext:value-type="float">
            <text:p>-69,295</text:p>
          </table:table-cell>
          <table:table-cell office:value-type="float" office:value="-69.0425576553345" calcext:value-type="float">
            <text:p>-69,043</text:p>
          </table:table-cell>
          <table:table-cell office:value-type="float" office:value="-69.2961175918579" calcext:value-type="float">
            <text:p>-69,29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9.0341938705444" calcext:value-type="float">
            <text:p>-69,034</text:p>
          </table:table-cell>
          <table:table-cell office:value-type="float" office:value="-69.2885520172119" calcext:value-type="float">
            <text:p>-69,289</text:p>
          </table:table-cell>
          <table:table-cell office:value-type="float" office:value="-69.0368854217529" calcext:value-type="float">
            <text:p>-69,037</text:p>
          </table:table-cell>
          <table:table-cell office:value-type="float" office:value="-69.2921327590942" calcext:value-type="float">
            <text:p>-69,292</text:p>
          </table:table-cell>
          <table:table-cell office:value-type="float" office:value="-69.0486064300537" calcext:value-type="float">
            <text:p>-69,049</text:p>
          </table:table-cell>
          <table:table-cell office:value-type="float" office:value="-69.2807684402466" calcext:value-type="float">
            <text:p>-69,281</text:p>
          </table:table-cell>
          <table:table-cell office:value-type="float" office:value="-69.0509273529053" calcext:value-type="float">
            <text:p>-69,051</text:p>
          </table:table-cell>
          <table:table-cell office:value-type="float" office:value="-69.2918541107178" calcext:value-type="float">
            <text:p>-69,292</text:p>
          </table:table-cell>
          <table:table-cell office:value-type="float" office:value="-69.0484250488281" calcext:value-type="float">
            <text:p>-69,048</text:p>
          </table:table-cell>
          <table:table-cell office:value-type="float" office:value="-69.3016379165649" calcext:value-type="float">
            <text:p>-69,302</text:p>
          </table:table-cell>
          <table:table-cell office:value-type="float" office:value="-69.0505920791626" calcext:value-type="float">
            <text:p>-69,051</text:p>
          </table:table-cell>
          <table:table-cell office:value-type="float" office:value="-69.2939034805298" calcext:value-type="float">
            <text:p>-69,294</text:p>
          </table:table-cell>
          <table:table-cell office:value-type="float" office:value="-69.0457080535889" calcext:value-type="float">
            <text:p>-69,046</text:p>
          </table:table-cell>
          <table:table-cell office:value-type="float" office:value="-69.2951593475342" calcext:value-type="float">
            <text:p>-69,295</text:p>
          </table:table-cell>
          <table:table-cell office:value-type="float" office:value="-69.0505468902588" calcext:value-type="float">
            <text:p>-69,051</text:p>
          </table:table-cell>
          <table:table-cell office:value-type="float" office:value="-69.2944121704102" calcext:value-type="float">
            <text:p>-69,294</text:p>
          </table:table-cell>
          <table:table-cell office:value-type="float" office:value="-69.0458488769531" calcext:value-type="float">
            <text:p>-69,046</text:p>
          </table:table-cell>
          <table:table-cell office:value-type="float" office:value="-69.3022368927002" calcext:value-type="float">
            <text:p>-69,302</text:p>
          </table:table-cell>
          <table:table-cell office:value-type="float" office:value="-69.0452019500733" calcext:value-type="float">
            <text:p>-69,045</text:p>
          </table:table-cell>
          <table:table-cell office:value-type="float" office:value="-69.2968324203491" calcext:value-type="float">
            <text:p>-69,29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69.057484375" calcext:value-type="float">
            <text:p>-69,057</text:p>
          </table:table-cell>
          <table:table-cell office:value-type="float" office:value="-69.3186556854248" calcext:value-type="float">
            <text:p>-69,319</text:p>
          </table:table-cell>
          <table:table-cell office:value-type="float" office:value="-69.055219657898" calcext:value-type="float">
            <text:p>-69,055</text:p>
          </table:table-cell>
          <table:table-cell office:value-type="float" office:value="-69.3160418930054" calcext:value-type="float">
            <text:p>-69,316</text:p>
          </table:table-cell>
          <table:table-cell office:value-type="float" office:value="-69.035998954773" calcext:value-type="float">
            <text:p>-69,036</text:p>
          </table:table-cell>
          <table:table-cell office:value-type="float" office:value="-69.2971777954102" calcext:value-type="float">
            <text:p>-69,297</text:p>
          </table:table-cell>
          <table:table-cell office:value-type="float" office:value="-69.0600537490845" calcext:value-type="float">
            <text:p>-69,060</text:p>
          </table:table-cell>
          <table:table-cell office:value-type="float" office:value="-69.2939494400024" calcext:value-type="float">
            <text:p>-69,294</text:p>
          </table:table-cell>
          <table:table-cell office:value-type="float" office:value="-69.0489197845459" calcext:value-type="float">
            <text:p>-69,049</text:p>
          </table:table-cell>
          <table:table-cell office:value-type="float" office:value="-69.3051873550415" calcext:value-type="float">
            <text:p>-69,305</text:p>
          </table:table-cell>
          <table:table-cell office:value-type="float" office:value="-69.0488279953003" calcext:value-type="float">
            <text:p>-69,049</text:p>
          </table:table-cell>
          <table:table-cell office:value-type="float" office:value="-69.2951582717896" calcext:value-type="float">
            <text:p>-69,295</text:p>
          </table:table-cell>
          <table:table-cell office:value-type="float" office:value="-69.052318862915" calcext:value-type="float">
            <text:p>-69,052</text:p>
          </table:table-cell>
          <table:table-cell office:value-type="float" office:value="-69.3037093887329" calcext:value-type="float">
            <text:p>-69,304</text:p>
          </table:table-cell>
          <table:table-cell office:value-type="float" office:value="-69.0529838943482" calcext:value-type="float">
            <text:p>-69,053</text:p>
          </table:table-cell>
          <table:table-cell office:value-type="float" office:value="-69.3047417755127" calcext:value-type="float">
            <text:p>-69,305</text:p>
          </table:table-cell>
          <table:table-cell office:value-type="float" office:value="-69.0567985076904" calcext:value-type="float">
            <text:p>-69,057</text:p>
          </table:table-cell>
          <table:table-cell office:value-type="float" office:value="-69.3030387268067" calcext:value-type="float">
            <text:p>-69,303</text:p>
          </table:table-cell>
          <table:table-cell office:value-type="float" office:value="-69.0520821228027" calcext:value-type="float">
            <text:p>-69,052</text:p>
          </table:table-cell>
          <table:table-cell office:value-type="float" office:value="-69.3015895385742" calcext:value-type="float">
            <text:p>-69,30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69.0329244842529" calcext:value-type="float">
            <text:p>-69,033</text:p>
          </table:table-cell>
          <table:table-cell office:value-type="float" office:value="-69.2928976287842" calcext:value-type="float">
            <text:p>-69,293</text:p>
          </table:table-cell>
          <table:table-cell office:value-type="float" office:value="-69.051052154541" calcext:value-type="float">
            <text:p>-69,051</text:p>
          </table:table-cell>
          <table:table-cell office:value-type="float" office:value="-69.3037038040161" calcext:value-type="float">
            <text:p>-69,304</text:p>
          </table:table-cell>
          <table:table-cell office:value-type="float" office:value="-69.0549334106445" calcext:value-type="float">
            <text:p>-69,055</text:p>
          </table:table-cell>
          <table:table-cell office:value-type="float" office:value="-69.2848125534058" calcext:value-type="float">
            <text:p>-69,285</text:p>
          </table:table-cell>
          <table:table-cell office:value-type="float" office:value="-69.0531094436646" calcext:value-type="float">
            <text:p>-69,053</text:p>
          </table:table-cell>
          <table:table-cell office:value-type="float" office:value="-69.3005254898071" calcext:value-type="float">
            <text:p>-69,301</text:p>
          </table:table-cell>
          <table:table-cell office:value-type="float" office:value="-69.0529516372681" calcext:value-type="float">
            <text:p>-69,053</text:p>
          </table:table-cell>
          <table:table-cell office:value-type="float" office:value="-69.3034046859741" calcext:value-type="float">
            <text:p>-69,303</text:p>
          </table:table-cell>
          <table:table-cell office:value-type="float" office:value="-69.0460445251465" calcext:value-type="float">
            <text:p>-69,046</text:p>
          </table:table-cell>
          <table:table-cell office:value-type="float" office:value="-69.2985259628296" calcext:value-type="float">
            <text:p>-69,299</text:p>
          </table:table-cell>
          <table:table-cell office:value-type="float" office:value="-69.0503584976196" calcext:value-type="float">
            <text:p>-69,050</text:p>
          </table:table-cell>
          <table:table-cell office:value-type="float" office:value="-69.2939796142578" calcext:value-type="float">
            <text:p>-69,294</text:p>
          </table:table-cell>
          <table:table-cell office:value-type="float" office:value="-69.0504231567383" calcext:value-type="float">
            <text:p>-69,050</text:p>
          </table:table-cell>
          <table:table-cell office:value-type="float" office:value="-69.3002525634766" calcext:value-type="float">
            <text:p>-69,300</text:p>
          </table:table-cell>
          <table:table-cell office:value-type="float" office:value="-69.0539712142944" calcext:value-type="float">
            <text:p>-69,054</text:p>
          </table:table-cell>
          <table:table-cell office:value-type="float" office:value="-69.3000962600708" calcext:value-type="float">
            <text:p>-69,300</text:p>
          </table:table-cell>
          <table:table-cell office:value-type="float" office:value="-69.0573614501953" calcext:value-type="float">
            <text:p>-69,057</text:p>
          </table:table-cell>
          <table:table-cell office:value-type="float" office:value="-69.3029405670166" calcext:value-type="float">
            <text:p>-69,30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69.0389721603394" calcext:value-type="float">
            <text:p>-69,039</text:p>
          </table:table-cell>
          <table:table-cell office:value-type="float" office:value="-69.3018620605469" calcext:value-type="float">
            <text:p>-69,302</text:p>
          </table:table-cell>
          <table:table-cell office:value-type="float" office:value="-69.0496167755127" calcext:value-type="float">
            <text:p>-69,050</text:p>
          </table:table-cell>
          <table:table-cell office:value-type="float" office:value="-69.2973155441284" calcext:value-type="float">
            <text:p>-69,297</text:p>
          </table:table-cell>
          <table:table-cell office:value-type="float" office:value="-69.0505081634522" calcext:value-type="float">
            <text:p>-69,051</text:p>
          </table:table-cell>
          <table:table-cell office:value-type="float" office:value="-69.3062476806641" calcext:value-type="float">
            <text:p>-69,306</text:p>
          </table:table-cell>
          <table:table-cell office:value-type="float" office:value="-69.0278589706421" calcext:value-type="float">
            <text:p>-69,028</text:p>
          </table:table-cell>
          <table:table-cell office:value-type="float" office:value="-69.2785923233032" calcext:value-type="float">
            <text:p>-69,279</text:p>
          </table:table-cell>
          <table:table-cell office:value-type="float" office:value="-69.0391446762085" calcext:value-type="float">
            <text:p>-69,039</text:p>
          </table:table-cell>
          <table:table-cell office:value-type="float" office:value="-69.2786947402954" calcext:value-type="float">
            <text:p>-69,279</text:p>
          </table:table-cell>
          <table:table-cell office:value-type="float" office:value="-69.0318346862793" calcext:value-type="float">
            <text:p>-69,032</text:p>
          </table:table-cell>
          <table:table-cell office:value-type="float" office:value="-69.2702604446411" calcext:value-type="float">
            <text:p>-69,270</text:p>
          </table:table-cell>
          <table:table-cell office:value-type="float" office:value="-69.0258120117188" calcext:value-type="float">
            <text:p>-69,026</text:p>
          </table:table-cell>
          <table:table-cell office:value-type="float" office:value="-69.2699819641113" calcext:value-type="float">
            <text:p>-69,270</text:p>
          </table:table-cell>
          <table:table-cell office:value-type="float" office:value="-69.0232888793945" calcext:value-type="float">
            <text:p>-69,023</text:p>
          </table:table-cell>
          <table:table-cell office:value-type="float" office:value="-69.266483833313" calcext:value-type="float">
            <text:p>-69,266</text:p>
          </table:table-cell>
          <table:table-cell office:value-type="float" office:value="-69.0136902770996" calcext:value-type="float">
            <text:p>-69,014</text:p>
          </table:table-cell>
          <table:table-cell office:value-type="float" office:value="-69.2678216552734" calcext:value-type="float">
            <text:p>-69,268</text:p>
          </table:table-cell>
          <table:table-cell office:value-type="float" office:value="-69.0102260131836" calcext:value-type="float">
            <text:p>-69,010</text:p>
          </table:table-cell>
          <table:table-cell office:value-type="float" office:value="-69.2621142730713" calcext:value-type="float">
            <text:p>-69,26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9.0142466430664" calcext:value-type="float">
            <text:p>-69,014</text:p>
          </table:table-cell>
          <table:table-cell office:value-type="float" office:value="-69.2830922851562" calcext:value-type="float">
            <text:p>-69,283</text:p>
          </table:table-cell>
          <table:table-cell office:value-type="float" office:value="-68.9827097091675" calcext:value-type="float">
            <text:p>-68,983</text:p>
          </table:table-cell>
          <table:table-cell office:value-type="float" office:value="-69.2701752548218" calcext:value-type="float">
            <text:p>-69,270</text:p>
          </table:table-cell>
          <table:table-cell office:value-type="float" office:value="-69.0107842559815" calcext:value-type="float">
            <text:p>-69,011</text:p>
          </table:table-cell>
          <table:table-cell office:value-type="float" office:value="-69.2636959686279" calcext:value-type="float">
            <text:p>-69,264</text:p>
          </table:table-cell>
          <table:table-cell office:value-type="float" office:value="-69.0174311218262" calcext:value-type="float">
            <text:p>-69,017</text:p>
          </table:table-cell>
          <table:table-cell office:value-type="float" office:value="-69.2651120758057" calcext:value-type="float">
            <text:p>-69,265</text:p>
          </table:table-cell>
          <table:table-cell office:value-type="float" office:value="-69.0074418106079" calcext:value-type="float">
            <text:p>-69,007</text:p>
          </table:table-cell>
          <table:table-cell office:value-type="float" office:value="-69.2602239456177" calcext:value-type="float">
            <text:p>-69,260</text:p>
          </table:table-cell>
          <table:table-cell office:value-type="float" office:value="-69.0050119476318" calcext:value-type="float">
            <text:p>-69,005</text:p>
          </table:table-cell>
          <table:table-cell office:value-type="float" office:value="-69.2593203277588" calcext:value-type="float">
            <text:p>-69,259</text:p>
          </table:table-cell>
          <table:table-cell office:value-type="float" office:value="-69.013992149353" calcext:value-type="float">
            <text:p>-69,014</text:p>
          </table:table-cell>
          <table:table-cell office:value-type="float" office:value="-69.2617023544312" calcext:value-type="float">
            <text:p>-69,262</text:p>
          </table:table-cell>
          <table:table-cell office:value-type="float" office:value="-68.9984757919312" calcext:value-type="float">
            <text:p>-68,998</text:p>
          </table:table-cell>
          <table:table-cell office:value-type="float" office:value="-69.2465878982544" calcext:value-type="float">
            <text:p>-69,247</text:p>
          </table:table-cell>
          <table:table-cell office:value-type="float" office:value="-68.9977131729126" calcext:value-type="float">
            <text:p>-68,998</text:p>
          </table:table-cell>
          <table:table-cell office:value-type="float" office:value="-69.2464941864014" calcext:value-type="float">
            <text:p>-69,246</text:p>
          </table:table-cell>
          <table:table-cell office:value-type="float" office:value="-68.9984610061646" calcext:value-type="float">
            <text:p>-68,998</text:p>
          </table:table-cell>
          <table:table-cell office:value-type="float" office:value="-69.245076713562" calcext:value-type="float">
            <text:p>-69,24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8.9737872467041" calcext:value-type="float">
            <text:p>-68,974</text:p>
          </table:table-cell>
          <table:table-cell office:value-type="float" office:value="-69.2703433532715" calcext:value-type="float">
            <text:p>-69,270</text:p>
          </table:table-cell>
          <table:table-cell office:value-type="float" office:value="-68.9791341018677" calcext:value-type="float">
            <text:p>-68,979</text:p>
          </table:table-cell>
          <table:table-cell office:value-type="float" office:value="-69.2336426773071" calcext:value-type="float">
            <text:p>-69,234</text:p>
          </table:table-cell>
          <table:table-cell office:value-type="float" office:value="-68.9745919342041" calcext:value-type="float">
            <text:p>-68,975</text:p>
          </table:table-cell>
          <table:table-cell office:value-type="float" office:value="-69.2234807891846" calcext:value-type="float">
            <text:p>-69,223</text:p>
          </table:table-cell>
          <table:table-cell office:value-type="float" office:value="-68.9686946411133" calcext:value-type="float">
            <text:p>-68,969</text:p>
          </table:table-cell>
          <table:table-cell office:value-type="float" office:value="-69.2333660430908" calcext:value-type="float">
            <text:p>-69,233</text:p>
          </table:table-cell>
          <table:table-cell office:value-type="float" office:value="-68.9816262359619" calcext:value-type="float">
            <text:p>-68,982</text:p>
          </table:table-cell>
          <table:table-cell office:value-type="float" office:value="-69.241482711792" calcext:value-type="float">
            <text:p>-69,241</text:p>
          </table:table-cell>
          <table:table-cell office:value-type="float" office:value="-68.9769135894775" calcext:value-type="float">
            <text:p>-68,977</text:p>
          </table:table-cell>
          <table:table-cell office:value-type="float" office:value="-69.2381396560669" calcext:value-type="float">
            <text:p>-69,238</text:p>
          </table:table-cell>
          <table:table-cell office:value-type="float" office:value="-68.9778082809448" calcext:value-type="float">
            <text:p>-68,978</text:p>
          </table:table-cell>
          <table:table-cell office:value-type="float" office:value="-69.2304367294312" calcext:value-type="float">
            <text:p>-69,230</text:p>
          </table:table-cell>
          <table:table-cell office:value-type="float" office:value="-68.9801626205444" calcext:value-type="float">
            <text:p>-68,980</text:p>
          </table:table-cell>
          <table:table-cell office:value-type="float" office:value="-69.2325196533203" calcext:value-type="float">
            <text:p>-69,233</text:p>
          </table:table-cell>
          <table:table-cell office:value-type="float" office:value="-68.9831627120972" calcext:value-type="float">
            <text:p>-68,983</text:p>
          </table:table-cell>
          <table:table-cell office:value-type="float" office:value="-69.2367589416504" calcext:value-type="float">
            <text:p>-69,237</text:p>
          </table:table-cell>
          <table:table-cell office:value-type="float" office:value="-68.980005607605" calcext:value-type="float">
            <text:p>-68,980</text:p>
          </table:table-cell>
          <table:table-cell office:value-type="float" office:value="-69.2307116165161" calcext:value-type="float">
            <text:p>-69,23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8.9814036102295" calcext:value-type="float">
            <text:p>-68,981</text:p>
          </table:table-cell>
          <table:table-cell office:value-type="float" office:value="-69.2268622589111" calcext:value-type="float">
            <text:p>-69,227</text:p>
          </table:table-cell>
          <table:table-cell office:value-type="float" office:value="-68.9796545639038" calcext:value-type="float">
            <text:p>-68,980</text:p>
          </table:table-cell>
          <table:table-cell office:value-type="float" office:value="-69.2481086578369" calcext:value-type="float">
            <text:p>-69,248</text:p>
          </table:table-cell>
          <table:table-cell office:value-type="float" office:value="-68.9853459396362" calcext:value-type="float">
            <text:p>-68,985</text:p>
          </table:table-cell>
          <table:table-cell office:value-type="float" office:value="-69.2382650756836" calcext:value-type="float">
            <text:p>-69,238</text:p>
          </table:table-cell>
          <table:table-cell office:value-type="float" office:value="-68.9997914047241" calcext:value-type="float">
            <text:p>-69,000</text:p>
          </table:table-cell>
          <table:table-cell office:value-type="float" office:value="-69.2294530258179" calcext:value-type="float">
            <text:p>-69,229</text:p>
          </table:table-cell>
          <table:table-cell office:value-type="float" office:value="-68.9808745956421" calcext:value-type="float">
            <text:p>-68,981</text:p>
          </table:table-cell>
          <table:table-cell office:value-type="float" office:value="-69.2306385726929" calcext:value-type="float">
            <text:p>-69,231</text:p>
          </table:table-cell>
          <table:table-cell office:value-type="float" office:value="-68.9947176818848" calcext:value-type="float">
            <text:p>-68,995</text:p>
          </table:table-cell>
          <table:table-cell office:value-type="float" office:value="-69.2516504974365" calcext:value-type="float">
            <text:p>-69,252</text:p>
          </table:table-cell>
          <table:table-cell office:value-type="float" office:value="-68.9928406219483" calcext:value-type="float">
            <text:p>-68,993</text:p>
          </table:table-cell>
          <table:table-cell office:value-type="float" office:value="-69.2452289581299" calcext:value-type="float">
            <text:p>-69,245</text:p>
          </table:table-cell>
          <table:table-cell office:value-type="float" office:value="-68.9936398544312" calcext:value-type="float">
            <text:p>-68,994</text:p>
          </table:table-cell>
          <table:table-cell office:value-type="float" office:value="-69.2516064987183" calcext:value-type="float">
            <text:p>-69,252</text:p>
          </table:table-cell>
          <table:table-cell office:value-type="float" office:value="-69.0066040344238" calcext:value-type="float">
            <text:p>-69,007</text:p>
          </table:table-cell>
          <table:table-cell office:value-type="float" office:value="-69.257244934082" calcext:value-type="float">
            <text:p>-69,257</text:p>
          </table:table-cell>
          <table:table-cell office:value-type="float" office:value="-69.0088548278809" calcext:value-type="float">
            <text:p>-69,009</text:p>
          </table:table-cell>
          <table:table-cell office:value-type="float" office:value="-69.2613884658814" calcext:value-type="float">
            <text:p>-69,26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69.0198983764648" calcext:value-type="float">
            <text:p>-69,020</text:p>
          </table:table-cell>
          <table:table-cell office:value-type="float" office:value="-69.2726807403565" calcext:value-type="float">
            <text:p>-69,273</text:p>
          </table:table-cell>
          <table:table-cell office:value-type="float" office:value="-69.0181742706299" calcext:value-type="float">
            <text:p>-69,018</text:p>
          </table:table-cell>
          <table:table-cell office:value-type="float" office:value="-69.2736992111206" calcext:value-type="float">
            <text:p>-69,274</text:p>
          </table:table-cell>
          <table:table-cell office:value-type="float" office:value="-69.0040604553223" calcext:value-type="float">
            <text:p>-69,004</text:p>
          </table:table-cell>
          <table:table-cell office:value-type="float" office:value="-69.2823067626953" calcext:value-type="float">
            <text:p>-69,282</text:p>
          </table:table-cell>
          <table:table-cell office:value-type="float" office:value="-69.014028793335" calcext:value-type="float">
            <text:p>-69,014</text:p>
          </table:table-cell>
          <table:table-cell office:value-type="float" office:value="-69.2617635803223" calcext:value-type="float">
            <text:p>-69,262</text:p>
          </table:table-cell>
          <table:table-cell office:value-type="float" office:value="-68.9982597961426" calcext:value-type="float">
            <text:p>-68,998</text:p>
          </table:table-cell>
          <table:table-cell office:value-type="float" office:value="-69.2536654281616" calcext:value-type="float">
            <text:p>-69,254</text:p>
          </table:table-cell>
          <table:table-cell office:value-type="float" office:value="-68.9949566574097" calcext:value-type="float">
            <text:p>-68,995</text:p>
          </table:table-cell>
          <table:table-cell office:value-type="float" office:value="-69.2468602294922" calcext:value-type="float">
            <text:p>-69,247</text:p>
          </table:table-cell>
          <table:table-cell office:value-type="float" office:value="-69.0075661773682" calcext:value-type="float">
            <text:p>-69,008</text:p>
          </table:table-cell>
          <table:table-cell office:value-type="float" office:value="-69.2592048950195" calcext:value-type="float">
            <text:p>-69,259</text:p>
          </table:table-cell>
          <table:table-cell office:value-type="float" office:value="-68.9990020141602" calcext:value-type="float">
            <text:p>-68,999</text:p>
          </table:table-cell>
          <table:table-cell office:value-type="float" office:value="-69.2541215591431" calcext:value-type="float">
            <text:p>-69,254</text:p>
          </table:table-cell>
          <table:table-cell office:value-type="float" office:value="-68.9924988021851" calcext:value-type="float">
            <text:p>-68,992</text:p>
          </table:table-cell>
          <table:table-cell office:value-type="float" office:value="-69.2444617843628" calcext:value-type="float">
            <text:p>-69,244</text:p>
          </table:table-cell>
          <table:table-cell office:value-type="float" office:value="-68.9921406021118" calcext:value-type="float">
            <text:p>-68,992</text:p>
          </table:table-cell>
          <table:table-cell office:value-type="float" office:value="-69.2399822463989" calcext:value-type="float">
            <text:p>-69,24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68.9955809402466" calcext:value-type="float">
            <text:p>-68,996</text:p>
          </table:table-cell>
          <table:table-cell office:value-type="float" office:value="-69.2568854827881" calcext:value-type="float">
            <text:p>-69,257</text:p>
          </table:table-cell>
          <table:table-cell office:value-type="float" office:value="-69.0016506347656" calcext:value-type="float">
            <text:p>-69,002</text:p>
          </table:table-cell>
          <table:table-cell office:value-type="float" office:value="-69.2481926879883" calcext:value-type="float">
            <text:p>-69,248</text:p>
          </table:table-cell>
          <table:table-cell office:value-type="float" office:value="-68.978034866333" calcext:value-type="float">
            <text:p>-68,978</text:p>
          </table:table-cell>
          <table:table-cell office:value-type="float" office:value="-69.2334275512695" calcext:value-type="float">
            <text:p>-69,233</text:p>
          </table:table-cell>
          <table:table-cell office:value-type="float" office:value="-68.9771764602661" calcext:value-type="float">
            <text:p>-68,977</text:p>
          </table:table-cell>
          <table:table-cell office:value-type="float" office:value="-69.2318704147339" calcext:value-type="float">
            <text:p>-69,232</text:p>
          </table:table-cell>
          <table:table-cell office:value-type="float" office:value="-68.9691618423462" calcext:value-type="float">
            <text:p>-68,969</text:p>
          </table:table-cell>
          <table:table-cell office:value-type="float" office:value="-69.2197620162964" calcext:value-type="float">
            <text:p>-69,220</text:p>
          </table:table-cell>
          <table:table-cell office:value-type="float" office:value="-68.9516844329834" calcext:value-type="float">
            <text:p>-68,952</text:p>
          </table:table-cell>
          <table:table-cell office:value-type="float" office:value="-69.2036789932251" calcext:value-type="float">
            <text:p>-69,204</text:p>
          </table:table-cell>
          <table:table-cell office:value-type="float" office:value="-68.9468941726685" calcext:value-type="float">
            <text:p>-68,947</text:p>
          </table:table-cell>
          <table:table-cell office:value-type="float" office:value="-69.2021752548218" calcext:value-type="float">
            <text:p>-69,202</text:p>
          </table:table-cell>
          <table:table-cell office:value-type="float" office:value="-68.9356374740601" calcext:value-type="float">
            <text:p>-68,936</text:p>
          </table:table-cell>
          <table:table-cell office:value-type="float" office:value="-69.1860568847656" calcext:value-type="float">
            <text:p>-69,186</text:p>
          </table:table-cell>
          <table:table-cell office:value-type="float" office:value="-68.9273697128296" calcext:value-type="float">
            <text:p>-68,927</text:p>
          </table:table-cell>
          <table:table-cell office:value-type="float" office:value="-69.1701164474487" calcext:value-type="float">
            <text:p>-69,170</text:p>
          </table:table-cell>
          <table:table-cell office:value-type="float" office:value="-68.9198779067993" calcext:value-type="float">
            <text:p>-68,920</text:p>
          </table:table-cell>
          <table:table-cell office:value-type="float" office:value="-69.1686988983154" calcext:value-type="float">
            <text:p>-69,169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68.9301908721924" calcext:value-type="float">
            <text:p>-68,930</text:p>
          </table:table-cell>
          <table:table-cell office:value-type="float" office:value="-69.1963124313354" calcext:value-type="float">
            <text:p>-69,196</text:p>
          </table:table-cell>
          <table:table-cell office:value-type="float" office:value="-68.9129006729126" calcext:value-type="float">
            <text:p>-68,913</text:p>
          </table:table-cell>
          <table:table-cell office:value-type="float" office:value="-69.1682693252564" calcext:value-type="float">
            <text:p>-69,168</text:p>
          </table:table-cell>
          <table:table-cell office:value-type="float" office:value="-68.9433736190796" calcext:value-type="float">
            <text:p>-68,943</text:p>
          </table:table-cell>
          <table:table-cell office:value-type="float" office:value="-69.193329788208" calcext:value-type="float">
            <text:p>-69,193</text:p>
          </table:table-cell>
          <table:table-cell office:value-type="float" office:value="-68.9584223403931" calcext:value-type="float">
            <text:p>-68,958</text:p>
          </table:table-cell>
          <table:table-cell office:value-type="float" office:value="-69.2001603546143" calcext:value-type="float">
            <text:p>-69,200</text:p>
          </table:table-cell>
          <table:table-cell office:value-type="float" office:value="-68.9657278289795" calcext:value-type="float">
            <text:p>-68,966</text:p>
          </table:table-cell>
          <table:table-cell office:value-type="float" office:value="-69.2233520278931" calcext:value-type="float">
            <text:p>-69,223</text:p>
          </table:table-cell>
          <table:table-cell office:value-type="float" office:value="-68.9776349639893" calcext:value-type="float">
            <text:p>-68,978</text:p>
          </table:table-cell>
          <table:table-cell office:value-type="float" office:value="-69.2299014892578" calcext:value-type="float">
            <text:p>-69,230</text:p>
          </table:table-cell>
          <table:table-cell office:value-type="float" office:value="-68.9828050079346" calcext:value-type="float">
            <text:p>-68,983</text:p>
          </table:table-cell>
          <table:table-cell office:value-type="float" office:value="-69.2243030090332" calcext:value-type="float">
            <text:p>-69,224</text:p>
          </table:table-cell>
          <table:table-cell office:value-type="float" office:value="-68.9630955886841" calcext:value-type="float">
            <text:p>-68,963</text:p>
          </table:table-cell>
          <table:table-cell office:value-type="float" office:value="-69.2252103271484" calcext:value-type="float">
            <text:p>-69,225</text:p>
          </table:table-cell>
          <table:table-cell office:value-type="float" office:value="-68.9535395050049" calcext:value-type="float">
            <text:p>-68,954</text:p>
          </table:table-cell>
          <table:table-cell office:value-type="float" office:value="-69.2103715515137" calcext:value-type="float">
            <text:p>-69,210</text:p>
          </table:table-cell>
          <table:table-cell office:value-type="float" office:value="-68.9490706558228" calcext:value-type="float">
            <text:p>-68,949</text:p>
          </table:table-cell>
          <table:table-cell office:value-type="float" office:value="-69.2008408050537" calcext:value-type="float">
            <text:p>-69,20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68.9243910980225" calcext:value-type="float">
            <text:p>-68,924</text:p>
          </table:table-cell>
          <table:table-cell office:value-type="float" office:value="-69.1872587890625" calcext:value-type="float">
            <text:p>-69,187</text:p>
          </table:table-cell>
          <table:table-cell office:value-type="float" office:value="-68.9341981887817" calcext:value-type="float">
            <text:p>-68,934</text:p>
          </table:table-cell>
          <table:table-cell office:value-type="float" office:value="-69.2065118026733" calcext:value-type="float">
            <text:p>-69,207</text:p>
          </table:table-cell>
          <table:table-cell office:value-type="float" office:value="-68.934870765686" calcext:value-type="float">
            <text:p>-68,935</text:p>
          </table:table-cell>
          <table:table-cell office:value-type="float" office:value="-69.187024307251" calcext:value-type="float">
            <text:p>-69,187</text:p>
          </table:table-cell>
          <table:table-cell office:value-type="float" office:value="-68.9416021728516" calcext:value-type="float">
            <text:p>-68,942</text:p>
          </table:table-cell>
          <table:table-cell office:value-type="float" office:value="-69.201248550415" calcext:value-type="float">
            <text:p>-69,201</text:p>
          </table:table-cell>
          <table:table-cell office:value-type="float" office:value="-68.9455846481323" calcext:value-type="float">
            <text:p>-68,946</text:p>
          </table:table-cell>
          <table:table-cell office:value-type="float" office:value="-69.2049573822022" calcext:value-type="float">
            <text:p>-69,205</text:p>
          </table:table-cell>
          <table:table-cell office:value-type="float" office:value="-68.9399182815552" calcext:value-type="float">
            <text:p>-68,940</text:p>
          </table:table-cell>
          <table:table-cell office:value-type="float" office:value="-69.1955599136353" calcext:value-type="float">
            <text:p>-69,196</text:p>
          </table:table-cell>
          <table:table-cell office:value-type="float" office:value="-68.9481231842041" calcext:value-type="float">
            <text:p>-68,948</text:p>
          </table:table-cell>
          <table:table-cell office:value-type="float" office:value="-69.1991183700562" calcext:value-type="float">
            <text:p>-69,199</text:p>
          </table:table-cell>
          <table:table-cell office:value-type="float" office:value="-68.941876335144" calcext:value-type="float">
            <text:p>-68,942</text:p>
          </table:table-cell>
          <table:table-cell office:value-type="float" office:value="-69.199310333252" calcext:value-type="float">
            <text:p>-69,199</text:p>
          </table:table-cell>
          <table:table-cell office:value-type="float" office:value="-68.9508124237061" calcext:value-type="float">
            <text:p>-68,951</text:p>
          </table:table-cell>
          <table:table-cell office:value-type="float" office:value="-69.2057552185059" calcext:value-type="float">
            <text:p>-69,206</text:p>
          </table:table-cell>
          <table:table-cell office:value-type="float" office:value="-68.9566720581055" calcext:value-type="float">
            <text:p>-68,957</text:p>
          </table:table-cell>
          <table:table-cell office:value-type="float" office:value="-69.2045256195068" calcext:value-type="float">
            <text:p>-69,20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68.9746783447266" calcext:value-type="float">
            <text:p>-68,975</text:p>
          </table:table-cell>
          <table:table-cell office:value-type="float" office:value="-69.2134399490357" calcext:value-type="float">
            <text:p>-69,213</text:p>
          </table:table-cell>
          <table:table-cell office:value-type="float" office:value="-68.9553211593628" calcext:value-type="float">
            <text:p>-68,955</text:p>
          </table:table-cell>
          <table:table-cell office:value-type="float" office:value="-69.213212852478" calcext:value-type="float">
            <text:p>-69,213</text:p>
          </table:table-cell>
          <table:table-cell office:value-type="float" office:value="-68.950539932251" calcext:value-type="float">
            <text:p>-68,951</text:p>
          </table:table-cell>
          <table:table-cell office:value-type="float" office:value="-69.2112996444702" calcext:value-type="float">
            <text:p>-69,211</text:p>
          </table:table-cell>
          <table:table-cell office:value-type="float" office:value="-68.9616922225952" calcext:value-type="float">
            <text:p>-68,962</text:p>
          </table:table-cell>
          <table:table-cell office:value-type="float" office:value="-69.2146209411621" calcext:value-type="float">
            <text:p>-69,215</text:p>
          </table:table-cell>
          <table:table-cell office:value-type="float" office:value="-68.9547277450562" calcext:value-type="float">
            <text:p>-68,955</text:p>
          </table:table-cell>
          <table:table-cell office:value-type="float" office:value="-69.194255607605" calcext:value-type="float">
            <text:p>-69,194</text:p>
          </table:table-cell>
          <table:table-cell office:value-type="float" office:value="-68.9722761764526" calcext:value-type="float">
            <text:p>-68,972</text:p>
          </table:table-cell>
          <table:table-cell office:value-type="float" office:value="-69.2237726135254" calcext:value-type="float">
            <text:p>-69,224</text:p>
          </table:table-cell>
          <table:table-cell office:value-type="float" office:value="-68.9780881347656" calcext:value-type="float">
            <text:p>-68,978</text:p>
          </table:table-cell>
          <table:table-cell office:value-type="float" office:value="-69.2230298080444" calcext:value-type="float">
            <text:p>-69,223</text:p>
          </table:table-cell>
          <table:table-cell office:value-type="float" office:value="-68.9500093383789" calcext:value-type="float">
            <text:p>-68,950</text:p>
          </table:table-cell>
          <table:table-cell office:value-type="float" office:value="-69.1982362365723" calcext:value-type="float">
            <text:p>-69,198</text:p>
          </table:table-cell>
          <table:table-cell office:value-type="float" office:value="-68.9436404190063" calcext:value-type="float">
            <text:p>-68,944</text:p>
          </table:table-cell>
          <table:table-cell office:value-type="float" office:value="-69.1992449417114" calcext:value-type="float">
            <text:p>-69,199</text:p>
          </table:table-cell>
          <table:table-cell office:value-type="float" office:value="-68.9390422363281" calcext:value-type="float">
            <text:p>-68,939</text:p>
          </table:table-cell>
          <table:table-cell office:value-type="float" office:value="-69.1888530960083" calcext:value-type="float">
            <text:p>-69,18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68.9390222854614" calcext:value-type="float">
            <text:p>-68,939</text:p>
          </table:table-cell>
          <table:table-cell office:value-type="float" office:value="-69.1858551864624" calcext:value-type="float">
            <text:p>-69,186</text:p>
          </table:table-cell>
          <table:table-cell office:value-type="float" office:value="-68.9412570724487" calcext:value-type="float">
            <text:p>-68,941</text:p>
          </table:table-cell>
          <table:table-cell office:value-type="float" office:value="-69.1923992843628" calcext:value-type="float">
            <text:p>-69,192</text:p>
          </table:table-cell>
          <table:table-cell office:value-type="float" office:value="-68.9359287261963" calcext:value-type="float">
            <text:p>-68,936</text:p>
          </table:table-cell>
          <table:table-cell office:value-type="float" office:value="-69.1752244338989" calcext:value-type="float">
            <text:p>-69,175</text:p>
          </table:table-cell>
          <table:table-cell office:value-type="float" office:value="-68.9287896575928" calcext:value-type="float">
            <text:p>-68,929</text:p>
          </table:table-cell>
          <table:table-cell office:value-type="float" office:value="-69.1837440872192" calcext:value-type="float">
            <text:p>-69,184</text:p>
          </table:table-cell>
          <table:table-cell office:value-type="float" office:value="-68.9305939178467" calcext:value-type="float">
            <text:p>-68,931</text:p>
          </table:table-cell>
          <table:table-cell office:value-type="float" office:value="-69.1836418075562" calcext:value-type="float">
            <text:p>-69,184</text:p>
          </table:table-cell>
          <table:table-cell office:value-type="float" office:value="-68.9314069976807" calcext:value-type="float">
            <text:p>-68,931</text:p>
          </table:table-cell>
          <table:table-cell office:value-type="float" office:value="-69.1855175704956" calcext:value-type="float">
            <text:p>-69,186</text:p>
          </table:table-cell>
          <table:table-cell office:value-type="float" office:value="-68.9277016906738" calcext:value-type="float">
            <text:p>-68,928</text:p>
          </table:table-cell>
          <table:table-cell office:value-type="float" office:value="-69.1804128341675" calcext:value-type="float">
            <text:p>-69,180</text:p>
          </table:table-cell>
          <table:table-cell office:value-type="float" office:value="-68.9332013015747" calcext:value-type="float">
            <text:p>-68,933</text:p>
          </table:table-cell>
          <table:table-cell office:value-type="float" office:value="-69.183074508667" calcext:value-type="float">
            <text:p>-69,183</text:p>
          </table:table-cell>
          <table:table-cell office:value-type="float" office:value="-68.9303149414063" calcext:value-type="float">
            <text:p>-68,930</text:p>
          </table:table-cell>
          <table:table-cell office:value-type="float" office:value="-69.1913690338135" calcext:value-type="float">
            <text:p>-69,191</text:p>
          </table:table-cell>
          <table:table-cell office:value-type="float" office:value="-68.9253044509888" calcext:value-type="float">
            <text:p>-68,925</text:p>
          </table:table-cell>
          <table:table-cell office:value-type="float" office:value="-69.1798870239258" calcext:value-type="float">
            <text:p>-69,18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68.921324295044" calcext:value-type="float">
            <text:p>-68,921</text:p>
          </table:table-cell>
          <table:table-cell office:value-type="float" office:value="-69.1984860153198" calcext:value-type="float">
            <text:p>-69,198</text:p>
          </table:table-cell>
          <table:table-cell office:value-type="float" office:value="-68.9259998245239" calcext:value-type="float">
            <text:p>-68,926</text:p>
          </table:table-cell>
          <table:table-cell office:value-type="float" office:value="-69.1876623535156" calcext:value-type="float">
            <text:p>-69,188</text:p>
          </table:table-cell>
          <table:table-cell office:value-type="float" office:value="-68.9107244491577" calcext:value-type="float">
            <text:p>-68,911</text:p>
          </table:table-cell>
          <table:table-cell office:value-type="float" office:value="-69.1583603744507" calcext:value-type="float">
            <text:p>-69,158</text:p>
          </table:table-cell>
          <table:table-cell office:value-type="float" office:value="-68.9288157882691" calcext:value-type="float">
            <text:p>-68,929</text:p>
          </table:table-cell>
          <table:table-cell office:value-type="float" office:value="-69.1785721893311" calcext:value-type="float">
            <text:p>-69,179</text:p>
          </table:table-cell>
          <table:table-cell office:value-type="float" office:value="-68.9159363174439" calcext:value-type="float">
            <text:p>-68,916</text:p>
          </table:table-cell>
          <table:table-cell office:value-type="float" office:value="-69.1702069244385" calcext:value-type="float">
            <text:p>-69,170</text:p>
          </table:table-cell>
          <table:table-cell office:value-type="float" office:value="-68.9262822570801" calcext:value-type="float">
            <text:p>-68,926</text:p>
          </table:table-cell>
          <table:table-cell office:value-type="float" office:value="-69.1761978912354" calcext:value-type="float">
            <text:p>-69,176</text:p>
          </table:table-cell>
          <table:table-cell office:value-type="float" office:value="-68.9191717071533" calcext:value-type="float">
            <text:p>-68,919</text:p>
          </table:table-cell>
          <table:table-cell office:value-type="float" office:value="-69.1733831863403" calcext:value-type="float">
            <text:p>-69,173</text:p>
          </table:table-cell>
          <table:table-cell office:value-type="float" office:value="-68.9161156539917" calcext:value-type="float">
            <text:p>-68,916</text:p>
          </table:table-cell>
          <table:table-cell office:value-type="float" office:value="-69.1719512939453" calcext:value-type="float">
            <text:p>-69,172</text:p>
          </table:table-cell>
          <table:table-cell office:value-type="float" office:value="-68.9273699874878" calcext:value-type="float">
            <text:p>-68,927</text:p>
          </table:table-cell>
          <table:table-cell office:value-type="float" office:value="-69.1754800109863" calcext:value-type="float">
            <text:p>-69,175</text:p>
          </table:table-cell>
          <table:table-cell office:value-type="float" office:value="-68.9345229415894" calcext:value-type="float">
            <text:p>-68,935</text:p>
          </table:table-cell>
          <table:table-cell office:value-type="float" office:value="-69.1815879211426" calcext:value-type="float">
            <text:p>-69,18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68.9205327453613" calcext:value-type="float">
            <text:p>-68,921</text:p>
          </table:table-cell>
          <table:table-cell office:value-type="float" office:value="-69.1815039215088" calcext:value-type="float">
            <text:p>-69,182</text:p>
          </table:table-cell>
          <table:table-cell office:value-type="float" office:value="-68.9480430145264" calcext:value-type="float">
            <text:p>-68,948</text:p>
          </table:table-cell>
          <table:table-cell office:value-type="float" office:value="-69.1684136199951" calcext:value-type="float">
            <text:p>-69,168</text:p>
          </table:table-cell>
          <table:table-cell office:value-type="float" office:value="-68.9266579589844" calcext:value-type="float">
            <text:p>-68,927</text:p>
          </table:table-cell>
          <table:table-cell office:value-type="float" office:value="-69.1811156997681" calcext:value-type="float">
            <text:p>-69,181</text:p>
          </table:table-cell>
          <table:table-cell office:value-type="float" office:value="-68.93388205719" calcext:value-type="float">
            <text:p>-68,934</text:p>
          </table:table-cell>
          <table:table-cell office:value-type="float" office:value="-69.2067969970703" calcext:value-type="float">
            <text:p>-69,207</text:p>
          </table:table-cell>
          <table:table-cell office:value-type="float" office:value="-68.9398942337036" calcext:value-type="float">
            <text:p>-68,940</text:p>
          </table:table-cell>
          <table:table-cell office:value-type="float" office:value="-69.1976646194458" calcext:value-type="float">
            <text:p>-69,198</text:p>
          </table:table-cell>
          <table:table-cell office:value-type="float" office:value="-68.9315960083008" calcext:value-type="float">
            <text:p>-68,932</text:p>
          </table:table-cell>
          <table:table-cell office:value-type="float" office:value="-69.1857196960449" calcext:value-type="float">
            <text:p>-69,186</text:p>
          </table:table-cell>
          <table:table-cell office:value-type="float" office:value="-68.9493422393799" calcext:value-type="float">
            <text:p>-68,949</text:p>
          </table:table-cell>
          <table:table-cell office:value-type="float" office:value="-69.2047069091797" calcext:value-type="float">
            <text:p>-69,205</text:p>
          </table:table-cell>
          <table:table-cell office:value-type="float" office:value="-68.9389802780151" calcext:value-type="float">
            <text:p>-68,939</text:p>
          </table:table-cell>
          <table:table-cell office:value-type="float" office:value="-69.1906845321655" calcext:value-type="float">
            <text:p>-69,191</text:p>
          </table:table-cell>
          <table:table-cell office:value-type="float" office:value="-68.9345356369019" calcext:value-type="float">
            <text:p>-68,935</text:p>
          </table:table-cell>
          <table:table-cell office:value-type="float" office:value="-69.18539793396" calcext:value-type="float">
            <text:p>-69,185</text:p>
          </table:table-cell>
          <table:table-cell office:value-type="float" office:value="-68.9337590637207" calcext:value-type="float">
            <text:p>-68,934</text:p>
          </table:table-cell>
          <table:table-cell office:value-type="float" office:value="-69.1915455169678" calcext:value-type="float">
            <text:p>-69,19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68.9417545013428" calcext:value-type="float">
            <text:p>-68,942</text:p>
          </table:table-cell>
          <table:table-cell office:value-type="float" office:value="-69.1772576828003" calcext:value-type="float">
            <text:p>-69,177</text:p>
          </table:table-cell>
          <table:table-cell office:value-type="float" office:value="-68.9369910812378" calcext:value-type="float">
            <text:p>-68,937</text:p>
          </table:table-cell>
          <table:table-cell office:value-type="float" office:value="-69.1869579391479" calcext:value-type="float">
            <text:p>-69,187</text:p>
          </table:table-cell>
          <table:table-cell office:value-type="float" office:value="-68.9395984649658" calcext:value-type="float">
            <text:p>-68,940</text:p>
          </table:table-cell>
          <table:table-cell office:value-type="float" office:value="-69.1956590194702" calcext:value-type="float">
            <text:p>-69,196</text:p>
          </table:table-cell>
          <table:table-cell office:value-type="float" office:value="-68.9313045272827" calcext:value-type="float">
            <text:p>-68,931</text:p>
          </table:table-cell>
          <table:table-cell office:value-type="float" office:value="-69.1676207962036" calcext:value-type="float">
            <text:p>-69,168</text:p>
          </table:table-cell>
          <table:table-cell office:value-type="float" office:value="-68.9413099136353" calcext:value-type="float">
            <text:p>-68,941</text:p>
          </table:table-cell>
          <table:table-cell office:value-type="float" office:value="-69.1954507064819" calcext:value-type="float">
            <text:p>-69,195</text:p>
          </table:table-cell>
          <table:table-cell office:value-type="float" office:value="-68.9339970321655" calcext:value-type="float">
            <text:p>-68,934</text:p>
          </table:table-cell>
          <table:table-cell office:value-type="float" office:value="-69.1850783843994" calcext:value-type="float">
            <text:p>-69,185</text:p>
          </table:table-cell>
          <table:table-cell office:value-type="float" office:value="-68.9325149688721" calcext:value-type="float">
            <text:p>-68,933</text:p>
          </table:table-cell>
          <table:table-cell office:value-type="float" office:value="-69.182871887207" calcext:value-type="float">
            <text:p>-69,183</text:p>
          </table:table-cell>
          <table:table-cell office:value-type="float" office:value="-68.9330301437378" calcext:value-type="float">
            <text:p>-68,933</text:p>
          </table:table-cell>
          <table:table-cell office:value-type="float" office:value="-69.1885219421387" calcext:value-type="float">
            <text:p>-69,189</text:p>
          </table:table-cell>
          <table:table-cell office:value-type="float" office:value="-68.9336678695679" calcext:value-type="float">
            <text:p>-68,934</text:p>
          </table:table-cell>
          <table:table-cell office:value-type="float" office:value="-69.1870264511108" calcext:value-type="float">
            <text:p>-69,187</text:p>
          </table:table-cell>
          <table:table-cell office:value-type="float" office:value="-68.9321708374023" calcext:value-type="float">
            <text:p>-68,932</text:p>
          </table:table-cell>
          <table:table-cell office:value-type="float" office:value="-69.1839960708618" calcext:value-type="float">
            <text:p>-69,184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68.9249357376099" calcext:value-type="float">
            <text:p>-68,925</text:p>
          </table:table-cell>
          <table:table-cell office:value-type="float" office:value="-69.198447341919" calcext:value-type="float">
            <text:p>-69,198</text:p>
          </table:table-cell>
          <table:table-cell office:value-type="float" office:value="-68.9456970443726" calcext:value-type="float">
            <text:p>-68,946</text:p>
          </table:table-cell>
          <table:table-cell office:value-type="float" office:value="-69.1840815582275" calcext:value-type="float">
            <text:p>-69,184</text:p>
          </table:table-cell>
          <table:table-cell office:value-type="float" office:value="-68.9387630767822" calcext:value-type="float">
            <text:p>-68,939</text:p>
          </table:table-cell>
          <table:table-cell office:value-type="float" office:value="-69.1951571121216" calcext:value-type="float">
            <text:p>-69,195</text:p>
          </table:table-cell>
          <table:table-cell office:value-type="float" office:value="-68.9334532470703" calcext:value-type="float">
            <text:p>-68,933</text:p>
          </table:table-cell>
          <table:table-cell office:value-type="float" office:value="-69.1903923873901" calcext:value-type="float">
            <text:p>-69,190</text:p>
          </table:table-cell>
          <table:table-cell office:value-type="float" office:value="-68.915833190918" calcext:value-type="float">
            <text:p>-68,916</text:p>
          </table:table-cell>
          <table:table-cell office:value-type="float" office:value="-69.1578268356323" calcext:value-type="float">
            <text:p>-69,158</text:p>
          </table:table-cell>
          <table:table-cell office:value-type="float" office:value="-68.9209540786743" calcext:value-type="float">
            <text:p>-68,921</text:p>
          </table:table-cell>
          <table:table-cell office:value-type="float" office:value="-69.1819673309326" calcext:value-type="float">
            <text:p>-69,182</text:p>
          </table:table-cell>
          <table:table-cell office:value-type="float" office:value="-68.919317314148" calcext:value-type="float">
            <text:p>-68,919</text:p>
          </table:table-cell>
          <table:table-cell office:value-type="float" office:value="-69.1790288085938" calcext:value-type="float">
            <text:p>-69,179</text:p>
          </table:table-cell>
          <table:table-cell office:value-type="float" office:value="-68.9229175338745" calcext:value-type="float">
            <text:p>-68,923</text:p>
          </table:table-cell>
          <table:table-cell office:value-type="float" office:value="-69.1779579467773" calcext:value-type="float">
            <text:p>-69,178</text:p>
          </table:table-cell>
          <table:table-cell office:value-type="float" office:value="-68.9258784866333" calcext:value-type="float">
            <text:p>-68,926</text:p>
          </table:table-cell>
          <table:table-cell office:value-type="float" office:value="-69.1776519012451" calcext:value-type="float">
            <text:p>-69,178</text:p>
          </table:table-cell>
          <table:table-cell office:value-type="float" office:value="-68.9220015182495" calcext:value-type="float">
            <text:p>-68,922</text:p>
          </table:table-cell>
          <table:table-cell office:value-type="float" office:value="-69.1759240036011" calcext:value-type="float">
            <text:p>-69,17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68.9290469055176" calcext:value-type="float">
            <text:p>-68,929</text:p>
          </table:table-cell>
          <table:table-cell office:value-type="float" office:value="-69.1793016052246" calcext:value-type="float">
            <text:p>-69,179</text:p>
          </table:table-cell>
          <table:table-cell office:value-type="float" office:value="-68.9103121795654" calcext:value-type="float">
            <text:p>-68,910</text:p>
          </table:table-cell>
          <table:table-cell office:value-type="float" office:value="-69.1635854568481" calcext:value-type="float">
            <text:p>-69,164</text:p>
          </table:table-cell>
          <table:table-cell office:value-type="float" office:value="-68.9400192642212" calcext:value-type="float">
            <text:p>-68,940</text:p>
          </table:table-cell>
          <table:table-cell office:value-type="float" office:value="-69.1812514953613" calcext:value-type="float">
            <text:p>-69,181</text:p>
          </table:table-cell>
          <table:table-cell office:value-type="float" office:value="-68.9195380783081" calcext:value-type="float">
            <text:p>-68,920</text:p>
          </table:table-cell>
          <table:table-cell office:value-type="float" office:value="-69.174188117981" calcext:value-type="float">
            <text:p>-69,174</text:p>
          </table:table-cell>
          <table:table-cell office:value-type="float" office:value="-68.9185992279053" calcext:value-type="float">
            <text:p>-68,919</text:p>
          </table:table-cell>
          <table:table-cell office:value-type="float" office:value="-69.1815640411377" calcext:value-type="float">
            <text:p>-69,182</text:p>
          </table:table-cell>
          <table:table-cell office:value-type="float" office:value="-68.9197432785034" calcext:value-type="float">
            <text:p>-68,920</text:p>
          </table:table-cell>
          <table:table-cell office:value-type="float" office:value="-69.1806338729858" calcext:value-type="float">
            <text:p>-69,181</text:p>
          </table:table-cell>
          <table:table-cell office:value-type="float" office:value="-68.9280185012817" calcext:value-type="float">
            <text:p>-68,928</text:p>
          </table:table-cell>
          <table:table-cell office:value-type="float" office:value="-69.1812153167725" calcext:value-type="float">
            <text:p>-69,181</text:p>
          </table:table-cell>
          <table:table-cell office:value-type="float" office:value="-68.9259139099121" calcext:value-type="float">
            <text:p>-68,926</text:p>
          </table:table-cell>
          <table:table-cell office:value-type="float" office:value="-69.1823100891113" calcext:value-type="float">
            <text:p>-69,182</text:p>
          </table:table-cell>
          <table:table-cell office:value-type="float" office:value="-68.9249577026367" calcext:value-type="float">
            <text:p>-68,925</text:p>
          </table:table-cell>
          <table:table-cell office:value-type="float" office:value="-69.1824883041382" calcext:value-type="float">
            <text:p>-69,182</text:p>
          </table:table-cell>
          <table:table-cell office:value-type="float" office:value="-68.9236421356201" calcext:value-type="float">
            <text:p>-68,924</text:p>
          </table:table-cell>
          <table:table-cell office:value-type="float" office:value="-69.1782025909424" calcext:value-type="float">
            <text:p>-69,178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68.9257168807983" calcext:value-type="float">
            <text:p>-68,926</text:p>
          </table:table-cell>
          <table:table-cell office:value-type="float" office:value="-69.1767865219116" calcext:value-type="float">
            <text:p>-69,177</text:p>
          </table:table-cell>
          <table:table-cell office:value-type="float" office:value="-68.923388381958" calcext:value-type="float">
            <text:p>-68,923</text:p>
          </table:table-cell>
          <table:table-cell office:value-type="float" office:value="-69.1784338073731" calcext:value-type="float">
            <text:p>-69,178</text:p>
          </table:table-cell>
          <table:table-cell office:value-type="float" office:value="-68.912022026062" calcext:value-type="float">
            <text:p>-68,912</text:p>
          </table:table-cell>
          <table:table-cell office:value-type="float" office:value="-69.193273475647" calcext:value-type="float">
            <text:p>-69,193</text:p>
          </table:table-cell>
          <table:table-cell office:value-type="float" office:value="-68.9416015014649" calcext:value-type="float">
            <text:p>-68,942</text:p>
          </table:table-cell>
          <table:table-cell office:value-type="float" office:value="-69.1837132110596" calcext:value-type="float">
            <text:p>-69,184</text:p>
          </table:table-cell>
          <table:table-cell office:value-type="float" office:value="-68.9260890197754" calcext:value-type="float">
            <text:p>-68,926</text:p>
          </table:table-cell>
          <table:table-cell office:value-type="float" office:value="-69.1858078155518" calcext:value-type="float">
            <text:p>-69,186</text:p>
          </table:table-cell>
          <table:table-cell office:value-type="float" office:value="-68.9367956695557" calcext:value-type="float">
            <text:p>-68,937</text:p>
          </table:table-cell>
          <table:table-cell office:value-type="float" office:value="-69.1801775588989" calcext:value-type="float">
            <text:p>-69,180</text:p>
          </table:table-cell>
          <table:table-cell office:value-type="float" office:value="-68.9400175018311" calcext:value-type="float">
            <text:p>-68,940</text:p>
          </table:table-cell>
          <table:table-cell office:value-type="float" office:value="-69.1947421798706" calcext:value-type="float">
            <text:p>-69,195</text:p>
          </table:table-cell>
          <table:table-cell office:value-type="float" office:value="-68.9373968811035" calcext:value-type="float">
            <text:p>-68,937</text:p>
          </table:table-cell>
          <table:table-cell office:value-type="float" office:value="-69.1890928955078" calcext:value-type="float">
            <text:p>-69,189</text:p>
          </table:table-cell>
          <table:table-cell office:value-type="float" office:value="-68.935615737915" calcext:value-type="float">
            <text:p>-68,936</text:p>
          </table:table-cell>
          <table:table-cell office:value-type="float" office:value="-69.1883592224121" calcext:value-type="float">
            <text:p>-69,188</text:p>
          </table:table-cell>
          <table:table-cell office:value-type="float" office:value="-68.9288146514893" calcext:value-type="float">
            <text:p>-68,929</text:p>
          </table:table-cell>
          <table:table-cell office:value-type="float" office:value="-69.1843343276978" calcext:value-type="float">
            <text:p>-69,184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68.941136795044" calcext:value-type="float">
            <text:p>-68,941</text:p>
          </table:table-cell>
          <table:table-cell office:value-type="float" office:value="-69.1787138366699" calcext:value-type="float">
            <text:p>-69,179</text:p>
          </table:table-cell>
          <table:table-cell office:value-type="float" office:value="-68.9312430801392" calcext:value-type="float">
            <text:p>-68,931</text:p>
          </table:table-cell>
          <table:table-cell office:value-type="float" office:value="-69.1931423416138" calcext:value-type="float">
            <text:p>-69,193</text:p>
          </table:table-cell>
          <table:table-cell office:value-type="float" office:value="-68.9380877304077" calcext:value-type="float">
            <text:p>-68,938</text:p>
          </table:table-cell>
          <table:table-cell office:value-type="float" office:value="-69.1944570083618" calcext:value-type="float">
            <text:p>-69,194</text:p>
          </table:table-cell>
          <table:table-cell office:value-type="float" office:value="-68.9332962417603" calcext:value-type="float">
            <text:p>-68,933</text:p>
          </table:table-cell>
          <table:table-cell office:value-type="float" office:value="-69.1776779632568" calcext:value-type="float">
            <text:p>-69,178</text:p>
          </table:table-cell>
          <table:table-cell office:value-type="float" office:value="-68.9334481430054" calcext:value-type="float">
            <text:p>-68,933</text:p>
          </table:table-cell>
          <table:table-cell office:value-type="float" office:value="-69.1917492446899" calcext:value-type="float">
            <text:p>-69,192</text:p>
          </table:table-cell>
          <table:table-cell office:value-type="float" office:value="-68.931035949707" calcext:value-type="float">
            <text:p>-68,931</text:p>
          </table:table-cell>
          <table:table-cell office:value-type="float" office:value="-69.1869575500488" calcext:value-type="float">
            <text:p>-69,187</text:p>
          </table:table-cell>
          <table:table-cell office:value-type="float" office:value="-68.9361251144409" calcext:value-type="float">
            <text:p>-68,936</text:p>
          </table:table-cell>
          <table:table-cell office:value-type="float" office:value="-69.1885514144898" calcext:value-type="float">
            <text:p>-69,189</text:p>
          </table:table-cell>
          <table:table-cell office:value-type="float" office:value="-68.9364592895508" calcext:value-type="float">
            <text:p>-68,936</text:p>
          </table:table-cell>
          <table:table-cell office:value-type="float" office:value="-69.1914594726563" calcext:value-type="float">
            <text:p>-69,191</text:p>
          </table:table-cell>
          <table:table-cell office:value-type="float" office:value="-68.9378970336914" calcext:value-type="float">
            <text:p>-68,938</text:p>
          </table:table-cell>
          <table:table-cell office:value-type="float" office:value="-69.1883535614014" calcext:value-type="float">
            <text:p>-69,188</text:p>
          </table:table-cell>
          <table:table-cell office:value-type="float" office:value="-68.9379660491943" calcext:value-type="float">
            <text:p>-68,938</text:p>
          </table:table-cell>
          <table:table-cell office:value-type="float" office:value="-69.1913178329468" calcext:value-type="float">
            <text:p>-69,19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68.9382946853638" calcext:value-type="float">
            <text:p>-68,938</text:p>
          </table:table-cell>
          <table:table-cell office:value-type="float" office:value="-69.187553024292" calcext:value-type="float">
            <text:p>-69,188</text:p>
          </table:table-cell>
          <table:table-cell office:value-type="float" office:value="-68.94651978302" calcext:value-type="float">
            <text:p>-68,947</text:p>
          </table:table-cell>
          <table:table-cell office:value-type="float" office:value="-69.1776541748047" calcext:value-type="float">
            <text:p>-69,178</text:p>
          </table:table-cell>
          <table:table-cell office:value-type="float" office:value="-68.9277881164551" calcext:value-type="float">
            <text:p>-68,928</text:p>
          </table:table-cell>
          <table:table-cell office:value-type="float" office:value="-69.1971121749878" calcext:value-type="float">
            <text:p>-69,197</text:p>
          </table:table-cell>
          <table:table-cell office:value-type="float" office:value="-68.9383538818359" calcext:value-type="float">
            <text:p>-68,938</text:p>
          </table:table-cell>
          <table:table-cell office:value-type="float" office:value="-69.1905278320313" calcext:value-type="float">
            <text:p>-69,191</text:p>
          </table:table-cell>
          <table:table-cell office:value-type="float" office:value="-68.9449266967773" calcext:value-type="float">
            <text:p>-68,945</text:p>
          </table:table-cell>
          <table:table-cell office:value-type="float" office:value="-69.1879867477417" calcext:value-type="float">
            <text:p>-69,188</text:p>
          </table:table-cell>
          <table:table-cell office:value-type="float" office:value="-68.9378942108154" calcext:value-type="float">
            <text:p>-68,938</text:p>
          </table:table-cell>
          <table:table-cell office:value-type="float" office:value="-69.186861038208" calcext:value-type="float">
            <text:p>-69,187</text:p>
          </table:table-cell>
          <table:table-cell office:value-type="float" office:value="-68.9447183303833" calcext:value-type="float">
            <text:p>-68,945</text:p>
          </table:table-cell>
          <table:table-cell office:value-type="float" office:value="-69.1928216171265" calcext:value-type="float">
            <text:p>-69,193</text:p>
          </table:table-cell>
          <table:table-cell office:value-type="float" office:value="-68.941075881958" calcext:value-type="float">
            <text:p>-68,941</text:p>
          </table:table-cell>
          <table:table-cell office:value-type="float" office:value="-69.1935601348877" calcext:value-type="float">
            <text:p>-69,194</text:p>
          </table:table-cell>
          <table:table-cell office:value-type="float" office:value="-68.9395194091797" calcext:value-type="float">
            <text:p>-68,940</text:p>
          </table:table-cell>
          <table:table-cell office:value-type="float" office:value="-69.1965610580444" calcext:value-type="float">
            <text:p>-69,197</text:p>
          </table:table-cell>
          <table:table-cell office:value-type="float" office:value="-68.9366874313354" calcext:value-type="float">
            <text:p>-68,937</text:p>
          </table:table-cell>
          <table:table-cell office:value-type="float" office:value="-69.1895698852539" calcext:value-type="float">
            <text:p>-69,19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68.9378799819946" calcext:value-type="float">
            <text:p>-68,938</text:p>
          </table:table-cell>
          <table:table-cell office:value-type="float" office:value="-69.200617149353" calcext:value-type="float">
            <text:p>-69,201</text:p>
          </table:table-cell>
          <table:table-cell office:value-type="float" office:value="-68.9341305160523" calcext:value-type="float">
            <text:p>-68,934</text:p>
          </table:table-cell>
          <table:table-cell office:value-type="float" office:value="-69.2010059738159" calcext:value-type="float">
            <text:p>-69,201</text:p>
          </table:table-cell>
          <table:table-cell office:value-type="float" office:value="-68.9369574813843" calcext:value-type="float">
            <text:p>-68,937</text:p>
          </table:table-cell>
          <table:table-cell office:value-type="float" office:value="-69.1943415603638" calcext:value-type="float">
            <text:p>-69,194</text:p>
          </table:table-cell>
          <table:table-cell office:value-type="float" office:value="-68.9378585739136" calcext:value-type="float">
            <text:p>-68,938</text:p>
          </table:table-cell>
          <table:table-cell office:value-type="float" office:value="-69.1940865936279" calcext:value-type="float">
            <text:p>-69,194</text:p>
          </table:table-cell>
          <table:table-cell office:value-type="float" office:value="-68.9430123214722" calcext:value-type="float">
            <text:p>-68,943</text:p>
          </table:table-cell>
          <table:table-cell office:value-type="float" office:value="-69.1912475509644" calcext:value-type="float">
            <text:p>-69,191</text:p>
          </table:table-cell>
          <table:table-cell office:value-type="float" office:value="-68.9353292770386" calcext:value-type="float">
            <text:p>-68,935</text:p>
          </table:table-cell>
          <table:table-cell office:value-type="float" office:value="-69.1859585037231" calcext:value-type="float">
            <text:p>-69,186</text:p>
          </table:table-cell>
          <table:table-cell office:value-type="float" office:value="-68.9393327102661" calcext:value-type="float">
            <text:p>-68,939</text:p>
          </table:table-cell>
          <table:table-cell office:value-type="float" office:value="-69.1887416305542" calcext:value-type="float">
            <text:p>-69,189</text:p>
          </table:table-cell>
          <table:table-cell office:value-type="float" office:value="-68.934315361023" calcext:value-type="float">
            <text:p>-68,934</text:p>
          </table:table-cell>
          <table:table-cell office:value-type="float" office:value="-69.1933376464844" calcext:value-type="float">
            <text:p>-69,193</text:p>
          </table:table-cell>
          <table:table-cell office:value-type="float" office:value="-68.941500831604" calcext:value-type="float">
            <text:p>-68,942</text:p>
          </table:table-cell>
          <table:table-cell office:value-type="float" office:value="-69.1926279525757" calcext:value-type="float">
            <text:p>-69,193</text:p>
          </table:table-cell>
          <table:table-cell office:value-type="float" office:value="-68.931619758606" calcext:value-type="float">
            <text:p>-68,932</text:p>
          </table:table-cell>
          <table:table-cell office:value-type="float" office:value="-69.1885570068359" calcext:value-type="float">
            <text:p>-69,18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68.9639264068604" calcext:value-type="float">
            <text:p>-68,964</text:p>
          </table:table-cell>
          <table:table-cell office:value-type="float" office:value="-69.2008626861572" calcext:value-type="float">
            <text:p>-69,201</text:p>
          </table:table-cell>
          <table:table-cell office:value-type="float" office:value="-68.9368210754395" calcext:value-type="float">
            <text:p>-68,937</text:p>
          </table:table-cell>
          <table:table-cell office:value-type="float" office:value="-69.2065782775879" calcext:value-type="float">
            <text:p>-69,207</text:p>
          </table:table-cell>
          <table:table-cell office:value-type="float" office:value="-68.9362147140503" calcext:value-type="float">
            <text:p>-68,936</text:p>
          </table:table-cell>
          <table:table-cell office:value-type="float" office:value="-69.1843026199341" calcext:value-type="float">
            <text:p>-69,184</text:p>
          </table:table-cell>
          <table:table-cell office:value-type="float" office:value="-68.944461769104" calcext:value-type="float">
            <text:p>-68,944</text:p>
          </table:table-cell>
          <table:table-cell office:value-type="float" office:value="-69.1746423950195" calcext:value-type="float">
            <text:p>-69,175</text:p>
          </table:table-cell>
          <table:table-cell office:value-type="float" office:value="-68.9439581375122" calcext:value-type="float">
            <text:p>-68,944</text:p>
          </table:table-cell>
          <table:table-cell office:value-type="float" office:value="-69.1869902801514" calcext:value-type="float">
            <text:p>-69,187</text:p>
          </table:table-cell>
          <table:table-cell office:value-type="float" office:value="-68.9443906326294" calcext:value-type="float">
            <text:p>-68,944</text:p>
          </table:table-cell>
          <table:table-cell office:value-type="float" office:value="-69.1979370880127" calcext:value-type="float">
            <text:p>-69,198</text:p>
          </table:table-cell>
          <table:table-cell office:value-type="float" office:value="-68.9378824691772" calcext:value-type="float">
            <text:p>-68,938</text:p>
          </table:table-cell>
          <table:table-cell office:value-type="float" office:value="-69.1937344589233" calcext:value-type="float">
            <text:p>-69,194</text:p>
          </table:table-cell>
          <table:table-cell office:value-type="float" office:value="-68.9341469039917" calcext:value-type="float">
            <text:p>-68,934</text:p>
          </table:table-cell>
          <table:table-cell office:value-type="float" office:value="-69.1893799285889" calcext:value-type="float">
            <text:p>-69,189</text:p>
          </table:table-cell>
          <table:table-cell office:value-type="float" office:value="-68.9410042419434" calcext:value-type="float">
            <text:p>-68,941</text:p>
          </table:table-cell>
          <table:table-cell office:value-type="float" office:value="-69.1899615707397" calcext:value-type="float">
            <text:p>-69,190</text:p>
          </table:table-cell>
          <table:table-cell office:value-type="float" office:value="-68.9350881576538" calcext:value-type="float">
            <text:p>-68,935</text:p>
          </table:table-cell>
          <table:table-cell office:value-type="float" office:value="-69.1872050018311" calcext:value-type="float">
            <text:p>-69,18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68.9142384109497" calcext:value-type="float">
            <text:p>-68,914</text:p>
          </table:table-cell>
          <table:table-cell office:value-type="float" office:value="-69.1933597183228" calcext:value-type="float">
            <text:p>-69,193</text:p>
          </table:table-cell>
          <table:table-cell office:value-type="float" office:value="-68.9221971893311" calcext:value-type="float">
            <text:p>-68,922</text:p>
          </table:table-cell>
          <table:table-cell office:value-type="float" office:value="-69.1608241348267" calcext:value-type="float">
            <text:p>-69,161</text:p>
          </table:table-cell>
          <table:table-cell office:value-type="float" office:value="-68.9136208343506" calcext:value-type="float">
            <text:p>-68,914</text:p>
          </table:table-cell>
          <table:table-cell office:value-type="float" office:value="-69.1729810028076" calcext:value-type="float">
            <text:p>-69,173</text:p>
          </table:table-cell>
          <table:table-cell office:value-type="float" office:value="-68.9080795288086" calcext:value-type="float">
            <text:p>-68,908</text:p>
          </table:table-cell>
          <table:table-cell office:value-type="float" office:value="-69.1597932052612" calcext:value-type="float">
            <text:p>-69,160</text:p>
          </table:table-cell>
          <table:table-cell office:value-type="float" office:value="-68.9143871765137" calcext:value-type="float">
            <text:p>-68,914</text:p>
          </table:table-cell>
          <table:table-cell office:value-type="float" office:value="-69.1648022232056" calcext:value-type="float">
            <text:p>-69,165</text:p>
          </table:table-cell>
          <table:table-cell office:value-type="float" office:value="-68.9151146774292" calcext:value-type="float">
            <text:p>-68,915</text:p>
          </table:table-cell>
          <table:table-cell office:value-type="float" office:value="-69.1625658569336" calcext:value-type="float">
            <text:p>-69,163</text:p>
          </table:table-cell>
          <table:table-cell office:value-type="float" office:value="-68.9279074707031" calcext:value-type="float">
            <text:p>-68,928</text:p>
          </table:table-cell>
          <table:table-cell office:value-type="float" office:value="-69.1812079544067" calcext:value-type="float">
            <text:p>-69,181</text:p>
          </table:table-cell>
          <table:table-cell office:value-type="float" office:value="-68.9318671340942" calcext:value-type="float">
            <text:p>-68,932</text:p>
          </table:table-cell>
          <table:table-cell office:value-type="float" office:value="-69.1871649627686" calcext:value-type="float">
            <text:p>-69,187</text:p>
          </table:table-cell>
          <table:table-cell office:value-type="float" office:value="-68.9622002487183" calcext:value-type="float">
            <text:p>-68,962</text:p>
          </table:table-cell>
          <table:table-cell office:value-type="float" office:value="-69.207646484375" calcext:value-type="float">
            <text:p>-69,208</text:p>
          </table:table-cell>
          <table:table-cell office:value-type="float" office:value="-68.9643408584595" calcext:value-type="float">
            <text:p>-68,964</text:p>
          </table:table-cell>
          <table:table-cell office:value-type="float" office:value="-69.2091064605713" calcext:value-type="float">
            <text:p>-69,209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68.9294895248413" calcext:value-type="float">
            <text:p>-68,929</text:p>
          </table:table-cell>
          <table:table-cell office:value-type="float" office:value="-69.1980127868652" calcext:value-type="float">
            <text:p>-69,198</text:p>
          </table:table-cell>
          <table:table-cell office:value-type="float" office:value="-68.9211990432739" calcext:value-type="float">
            <text:p>-68,921</text:p>
          </table:table-cell>
          <table:table-cell office:value-type="float" office:value="-69.2009032363892" calcext:value-type="float">
            <text:p>-69,201</text:p>
          </table:table-cell>
          <table:table-cell office:value-type="float" office:value="-68.9087593002319" calcext:value-type="float">
            <text:p>-68,909</text:p>
          </table:table-cell>
          <table:table-cell office:value-type="float" office:value="-69.1852222976685" calcext:value-type="float">
            <text:p>-69,185</text:p>
          </table:table-cell>
          <table:table-cell office:value-type="float" office:value="-68.9281181335449" calcext:value-type="float">
            <text:p>-68,928</text:p>
          </table:table-cell>
          <table:table-cell office:value-type="float" office:value="-69.1902093887329" calcext:value-type="float">
            <text:p>-69,190</text:p>
          </table:table-cell>
          <table:table-cell office:value-type="float" office:value="-68.9181779632568" calcext:value-type="float">
            <text:p>-68,918</text:p>
          </table:table-cell>
          <table:table-cell office:value-type="float" office:value="-69.1824494400024" calcext:value-type="float">
            <text:p>-69,182</text:p>
          </table:table-cell>
          <table:table-cell office:value-type="float" office:value="-68.9221908721924" calcext:value-type="float">
            <text:p>-68,922</text:p>
          </table:table-cell>
          <table:table-cell office:value-type="float" office:value="-69.1750274276733" calcext:value-type="float">
            <text:p>-69,175</text:p>
          </table:table-cell>
          <table:table-cell office:value-type="float" office:value="-68.916300743103" calcext:value-type="float">
            <text:p>-68,916</text:p>
          </table:table-cell>
          <table:table-cell office:value-type="float" office:value="-69.1705727539063" calcext:value-type="float">
            <text:p>-69,171</text:p>
          </table:table-cell>
          <table:table-cell office:value-type="float" office:value="-68.9267338943482" calcext:value-type="float">
            <text:p>-68,927</text:p>
          </table:table-cell>
          <table:table-cell office:value-type="float" office:value="-69.1777201461792" calcext:value-type="float">
            <text:p>-69,178</text:p>
          </table:table-cell>
          <table:table-cell office:value-type="float" office:value="-68.9329166259766" calcext:value-type="float">
            <text:p>-68,933</text:p>
          </table:table-cell>
          <table:table-cell office:value-type="float" office:value="-69.1846225204468" calcext:value-type="float">
            <text:p>-69,185</text:p>
          </table:table-cell>
          <table:table-cell office:value-type="float" office:value="-68.9387926330566" calcext:value-type="float">
            <text:p>-68,939</text:p>
          </table:table-cell>
          <table:table-cell office:value-type="float" office:value="-69.1882780075073" calcext:value-type="float">
            <text:p>-69,188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68.9416861419678" calcext:value-type="float">
            <text:p>-68,942</text:p>
          </table:table-cell>
          <table:table-cell office:value-type="float" office:value="-69.2042277908325" calcext:value-type="float">
            <text:p>-69,204</text:p>
          </table:table-cell>
          <table:table-cell office:value-type="float" office:value="-68.9472777709961" calcext:value-type="float">
            <text:p>-68,947</text:p>
          </table:table-cell>
          <table:table-cell office:value-type="float" office:value="-69.1957959823608" calcext:value-type="float">
            <text:p>-69,196</text:p>
          </table:table-cell>
          <table:table-cell office:value-type="float" office:value="-68.9759855422974" calcext:value-type="float">
            <text:p>-68,976</text:p>
          </table:table-cell>
          <table:table-cell office:value-type="float" office:value="-69.1838396377564" calcext:value-type="float">
            <text:p>-69,184</text:p>
          </table:table-cell>
          <table:table-cell office:value-type="float" office:value="-68.9483262557983" calcext:value-type="float">
            <text:p>-68,948</text:p>
          </table:table-cell>
          <table:table-cell office:value-type="float" office:value="-69.2052767486572" calcext:value-type="float">
            <text:p>-69,205</text:p>
          </table:table-cell>
          <table:table-cell office:value-type="float" office:value="-68.9462353973389" calcext:value-type="float">
            <text:p>-68,946</text:p>
          </table:table-cell>
          <table:table-cell office:value-type="float" office:value="-69.2132692718506" calcext:value-type="float">
            <text:p>-69,213</text:p>
          </table:table-cell>
          <table:table-cell office:value-type="float" office:value="-68.9613739318848" calcext:value-type="float">
            <text:p>-68,961</text:p>
          </table:table-cell>
          <table:table-cell office:value-type="float" office:value="-69.2104370422363" calcext:value-type="float">
            <text:p>-69,210</text:p>
          </table:table-cell>
          <table:table-cell office:value-type="float" office:value="-68.9624033584595" calcext:value-type="float">
            <text:p>-68,962</text:p>
          </table:table-cell>
          <table:table-cell office:value-type="float" office:value="-69.2105314407349" calcext:value-type="float">
            <text:p>-69,211</text:p>
          </table:table-cell>
          <table:table-cell office:value-type="float" office:value="-68.9636604919434" calcext:value-type="float">
            <text:p>-68,964</text:p>
          </table:table-cell>
          <table:table-cell office:value-type="float" office:value="-69.2182626419067" calcext:value-type="float">
            <text:p>-69,218</text:p>
          </table:table-cell>
          <table:table-cell office:value-type="float" office:value="-68.9609081039429" calcext:value-type="float">
            <text:p>-68,961</text:p>
          </table:table-cell>
          <table:table-cell office:value-type="float" office:value="-69.208626663208" calcext:value-type="float">
            <text:p>-69,209</text:p>
          </table:table-cell>
          <table:table-cell office:value-type="float" office:value="-68.9592352905274" calcext:value-type="float">
            <text:p>-68,959</text:p>
          </table:table-cell>
          <table:table-cell office:value-type="float" office:value="-69.2021342468262" calcext:value-type="float">
            <text:p>-69,202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68.9644527893066" calcext:value-type="float">
            <text:p>-68,964</text:p>
          </table:table-cell>
          <table:table-cell office:value-type="float" office:value="-69.2228702545166" calcext:value-type="float">
            <text:p>-69,223</text:p>
          </table:table-cell>
          <table:table-cell office:value-type="float" office:value="-68.9344037704468" calcext:value-type="float">
            <text:p>-68,934</text:p>
          </table:table-cell>
          <table:table-cell office:value-type="float" office:value="-69.1892624053955" calcext:value-type="float">
            <text:p>-69,189</text:p>
          </table:table-cell>
          <table:table-cell office:value-type="float" office:value="-68.9272975692749" calcext:value-type="float">
            <text:p>-68,927</text:p>
          </table:table-cell>
          <table:table-cell office:value-type="float" office:value="-69.1801451416016" calcext:value-type="float">
            <text:p>-69,180</text:p>
          </table:table-cell>
          <table:table-cell office:value-type="float" office:value="-68.9351094360352" calcext:value-type="float">
            <text:p>-68,935</text:p>
          </table:table-cell>
          <table:table-cell office:value-type="float" office:value="-69.1866102142334" calcext:value-type="float">
            <text:p>-69,187</text:p>
          </table:table-cell>
          <table:table-cell office:value-type="float" office:value="-68.9179266738892" calcext:value-type="float">
            <text:p>-68,918</text:p>
          </table:table-cell>
          <table:table-cell office:value-type="float" office:value="-69.1769889526367" calcext:value-type="float">
            <text:p>-69,177</text:p>
          </table:table-cell>
          <table:table-cell office:value-type="float" office:value="-68.9246083984375" calcext:value-type="float">
            <text:p>-68,925</text:p>
          </table:table-cell>
          <table:table-cell office:value-type="float" office:value="-69.1717413864136" calcext:value-type="float">
            <text:p>-69,172</text:p>
          </table:table-cell>
          <table:table-cell office:value-type="float" office:value="-68.9235018081665" calcext:value-type="float">
            <text:p>-68,924</text:p>
          </table:table-cell>
          <table:table-cell office:value-type="float" office:value="-69.1740763549805" calcext:value-type="float">
            <text:p>-69,174</text:p>
          </table:table-cell>
          <table:table-cell office:value-type="float" office:value="-68.9188299331665" calcext:value-type="float">
            <text:p>-68,919</text:p>
          </table:table-cell>
          <table:table-cell office:value-type="float" office:value="-69.1691049880981" calcext:value-type="float">
            <text:p>-69,169</text:p>
          </table:table-cell>
          <table:table-cell office:value-type="float" office:value="-68.9178815002441" calcext:value-type="float">
            <text:p>-68,918</text:p>
          </table:table-cell>
          <table:table-cell office:value-type="float" office:value="-69.1732415466309" calcext:value-type="float">
            <text:p>-69,173</text:p>
          </table:table-cell>
          <table:table-cell office:value-type="float" office:value="-68.92110887146" calcext:value-type="float">
            <text:p>-68,921</text:p>
          </table:table-cell>
          <table:table-cell office:value-type="float" office:value="-69.1726695632935" calcext:value-type="float">
            <text:p>-69,173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68.8979359054566" calcext:value-type="float">
            <text:p>-68,898</text:p>
          </table:table-cell>
          <table:table-cell office:value-type="float" office:value="-69.1647587051392" calcext:value-type="float">
            <text:p>-69,165</text:p>
          </table:table-cell>
          <table:table-cell office:value-type="float" office:value="-68.9291223907471" calcext:value-type="float">
            <text:p>-68,929</text:p>
          </table:table-cell>
          <table:table-cell office:value-type="float" office:value="-69.1858365402222" calcext:value-type="float">
            <text:p>-69,186</text:p>
          </table:table-cell>
          <table:table-cell office:value-type="float" office:value="-68.9285803375244" calcext:value-type="float">
            <text:p>-68,929</text:p>
          </table:table-cell>
          <table:table-cell office:value-type="float" office:value="-69.1849873275757" calcext:value-type="float">
            <text:p>-69,185</text:p>
          </table:table-cell>
          <table:table-cell office:value-type="float" office:value="-68.9347368545532" calcext:value-type="float">
            <text:p>-68,935</text:p>
          </table:table-cell>
          <table:table-cell office:value-type="float" office:value="-69.192591583252" calcext:value-type="float">
            <text:p>-69,193</text:p>
          </table:table-cell>
          <table:table-cell office:value-type="float" office:value="-68.937543838501" calcext:value-type="float">
            <text:p>-68,938</text:p>
          </table:table-cell>
          <table:table-cell office:value-type="float" office:value="-69.1983152923584" calcext:value-type="float">
            <text:p>-69,198</text:p>
          </table:table-cell>
          <table:table-cell office:value-type="float" office:value="-68.9489470443726" calcext:value-type="float">
            <text:p>-68,949</text:p>
          </table:table-cell>
          <table:table-cell office:value-type="float" office:value="-69.1917127761841" calcext:value-type="float">
            <text:p>-69,192</text:p>
          </table:table-cell>
          <table:table-cell office:value-type="float" office:value="-68.9459256210327" calcext:value-type="float">
            <text:p>-68,946</text:p>
          </table:table-cell>
          <table:table-cell office:value-type="float" office:value="-69.2009630279541" calcext:value-type="float">
            <text:p>-69,201</text:p>
          </table:table-cell>
          <table:table-cell office:value-type="float" office:value="-68.9482867736816" calcext:value-type="float">
            <text:p>-68,948</text:p>
          </table:table-cell>
          <table:table-cell office:value-type="float" office:value="-69.200728591919" calcext:value-type="float">
            <text:p>-69,201</text:p>
          </table:table-cell>
          <table:table-cell office:value-type="float" office:value="-68.943837890625" calcext:value-type="float">
            <text:p>-68,944</text:p>
          </table:table-cell>
          <table:table-cell office:value-type="float" office:value="-69.1992857513428" calcext:value-type="float">
            <text:p>-69,199</text:p>
          </table:table-cell>
          <table:table-cell office:value-type="float" office:value="-68.9428750305176" calcext:value-type="float">
            <text:p>-68,943</text:p>
          </table:table-cell>
          <table:table-cell office:value-type="float" office:value="-69.1966568527222" calcext:value-type="float">
            <text:p>-69,197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68.959290473938" calcext:value-type="float">
            <text:p>-68,959</text:p>
          </table:table-cell>
          <table:table-cell office:value-type="float" office:value="-69.1833190994263" calcext:value-type="float">
            <text:p>-69,183</text:p>
          </table:table-cell>
          <table:table-cell office:value-type="float" office:value="-68.9447665863037" calcext:value-type="float">
            <text:p>-68,945</text:p>
          </table:table-cell>
          <table:table-cell office:value-type="float" office:value="-69.218113861084" calcext:value-type="float">
            <text:p>-69,218</text:p>
          </table:table-cell>
          <table:table-cell office:value-type="float" office:value="-68.942217048645" calcext:value-type="float">
            <text:p>-68,942</text:p>
          </table:table-cell>
          <table:table-cell office:value-type="float" office:value="-69.206374130249" calcext:value-type="float">
            <text:p>-69,206</text:p>
          </table:table-cell>
          <table:table-cell office:value-type="float" office:value="-68.9412575531006" calcext:value-type="float">
            <text:p>-68,941</text:p>
          </table:table-cell>
          <table:table-cell office:value-type="float" office:value="-69.1989800949097" calcext:value-type="float">
            <text:p>-69,199</text:p>
          </table:table-cell>
          <table:table-cell office:value-type="float" office:value="-68.9542685241699" calcext:value-type="float">
            <text:p>-68,954</text:p>
          </table:table-cell>
          <table:table-cell office:value-type="float" office:value="-69.2042934570313" calcext:value-type="float">
            <text:p>-69,204</text:p>
          </table:table-cell>
          <table:table-cell office:value-type="float" office:value="-68.9494100036621" calcext:value-type="float">
            <text:p>-68,949</text:p>
          </table:table-cell>
          <table:table-cell office:value-type="float" office:value="-69.2077770996094" calcext:value-type="float">
            <text:p>-69,208</text:p>
          </table:table-cell>
          <table:table-cell office:value-type="float" office:value="-68.9509185333252" calcext:value-type="float">
            <text:p>-68,951</text:p>
          </table:table-cell>
          <table:table-cell office:value-type="float" office:value="-69.2051725006104" calcext:value-type="float">
            <text:p>-69,205</text:p>
          </table:table-cell>
          <table:table-cell office:value-type="float" office:value="-68.9530530014038" calcext:value-type="float">
            <text:p>-68,953</text:p>
          </table:table-cell>
          <table:table-cell office:value-type="float" office:value="-69.2035398712158" calcext:value-type="float">
            <text:p>-69,204</text:p>
          </table:table-cell>
          <table:table-cell office:value-type="float" office:value="-68.9525734176636" calcext:value-type="float">
            <text:p>-68,953</text:p>
          </table:table-cell>
          <table:table-cell office:value-type="float" office:value="-69.1963497924805" calcext:value-type="float">
            <text:p>-69,196</text:p>
          </table:table-cell>
          <table:table-cell office:value-type="float" office:value="-68.9554496307373" calcext:value-type="float">
            <text:p>-68,955</text:p>
          </table:table-cell>
          <table:table-cell office:value-type="float" office:value="-69.207110244751" calcext:value-type="float">
            <text:p>-69,207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68.9480758972168" calcext:value-type="float">
            <text:p>-68,948</text:p>
          </table:table-cell>
          <table:table-cell office:value-type="float" office:value="-69.20239478302" calcext:value-type="float">
            <text:p>-69,202</text:p>
          </table:table-cell>
          <table:table-cell office:value-type="float" office:value="-68.9678517608643" calcext:value-type="float">
            <text:p>-68,968</text:p>
          </table:table-cell>
          <table:table-cell office:value-type="float" office:value="-69.215314529419" calcext:value-type="float">
            <text:p>-69,215</text:p>
          </table:table-cell>
          <table:table-cell office:value-type="float" office:value="-68.959373588562" calcext:value-type="float">
            <text:p>-68,959</text:p>
          </table:table-cell>
          <table:table-cell office:value-type="float" office:value="-69.2232966995239" calcext:value-type="float">
            <text:p>-69,223</text:p>
          </table:table-cell>
          <table:table-cell office:value-type="float" office:value="-68.9634916305542" calcext:value-type="float">
            <text:p>-68,963</text:p>
          </table:table-cell>
          <table:table-cell office:value-type="float" office:value="-69.2081436767578" calcext:value-type="float">
            <text:p>-69,208</text:p>
          </table:table-cell>
          <table:table-cell office:value-type="float" office:value="-68.9615861129761" calcext:value-type="float">
            <text:p>-68,962</text:p>
          </table:table-cell>
          <table:table-cell office:value-type="float" office:value="-69.2128125991821" calcext:value-type="float">
            <text:p>-69,213</text:p>
          </table:table-cell>
          <table:table-cell office:value-type="float" office:value="-68.9595609893799" calcext:value-type="float">
            <text:p>-68,960</text:p>
          </table:table-cell>
          <table:table-cell office:value-type="float" office:value="-69.2142835083008" calcext:value-type="float">
            <text:p>-69,214</text:p>
          </table:table-cell>
          <table:table-cell office:value-type="float" office:value="-68.9602850189209" calcext:value-type="float">
            <text:p>-68,960</text:p>
          </table:table-cell>
          <table:table-cell office:value-type="float" office:value="-69.2143831558228" calcext:value-type="float">
            <text:p>-69,214</text:p>
          </table:table-cell>
          <table:table-cell office:value-type="float" office:value="-68.9588773269653" calcext:value-type="float">
            <text:p>-68,959</text:p>
          </table:table-cell>
          <table:table-cell office:value-type="float" office:value="-69.2085160293579" calcext:value-type="float">
            <text:p>-69,209</text:p>
          </table:table-cell>
          <table:table-cell office:value-type="float" office:value="-68.962429977417" calcext:value-type="float">
            <text:p>-68,962</text:p>
          </table:table-cell>
          <table:table-cell office:value-type="float" office:value="-69.211030204773" calcext:value-type="float">
            <text:p>-69,211</text:p>
          </table:table-cell>
          <table:table-cell office:value-type="float" office:value="-68.9633469238281" calcext:value-type="float">
            <text:p>-68,963</text:p>
          </table:table-cell>
          <table:table-cell office:value-type="float" office:value="-69.2095799789429" calcext:value-type="float">
            <text:p>-69,21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68.9697965545654" calcext:value-type="float">
            <text:p>-68,970</text:p>
          </table:table-cell>
          <table:table-cell office:value-type="float" office:value="-69.2063254318237" calcext:value-type="float">
            <text:p>-69,206</text:p>
          </table:table-cell>
          <table:table-cell office:value-type="float" office:value="-68.9530654296875" calcext:value-type="float">
            <text:p>-68,953</text:p>
          </table:table-cell>
          <table:table-cell office:value-type="float" office:value="-69.1941933441162" calcext:value-type="float">
            <text:p>-69,194</text:p>
          </table:table-cell>
          <table:table-cell office:value-type="float" office:value="-68.9526704483032" calcext:value-type="float">
            <text:p>-68,953</text:p>
          </table:table-cell>
          <table:table-cell office:value-type="float" office:value="-69.2113948135376" calcext:value-type="float">
            <text:p>-69,211</text:p>
          </table:table-cell>
          <table:table-cell office:value-type="float" office:value="-68.9580078430176" calcext:value-type="float">
            <text:p>-68,958</text:p>
          </table:table-cell>
          <table:table-cell office:value-type="float" office:value="-69.2263180007935" calcext:value-type="float">
            <text:p>-69,226</text:p>
          </table:table-cell>
          <table:table-cell office:value-type="float" office:value="-68.9671944961548" calcext:value-type="float">
            <text:p>-68,967</text:p>
          </table:table-cell>
          <table:table-cell office:value-type="float" office:value="-69.2113761444092" calcext:value-type="float">
            <text:p>-69,211</text:p>
          </table:table-cell>
          <table:table-cell office:value-type="float" office:value="-68.974926864624" calcext:value-type="float">
            <text:p>-68,975</text:p>
          </table:table-cell>
          <table:table-cell office:value-type="float" office:value="-69.219227394104" calcext:value-type="float">
            <text:p>-69,219</text:p>
          </table:table-cell>
          <table:table-cell office:value-type="float" office:value="-68.962106262207" calcext:value-type="float">
            <text:p>-68,962</text:p>
          </table:table-cell>
          <table:table-cell office:value-type="float" office:value="-69.223603729248" calcext:value-type="float">
            <text:p>-69,224</text:p>
          </table:table-cell>
          <table:table-cell office:value-type="float" office:value="-68.9588118820191" calcext:value-type="float">
            <text:p>-68,959</text:p>
          </table:table-cell>
          <table:table-cell office:value-type="float" office:value="-69.2155042419434" calcext:value-type="float">
            <text:p>-69,216</text:p>
          </table:table-cell>
          <table:table-cell office:value-type="float" office:value="-68.970927406311" calcext:value-type="float">
            <text:p>-68,971</text:p>
          </table:table-cell>
          <table:table-cell office:value-type="float" office:value="-69.2175151519775" calcext:value-type="float">
            <text:p>-69,218</text:p>
          </table:table-cell>
          <table:table-cell office:value-type="float" office:value="-68.969815536499" calcext:value-type="float">
            <text:p>-68,970</text:p>
          </table:table-cell>
          <table:table-cell office:value-type="float" office:value="-69.2217891845703" calcext:value-type="float">
            <text:p>-69,222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68.976987411499" calcext:value-type="float">
            <text:p>-68,977</text:p>
          </table:table-cell>
          <table:table-cell office:value-type="float" office:value="-69.1969665374756" calcext:value-type="float">
            <text:p>-69,197</text:p>
          </table:table-cell>
          <table:table-cell office:value-type="float" office:value="-68.9536070098877" calcext:value-type="float">
            <text:p>-68,954</text:p>
          </table:table-cell>
          <table:table-cell office:value-type="float" office:value="-69.2078104476929" calcext:value-type="float">
            <text:p>-69,208</text:p>
          </table:table-cell>
          <table:table-cell office:value-type="float" office:value="-68.9730740432739" calcext:value-type="float">
            <text:p>-68,973</text:p>
          </table:table-cell>
          <table:table-cell office:value-type="float" office:value="-69.216598236084" calcext:value-type="float">
            <text:p>-69,217</text:p>
          </table:table-cell>
          <table:table-cell office:value-type="float" office:value="-68.983759727478" calcext:value-type="float">
            <text:p>-68,984</text:p>
          </table:table-cell>
          <table:table-cell office:value-type="float" office:value="-69.2194659500122" calcext:value-type="float">
            <text:p>-69,219</text:p>
          </table:table-cell>
          <table:table-cell office:value-type="float" office:value="-68.9764691772461" calcext:value-type="float">
            <text:p>-68,976</text:p>
          </table:table-cell>
          <table:table-cell office:value-type="float" office:value="-69.2244645843506" calcext:value-type="float">
            <text:p>-69,224</text:p>
          </table:table-cell>
          <table:table-cell office:value-type="float" office:value="-68.9851834640503" calcext:value-type="float">
            <text:p>-68,985</text:p>
          </table:table-cell>
          <table:table-cell office:value-type="float" office:value="-69.2287637557983" calcext:value-type="float">
            <text:p>-69,229</text:p>
          </table:table-cell>
          <table:table-cell office:value-type="float" office:value="-68.9747625274658" calcext:value-type="float">
            <text:p>-68,975</text:p>
          </table:table-cell>
          <table:table-cell office:value-type="float" office:value="-69.2258709640503" calcext:value-type="float">
            <text:p>-69,226</text:p>
          </table:table-cell>
          <table:table-cell office:value-type="float" office:value="-68.9799284667969" calcext:value-type="float">
            <text:p>-68,980</text:p>
          </table:table-cell>
          <table:table-cell office:value-type="float" office:value="-69.2292147750855" calcext:value-type="float">
            <text:p>-69,229</text:p>
          </table:table-cell>
          <table:table-cell office:value-type="float" office:value="-68.9886998138428" calcext:value-type="float">
            <text:p>-68,989</text:p>
          </table:table-cell>
          <table:table-cell office:value-type="float" office:value="-69.2365670852661" calcext:value-type="float">
            <text:p>-69,237</text:p>
          </table:table-cell>
          <table:table-cell office:value-type="float" office:value="-68.9825228271484" calcext:value-type="float">
            <text:p>-68,983</text:p>
          </table:table-cell>
          <table:table-cell office:value-type="float" office:value="-69.2306952590942" calcext:value-type="float">
            <text:p>-69,23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68.9936551742554" calcext:value-type="float">
            <text:p>-68,994</text:p>
          </table:table-cell>
          <table:table-cell office:value-type="float" office:value="-69.2313301544189" calcext:value-type="float">
            <text:p>-69,231</text:p>
          </table:table-cell>
          <table:table-cell office:value-type="float" office:value="-69.0046773147583" calcext:value-type="float">
            <text:p>-69,005</text:p>
          </table:table-cell>
          <table:table-cell office:value-type="float" office:value="-69.255540397644" calcext:value-type="float">
            <text:p>-69,256</text:p>
          </table:table-cell>
          <table:table-cell office:value-type="float" office:value="-68.9957155685425" calcext:value-type="float">
            <text:p>-68,996</text:p>
          </table:table-cell>
          <table:table-cell office:value-type="float" office:value="-69.2482771072388" calcext:value-type="float">
            <text:p>-69,248</text:p>
          </table:table-cell>
          <table:table-cell office:value-type="float" office:value="-69.0018660964966" calcext:value-type="float">
            <text:p>-69,002</text:p>
          </table:table-cell>
          <table:table-cell office:value-type="float" office:value="-69.250280708313" calcext:value-type="float">
            <text:p>-69,250</text:p>
          </table:table-cell>
          <table:table-cell office:value-type="float" office:value="-68.9968251800537" calcext:value-type="float">
            <text:p>-68,997</text:p>
          </table:table-cell>
          <table:table-cell office:value-type="float" office:value="-69.2438069229126" calcext:value-type="float">
            <text:p>-69,244</text:p>
          </table:table-cell>
          <table:table-cell office:value-type="float" office:value="-68.991014213562" calcext:value-type="float">
            <text:p>-68,991</text:p>
          </table:table-cell>
          <table:table-cell office:value-type="float" office:value="-69.2449226531982" calcext:value-type="float">
            <text:p>-69,245</text:p>
          </table:table-cell>
          <table:table-cell office:value-type="float" office:value="-68.9867048492432" calcext:value-type="float">
            <text:p>-68,987</text:p>
          </table:table-cell>
          <table:table-cell office:value-type="float" office:value="-69.2400419769287" calcext:value-type="float">
            <text:p>-69,240</text:p>
          </table:table-cell>
          <table:table-cell office:value-type="float" office:value="-68.9851923599243" calcext:value-type="float">
            <text:p>-68,985</text:p>
          </table:table-cell>
          <table:table-cell office:value-type="float" office:value="-69.2302659988403" calcext:value-type="float">
            <text:p>-69,230</text:p>
          </table:table-cell>
          <table:table-cell office:value-type="float" office:value="-68.9720191421509" calcext:value-type="float">
            <text:p>-68,972</text:p>
          </table:table-cell>
          <table:table-cell office:value-type="float" office:value="-69.221669708252" calcext:value-type="float">
            <text:p>-69,222</text:p>
          </table:table-cell>
          <table:table-cell office:value-type="float" office:value="-68.9578026046753" calcext:value-type="float">
            <text:p>-68,958</text:p>
          </table:table-cell>
          <table:table-cell office:value-type="float" office:value="-69.2077431488037" calcext:value-type="float">
            <text:p>-69,208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68.9464312438965" calcext:value-type="float">
            <text:p>-68,946</text:p>
          </table:table-cell>
          <table:table-cell office:value-type="float" office:value="-69.1907904663086" calcext:value-type="float">
            <text:p>-69,191</text:p>
          </table:table-cell>
          <table:table-cell office:value-type="float" office:value="-68.9439147720337" calcext:value-type="float">
            <text:p>-68,944</text:p>
          </table:table-cell>
          <table:table-cell office:value-type="float" office:value="-69.2002655715942" calcext:value-type="float">
            <text:p>-69,200</text:p>
          </table:table-cell>
          <table:table-cell office:value-type="float" office:value="-68.9443014831543" calcext:value-type="float">
            <text:p>-68,944</text:p>
          </table:table-cell>
          <table:table-cell office:value-type="float" office:value="-69.2028328094482" calcext:value-type="float">
            <text:p>-69,203</text:p>
          </table:table-cell>
          <table:table-cell office:value-type="float" office:value="-68.9375774307251" calcext:value-type="float">
            <text:p>-68,938</text:p>
          </table:table-cell>
          <table:table-cell office:value-type="float" office:value="-69.187973449707" calcext:value-type="float">
            <text:p>-69,188</text:p>
          </table:table-cell>
          <table:table-cell office:value-type="float" office:value="-68.9316774291992" calcext:value-type="float">
            <text:p>-68,932</text:p>
          </table:table-cell>
          <table:table-cell office:value-type="float" office:value="-69.1853239746094" calcext:value-type="float">
            <text:p>-69,185</text:p>
          </table:table-cell>
          <table:table-cell office:value-type="float" office:value="-68.9343292388916" calcext:value-type="float">
            <text:p>-68,934</text:p>
          </table:table-cell>
          <table:table-cell office:value-type="float" office:value="-69.1842575683594" calcext:value-type="float">
            <text:p>-69,184</text:p>
          </table:table-cell>
          <table:table-cell office:value-type="float" office:value="-68.9467768936157" calcext:value-type="float">
            <text:p>-68,947</text:p>
          </table:table-cell>
          <table:table-cell office:value-type="float" office:value="-69.2055924987793" calcext:value-type="float">
            <text:p>-69,206</text:p>
          </table:table-cell>
          <table:table-cell office:value-type="float" office:value="-68.9775370559692" calcext:value-type="float">
            <text:p>-68,978</text:p>
          </table:table-cell>
          <table:table-cell office:value-type="float" office:value="-69.2342701568604" calcext:value-type="float">
            <text:p>-69,234</text:p>
          </table:table-cell>
          <table:table-cell office:value-type="float" office:value="-68.9997570953369" calcext:value-type="float">
            <text:p>-69,000</text:p>
          </table:table-cell>
          <table:table-cell office:value-type="float" office:value="-69.2480281677246" calcext:value-type="float">
            <text:p>-69,248</text:p>
          </table:table-cell>
          <table:table-cell office:value-type="float" office:value="-68.9674065322876" calcext:value-type="float">
            <text:p>-68,967</text:p>
          </table:table-cell>
          <table:table-cell office:value-type="float" office:value="-69.217787361145" calcext:value-type="float">
            <text:p>-69,21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68.9534524612427" calcext:value-type="float">
            <text:p>-68,953</text:p>
          </table:table-cell>
          <table:table-cell office:value-type="float" office:value="-69.2024175643921" calcext:value-type="float">
            <text:p>-69,202</text:p>
          </table:table-cell>
          <table:table-cell office:value-type="float" office:value="-68.9772862091064" calcext:value-type="float">
            <text:p>-68,977</text:p>
          </table:table-cell>
          <table:table-cell office:value-type="float" office:value="-69.2256785354614" calcext:value-type="float">
            <text:p>-69,226</text:p>
          </table:table-cell>
          <table:table-cell office:value-type="float" office:value="-68.9793725280762" calcext:value-type="float">
            <text:p>-68,979</text:p>
          </table:table-cell>
          <table:table-cell office:value-type="float" office:value="-69.2197509460449" calcext:value-type="float">
            <text:p>-69,220</text:p>
          </table:table-cell>
          <table:table-cell office:value-type="float" office:value="-69.0113726959229" calcext:value-type="float">
            <text:p>-69,011</text:p>
          </table:table-cell>
          <table:table-cell office:value-type="float" office:value="-69.2615322113037" calcext:value-type="float">
            <text:p>-69,262</text:p>
          </table:table-cell>
          <table:table-cell office:value-type="float" office:value="-68.9945119018555" calcext:value-type="float">
            <text:p>-68,995</text:p>
          </table:table-cell>
          <table:table-cell office:value-type="float" office:value="-69.2486729049683" calcext:value-type="float">
            <text:p>-69,249</text:p>
          </table:table-cell>
          <table:table-cell office:value-type="float" office:value="-69.0001785507202" calcext:value-type="float">
            <text:p>-69,000</text:p>
          </table:table-cell>
          <table:table-cell office:value-type="float" office:value="-69.2507795639038" calcext:value-type="float">
            <text:p>-69,251</text:p>
          </table:table-cell>
          <table:table-cell office:value-type="float" office:value="-68.9858095474243" calcext:value-type="float">
            <text:p>-68,986</text:p>
          </table:table-cell>
          <table:table-cell office:value-type="float" office:value="-69.2324950561524" calcext:value-type="float">
            <text:p>-69,232</text:p>
          </table:table-cell>
          <table:table-cell office:value-type="float" office:value="-68.9764356918335" calcext:value-type="float">
            <text:p>-68,976</text:p>
          </table:table-cell>
          <table:table-cell office:value-type="float" office:value="-69.234133430481" calcext:value-type="float">
            <text:p>-69,234</text:p>
          </table:table-cell>
          <table:table-cell office:value-type="float" office:value="-68.9522453308105" calcext:value-type="float">
            <text:p>-68,952</text:p>
          </table:table-cell>
          <table:table-cell office:value-type="float" office:value="-69.2095840454102" calcext:value-type="float">
            <text:p>-69,210</text:p>
          </table:table-cell>
          <table:table-cell office:value-type="float" office:value="-68.9529293212891" calcext:value-type="float">
            <text:p>-68,953</text:p>
          </table:table-cell>
          <table:table-cell office:value-type="float" office:value="-69.2007865600586" calcext:value-type="float">
            <text:p>-69,20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68.9657852172852" calcext:value-type="float">
            <text:p>-68,966</text:p>
          </table:table-cell>
          <table:table-cell office:value-type="float" office:value="-69.2203118667603" calcext:value-type="float">
            <text:p>-69,220</text:p>
          </table:table-cell>
          <table:table-cell office:value-type="float" office:value="-68.9835047302246" calcext:value-type="float">
            <text:p>-68,984</text:p>
          </table:table-cell>
          <table:table-cell office:value-type="float" office:value="-69.2295324859619" calcext:value-type="float">
            <text:p>-69,230</text:p>
          </table:table-cell>
          <table:table-cell office:value-type="float" office:value="-68.9892467269898" calcext:value-type="float">
            <text:p>-68,989</text:p>
          </table:table-cell>
          <table:table-cell office:value-type="float" office:value="-69.2412197189331" calcext:value-type="float">
            <text:p>-69,241</text:p>
          </table:table-cell>
          <table:table-cell office:value-type="float" office:value="-69.0162188796997" calcext:value-type="float">
            <text:p>-69,016</text:p>
          </table:table-cell>
          <table:table-cell office:value-type="float" office:value="-69.2848594360352" calcext:value-type="float">
            <text:p>-69,285</text:p>
          </table:table-cell>
          <table:table-cell office:value-type="float" office:value="-69.0474730300903" calcext:value-type="float">
            <text:p>-69,047</text:p>
          </table:table-cell>
          <table:table-cell office:value-type="float" office:value="-69.3036844863892" calcext:value-type="float">
            <text:p>-69,304</text:p>
          </table:table-cell>
          <table:table-cell office:value-type="float" office:value="-69.0535489730835" calcext:value-type="float">
            <text:p>-69,054</text:p>
          </table:table-cell>
          <table:table-cell office:value-type="float" office:value="-69.2926249084473" calcext:value-type="float">
            <text:p>-69,293</text:p>
          </table:table-cell>
          <table:table-cell office:value-type="float" office:value="-69.044024055481" calcext:value-type="float">
            <text:p>-69,044</text:p>
          </table:table-cell>
          <table:table-cell office:value-type="float" office:value="-69.2875605239868" calcext:value-type="float">
            <text:p>-69,288</text:p>
          </table:table-cell>
          <table:table-cell office:value-type="float" office:value="-69.0361419830322" calcext:value-type="float">
            <text:p>-69,036</text:p>
          </table:table-cell>
          <table:table-cell office:value-type="float" office:value="-69.2768203964234" calcext:value-type="float">
            <text:p>-69,277</text:p>
          </table:table-cell>
          <table:table-cell office:value-type="float" office:value="-69.0112728729248" calcext:value-type="float">
            <text:p>-69,011</text:p>
          </table:table-cell>
          <table:table-cell office:value-type="float" office:value="-69.2574289855957" calcext:value-type="float">
            <text:p>-69,257</text:p>
          </table:table-cell>
          <table:table-cell office:value-type="float" office:value="-69.0004724578858" calcext:value-type="float">
            <text:p>-69,000</text:p>
          </table:table-cell>
          <table:table-cell office:value-type="float" office:value="-69.2512912445068" calcext:value-type="float">
            <text:p>-69,25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68.9983990783692" calcext:value-type="float">
            <text:p>-68,998</text:p>
          </table:table-cell>
          <table:table-cell office:value-type="float" office:value="-69.229480506897" calcext:value-type="float">
            <text:p>-69,229</text:p>
          </table:table-cell>
          <table:table-cell office:value-type="float" office:value="-68.9878240737915" calcext:value-type="float">
            <text:p>-68,988</text:p>
          </table:table-cell>
          <table:table-cell office:value-type="float" office:value="-69.2339544143677" calcext:value-type="float">
            <text:p>-69,234</text:p>
          </table:table-cell>
          <table:table-cell office:value-type="float" office:value="-68.9802622909546" calcext:value-type="float">
            <text:p>-68,980</text:p>
          </table:table-cell>
          <table:table-cell office:value-type="float" office:value="-69.2460261001587" calcext:value-type="float">
            <text:p>-69,246</text:p>
          </table:table-cell>
          <table:table-cell office:value-type="float" office:value="-68.9561255569458" calcext:value-type="float">
            <text:p>-68,956</text:p>
          </table:table-cell>
          <table:table-cell office:value-type="float" office:value="-69.2227151184082" calcext:value-type="float">
            <text:p>-69,223</text:p>
          </table:table-cell>
          <table:table-cell office:value-type="float" office:value="-68.9736901473999" calcext:value-type="float">
            <text:p>-68,974</text:p>
          </table:table-cell>
          <table:table-cell office:value-type="float" office:value="-69.2288349227905" calcext:value-type="float">
            <text:p>-69,229</text:p>
          </table:table-cell>
          <table:table-cell office:value-type="float" office:value="-69.0097309494019" calcext:value-type="float">
            <text:p>-69,010</text:p>
          </table:table-cell>
          <table:table-cell office:value-type="float" office:value="-69.272741104126" calcext:value-type="float">
            <text:p>-69,273</text:p>
          </table:table-cell>
          <table:table-cell office:value-type="float" office:value="-68.9794849777222" calcext:value-type="float">
            <text:p>-68,979</text:p>
          </table:table-cell>
          <table:table-cell office:value-type="float" office:value="-69.2307191009521" calcext:value-type="float">
            <text:p>-69,231</text:p>
          </table:table-cell>
          <table:table-cell office:value-type="float" office:value="-68.9902618179321" calcext:value-type="float">
            <text:p>-68,990</text:p>
          </table:table-cell>
          <table:table-cell office:value-type="float" office:value="-69.2385398254395" calcext:value-type="float">
            <text:p>-69,239</text:p>
          </table:table-cell>
          <table:table-cell office:value-type="float" office:value="-68.9858748855591" calcext:value-type="float">
            <text:p>-68,986</text:p>
          </table:table-cell>
          <table:table-cell office:value-type="float" office:value="-69.242294708252" calcext:value-type="float">
            <text:p>-69,242</text:p>
          </table:table-cell>
          <table:table-cell office:value-type="float" office:value="-68.986594657898" calcext:value-type="float">
            <text:p>-68,987</text:p>
          </table:table-cell>
          <table:table-cell office:value-type="float" office:value="-69.2455807952881" calcext:value-type="float">
            <text:p>-69,246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68.965415512085" calcext:value-type="float">
            <text:p>-68,965</text:p>
          </table:table-cell>
          <table:table-cell office:value-type="float" office:value="-69.2271814193726" calcext:value-type="float">
            <text:p>-69,227</text:p>
          </table:table-cell>
          <table:table-cell office:value-type="float" office:value="-69.0171598358154" calcext:value-type="float">
            <text:p>-69,017</text:p>
          </table:table-cell>
          <table:table-cell office:value-type="float" office:value="-69.2563158798218" calcext:value-type="float">
            <text:p>-69,256</text:p>
          </table:table-cell>
          <table:table-cell office:value-type="float" office:value="-68.9974537658691" calcext:value-type="float">
            <text:p>-68,997</text:p>
          </table:table-cell>
          <table:table-cell office:value-type="float" office:value="-69.2539441986084" calcext:value-type="float">
            <text:p>-69,254</text:p>
          </table:table-cell>
          <table:table-cell office:value-type="float" office:value="-69.0014798278809" calcext:value-type="float">
            <text:p>-69,001</text:p>
          </table:table-cell>
          <table:table-cell office:value-type="float" office:value="-69.2640947036743" calcext:value-type="float">
            <text:p>-69,264</text:p>
          </table:table-cell>
          <table:table-cell office:value-type="float" office:value="-69.0126368026733" calcext:value-type="float">
            <text:p>-69,013</text:p>
          </table:table-cell>
          <table:table-cell office:value-type="float" office:value="-69.25790965271" calcext:value-type="float">
            <text:p>-69,258</text:p>
          </table:table-cell>
          <table:table-cell office:value-type="float" office:value="-68.9903056030273" calcext:value-type="float">
            <text:p>-68,990</text:p>
          </table:table-cell>
          <table:table-cell office:value-type="float" office:value="-69.2525080337524" calcext:value-type="float">
            <text:p>-69,253</text:p>
          </table:table-cell>
          <table:table-cell office:value-type="float" office:value="-68.9715898590088" calcext:value-type="float">
            <text:p>-68,972</text:p>
          </table:table-cell>
          <table:table-cell office:value-type="float" office:value="-69.241615196228" calcext:value-type="float">
            <text:p>-69,242</text:p>
          </table:table-cell>
          <table:table-cell office:value-type="float" office:value="-68.9906370239258" calcext:value-type="float">
            <text:p>-68,991</text:p>
          </table:table-cell>
          <table:table-cell office:value-type="float" office:value="-69.2377881317139" calcext:value-type="float">
            <text:p>-69,238</text:p>
          </table:table-cell>
          <table:table-cell office:value-type="float" office:value="-69.000062461853" calcext:value-type="float">
            <text:p>-69,000</text:p>
          </table:table-cell>
          <table:table-cell office:value-type="float" office:value="-69.2418653411865" calcext:value-type="float">
            <text:p>-69,242</text:p>
          </table:table-cell>
          <table:table-cell office:value-type="float" office:value="-69.0046229248047" calcext:value-type="float">
            <text:p>-69,005</text:p>
          </table:table-cell>
          <table:table-cell office:value-type="float" office:value="-69.2566849975586" calcext:value-type="float">
            <text:p>-69,257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68.9661995391846" calcext:value-type="float">
            <text:p>-68,966</text:p>
          </table:table-cell>
          <table:table-cell office:value-type="float" office:value="-69.2066064834595" calcext:value-type="float">
            <text:p>-69,207</text:p>
          </table:table-cell>
          <table:table-cell office:value-type="float" office:value="-68.9770774536133" calcext:value-type="float">
            <text:p>-68,977</text:p>
          </table:table-cell>
          <table:table-cell office:value-type="float" office:value="-69.216883720398" calcext:value-type="float">
            <text:p>-69,217</text:p>
          </table:table-cell>
          <table:table-cell office:value-type="float" office:value="-68.9699353179932" calcext:value-type="float">
            <text:p>-68,970</text:p>
          </table:table-cell>
          <table:table-cell office:value-type="float" office:value="-69.2134841156006" calcext:value-type="float">
            <text:p>-69,213</text:p>
          </table:table-cell>
          <table:table-cell office:value-type="float" office:value="-68.9737928466797" calcext:value-type="float">
            <text:p>-68,974</text:p>
          </table:table-cell>
          <table:table-cell office:value-type="float" office:value="-69.2224227142334" calcext:value-type="float">
            <text:p>-69,222</text:p>
          </table:table-cell>
          <table:table-cell office:value-type="float" office:value="-68.9710803222656" calcext:value-type="float">
            <text:p>-68,971</text:p>
          </table:table-cell>
          <table:table-cell office:value-type="float" office:value="-69.2281394348145" calcext:value-type="float">
            <text:p>-69,228</text:p>
          </table:table-cell>
          <table:table-cell office:value-type="float" office:value="-68.967666809082" calcext:value-type="float">
            <text:p>-68,968</text:p>
          </table:table-cell>
          <table:table-cell office:value-type="float" office:value="-69.2282759857178" calcext:value-type="float">
            <text:p>-69,228</text:p>
          </table:table-cell>
          <table:table-cell office:value-type="float" office:value="-68.9872336425781" calcext:value-type="float">
            <text:p>-68,987</text:p>
          </table:table-cell>
          <table:table-cell office:value-type="float" office:value="-69.2419368896484" calcext:value-type="float">
            <text:p>-69,242</text:p>
          </table:table-cell>
          <table:table-cell office:value-type="float" office:value="-68.9911471786499" calcext:value-type="float">
            <text:p>-68,991</text:p>
          </table:table-cell>
          <table:table-cell office:value-type="float" office:value="-69.2464805755615" calcext:value-type="float">
            <text:p>-69,246</text:p>
          </table:table-cell>
          <table:table-cell office:value-type="float" office:value="-68.9840749053955" calcext:value-type="float">
            <text:p>-68,984</text:p>
          </table:table-cell>
          <table:table-cell office:value-type="float" office:value="-69.2333550109863" calcext:value-type="float">
            <text:p>-69,233</text:p>
          </table:table-cell>
          <table:table-cell office:value-type="float" office:value="-69.0078286819458" calcext:value-type="float">
            <text:p>-69,008</text:p>
          </table:table-cell>
          <table:table-cell office:value-type="float" office:value="-69.2529031600952" calcext:value-type="float">
            <text:p>-69,25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69.0342687683106" calcext:value-type="float">
            <text:p>-69,034</text:p>
          </table:table-cell>
          <table:table-cell office:value-type="float" office:value="-69.2762588729858" calcext:value-type="float">
            <text:p>-69,276</text:p>
          </table:table-cell>
          <table:table-cell office:value-type="float" office:value="-69.0523733215332" calcext:value-type="float">
            <text:p>-69,052</text:p>
          </table:table-cell>
          <table:table-cell office:value-type="float" office:value="-69.3000294952393" calcext:value-type="float">
            <text:p>-69,300</text:p>
          </table:table-cell>
          <table:table-cell office:value-type="float" office:value="-69.0822560958862" calcext:value-type="float">
            <text:p>-69,082</text:p>
          </table:table-cell>
          <table:table-cell office:value-type="float" office:value="-69.3290261230469" calcext:value-type="float">
            <text:p>-69,329</text:p>
          </table:table-cell>
          <table:table-cell office:value-type="float" office:value="-69.1005950164795" calcext:value-type="float">
            <text:p>-69,101</text:p>
          </table:table-cell>
          <table:table-cell office:value-type="float" office:value="-69.334563873291" calcext:value-type="float">
            <text:p>-69,335</text:p>
          </table:table-cell>
          <table:table-cell office:value-type="float" office:value="-69.0868606567383" calcext:value-type="float">
            <text:p>-69,087</text:p>
          </table:table-cell>
          <table:table-cell office:value-type="float" office:value="-69.332013999939" calcext:value-type="float">
            <text:p>-69,332</text:p>
          </table:table-cell>
          <table:table-cell office:value-type="float" office:value="-69.1119021987915" calcext:value-type="float">
            <text:p>-69,112</text:p>
          </table:table-cell>
          <table:table-cell office:value-type="float" office:value="-69.3496803207398" calcext:value-type="float">
            <text:p>-69,350</text:p>
          </table:table-cell>
          <table:table-cell office:value-type="float" office:value="-69.1163761062622" calcext:value-type="float">
            <text:p>-69,116</text:p>
          </table:table-cell>
          <table:table-cell office:value-type="float" office:value="-69.3555604553223" calcext:value-type="float">
            <text:p>-69,356</text:p>
          </table:table-cell>
          <table:table-cell office:value-type="float" office:value="-69.1021117782593" calcext:value-type="float">
            <text:p>-69,102</text:p>
          </table:table-cell>
          <table:table-cell office:value-type="float" office:value="-69.3417270889282" calcext:value-type="float">
            <text:p>-69,342</text:p>
          </table:table-cell>
          <table:table-cell office:value-type="float" office:value="-69.1038185119629" calcext:value-type="float">
            <text:p>-69,104</text:p>
          </table:table-cell>
          <table:table-cell office:value-type="float" office:value="-69.3462059631348" calcext:value-type="float">
            <text:p>-69,346</text:p>
          </table:table-cell>
          <table:table-cell office:value-type="float" office:value="-69.113203453064" calcext:value-type="float">
            <text:p>-69,113</text:p>
          </table:table-cell>
          <table:table-cell office:value-type="float" office:value="-69.3504127502442" calcext:value-type="float">
            <text:p>-69,35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69.1199024734497" calcext:value-type="float">
            <text:p>-69,120</text:p>
          </table:table-cell>
          <table:table-cell office:value-type="float" office:value="-69.3404463577271" calcext:value-type="float">
            <text:p>-69,340</text:p>
          </table:table-cell>
          <table:table-cell office:value-type="float" office:value="-69.0797530670166" calcext:value-type="float">
            <text:p>-69,080</text:p>
          </table:table-cell>
          <table:table-cell office:value-type="float" office:value="-69.3212831573486" calcext:value-type="float">
            <text:p>-69,321</text:p>
          </table:table-cell>
          <table:table-cell office:value-type="float" office:value="-69.1004735031128" calcext:value-type="float">
            <text:p>-69,100</text:p>
          </table:table-cell>
          <table:table-cell office:value-type="float" office:value="-69.3028262710571" calcext:value-type="float">
            <text:p>-69,303</text:p>
          </table:table-cell>
          <table:table-cell office:value-type="float" office:value="-69.0835878448486" calcext:value-type="float">
            <text:p>-69,084</text:p>
          </table:table-cell>
          <table:table-cell office:value-type="float" office:value="-69.3284735870361" calcext:value-type="float">
            <text:p>-69,328</text:p>
          </table:table-cell>
          <table:table-cell office:value-type="float" office:value="-69.0686749954224" calcext:value-type="float">
            <text:p>-69,069</text:p>
          </table:table-cell>
          <table:table-cell office:value-type="float" office:value="-69.3238654251099" calcext:value-type="float">
            <text:p>-69,324</text:p>
          </table:table-cell>
          <table:table-cell office:value-type="float" office:value="-69.0701712265015" calcext:value-type="float">
            <text:p>-69,070</text:p>
          </table:table-cell>
          <table:table-cell office:value-type="float" office:value="-69.3202620697022" calcext:value-type="float">
            <text:p>-69,320</text:p>
          </table:table-cell>
          <table:table-cell office:value-type="float" office:value="-69.0730601959229" calcext:value-type="float">
            <text:p>-69,073</text:p>
          </table:table-cell>
          <table:table-cell office:value-type="float" office:value="-69.3152387084961" calcext:value-type="float">
            <text:p>-69,315</text:p>
          </table:table-cell>
          <table:table-cell office:value-type="float" office:value="-69.0905056228638" calcext:value-type="float">
            <text:p>-69,091</text:p>
          </table:table-cell>
          <table:table-cell office:value-type="float" office:value="-69.3344608306885" calcext:value-type="float">
            <text:p>-69,334</text:p>
          </table:table-cell>
          <table:table-cell office:value-type="float" office:value="-69.0711262512207" calcext:value-type="float">
            <text:p>-69,071</text:p>
          </table:table-cell>
          <table:table-cell office:value-type="float" office:value="-69.3181494674683" calcext:value-type="float">
            <text:p>-69,318</text:p>
          </table:table-cell>
          <table:table-cell office:value-type="float" office:value="-69.0735306396484" calcext:value-type="float">
            <text:p>-69,074</text:p>
          </table:table-cell>
          <table:table-cell office:value-type="float" office:value="-69.3277604904175" calcext:value-type="float">
            <text:p>-69,328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69.0670152740479" calcext:value-type="float">
            <text:p>-69,067</text:p>
          </table:table-cell>
          <table:table-cell office:value-type="float" office:value="-69.3082649917603" calcext:value-type="float">
            <text:p>-69,308</text:p>
          </table:table-cell>
          <table:table-cell office:value-type="float" office:value="-69.1033385620117" calcext:value-type="float">
            <text:p>-69,103</text:p>
          </table:table-cell>
          <table:table-cell office:value-type="float" office:value="-69.3370986862183" calcext:value-type="float">
            <text:p>-69,337</text:p>
          </table:table-cell>
          <table:table-cell office:value-type="float" office:value="-69.0647362823486" calcext:value-type="float">
            <text:p>-69,065</text:p>
          </table:table-cell>
          <table:table-cell office:value-type="float" office:value="-69.313095199585" calcext:value-type="float">
            <text:p>-69,313</text:p>
          </table:table-cell>
          <table:table-cell office:value-type="float" office:value="-69.0696050796509" calcext:value-type="float">
            <text:p>-69,070</text:p>
          </table:table-cell>
          <table:table-cell office:value-type="float" office:value="-69.3165741500854" calcext:value-type="float">
            <text:p>-69,317</text:p>
          </table:table-cell>
          <table:table-cell office:value-type="float" office:value="-69.0917928314209" calcext:value-type="float">
            <text:p>-69,092</text:p>
          </table:table-cell>
          <table:table-cell office:value-type="float" office:value="-69.3304163284302" calcext:value-type="float">
            <text:p>-69,330</text:p>
          </table:table-cell>
          <table:table-cell office:value-type="float" office:value="-69.0648936386108" calcext:value-type="float">
            <text:p>-69,065</text:p>
          </table:table-cell>
          <table:table-cell office:value-type="float" office:value="-69.3052171936035" calcext:value-type="float">
            <text:p>-69,305</text:p>
          </table:table-cell>
          <table:table-cell office:value-type="float" office:value="-69.0763005447388" calcext:value-type="float">
            <text:p>-69,076</text:p>
          </table:table-cell>
          <table:table-cell office:value-type="float" office:value="-69.3148440933228" calcext:value-type="float">
            <text:p>-69,315</text:p>
          </table:table-cell>
          <table:table-cell office:value-type="float" office:value="-69.0682047271729" calcext:value-type="float">
            <text:p>-69,068</text:p>
          </table:table-cell>
          <table:table-cell office:value-type="float" office:value="-69.3187887878418" calcext:value-type="float">
            <text:p>-69,319</text:p>
          </table:table-cell>
          <table:table-cell office:value-type="float" office:value="-69.0593228912354" calcext:value-type="float">
            <text:p>-69,059</text:p>
          </table:table-cell>
          <table:table-cell office:value-type="float" office:value="-69.3089085617066" calcext:value-type="float">
            <text:p>-69,309</text:p>
          </table:table-cell>
          <table:table-cell office:value-type="float" office:value="-69.0625949783325" calcext:value-type="float">
            <text:p>-69,063</text:p>
          </table:table-cell>
          <table:table-cell office:value-type="float" office:value="-69.2996411209107" calcext:value-type="float">
            <text:p>-69,30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69.079195854187" calcext:value-type="float">
            <text:p>-69,079</text:p>
          </table:table-cell>
          <table:table-cell office:value-type="float" office:value="-69.3176266479492" calcext:value-type="float">
            <text:p>-69,318</text:p>
          </table:table-cell>
          <table:table-cell office:value-type="float" office:value="-69.0562427444458" calcext:value-type="float">
            <text:p>-69,056</text:p>
          </table:table-cell>
          <table:table-cell office:value-type="float" office:value="-69.2975831451416" calcext:value-type="float">
            <text:p>-69,298</text:p>
          </table:table-cell>
          <table:table-cell office:value-type="float" office:value="-69.0769499435425" calcext:value-type="float">
            <text:p>-69,077</text:p>
          </table:table-cell>
          <table:table-cell office:value-type="float" office:value="-69.3019144744873" calcext:value-type="float">
            <text:p>-69,302</text:p>
          </table:table-cell>
          <table:table-cell office:value-type="float" office:value="-69.0610270309448" calcext:value-type="float">
            <text:p>-69,061</text:p>
          </table:table-cell>
          <table:table-cell office:value-type="float" office:value="-69.3095332717896" calcext:value-type="float">
            <text:p>-69,310</text:p>
          </table:table-cell>
          <table:table-cell office:value-type="float" office:value="-69.0753165817261" calcext:value-type="float">
            <text:p>-69,075</text:p>
          </table:table-cell>
          <table:table-cell office:value-type="float" office:value="-69.3024604797363" calcext:value-type="float">
            <text:p>-69,302</text:p>
          </table:table-cell>
          <table:table-cell office:value-type="float" office:value="-69.0551576538086" calcext:value-type="float">
            <text:p>-69,055</text:p>
          </table:table-cell>
          <table:table-cell office:value-type="float" office:value="-69.2873354644775" calcext:value-type="float">
            <text:p>-69,287</text:p>
          </table:table-cell>
          <table:table-cell office:value-type="float" office:value="-69.0615785217285" calcext:value-type="float">
            <text:p>-69,062</text:p>
          </table:table-cell>
          <table:table-cell office:value-type="float" office:value="-69.3021192779541" calcext:value-type="float">
            <text:p>-69,302</text:p>
          </table:table-cell>
          <table:table-cell office:value-type="float" office:value="-69.0578655014038" calcext:value-type="float">
            <text:p>-69,058</text:p>
          </table:table-cell>
          <table:table-cell office:value-type="float" office:value="-69.3002867202759" calcext:value-type="float">
            <text:p>-69,300</text:p>
          </table:table-cell>
          <table:table-cell office:value-type="float" office:value="-69.0533201980591" calcext:value-type="float">
            <text:p>-69,053</text:p>
          </table:table-cell>
          <table:table-cell office:value-type="float" office:value="-69.2939070587158" calcext:value-type="float">
            <text:p>-69,294</text:p>
          </table:table-cell>
          <table:table-cell office:value-type="float" office:value="-69.0571640472412" calcext:value-type="float">
            <text:p>-69,057</text:p>
          </table:table-cell>
          <table:table-cell office:value-type="float" office:value="-69.2964618301392" calcext:value-type="float">
            <text:p>-69,296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69.0665127182007" calcext:value-type="float">
            <text:p>-69,067</text:p>
          </table:table-cell>
          <table:table-cell office:value-type="float" office:value="-69.3075922393799" calcext:value-type="float">
            <text:p>-69,308</text:p>
          </table:table-cell>
          <table:table-cell office:value-type="float" office:value="-69.0506207351685" calcext:value-type="float">
            <text:p>-69,051</text:p>
          </table:table-cell>
          <table:table-cell office:value-type="float" office:value="-69.2987195892334" calcext:value-type="float">
            <text:p>-69,299</text:p>
          </table:table-cell>
          <table:table-cell office:value-type="float" office:value="-69.0505072784424" calcext:value-type="float">
            <text:p>-69,051</text:p>
          </table:table-cell>
          <table:table-cell office:value-type="float" office:value="-69.3114649276733" calcext:value-type="float">
            <text:p>-69,311</text:p>
          </table:table-cell>
          <table:table-cell office:value-type="float" office:value="-69.0630108947754" calcext:value-type="float">
            <text:p>-69,063</text:p>
          </table:table-cell>
          <table:table-cell office:value-type="float" office:value="-69.2944857406616" calcext:value-type="float">
            <text:p>-69,294</text:p>
          </table:table-cell>
          <table:table-cell office:value-type="float" office:value="-69.055072807312" calcext:value-type="float">
            <text:p>-69,055</text:p>
          </table:table-cell>
          <table:table-cell office:value-type="float" office:value="-69.2911741104126" calcext:value-type="float">
            <text:p>-69,291</text:p>
          </table:table-cell>
          <table:table-cell office:value-type="float" office:value="-69.0495162887573" calcext:value-type="float">
            <text:p>-69,050</text:p>
          </table:table-cell>
          <table:table-cell office:value-type="float" office:value="-69.2919399642944" calcext:value-type="float">
            <text:p>-69,292</text:p>
          </table:table-cell>
          <table:table-cell office:value-type="float" office:value="-69.0559643859863" calcext:value-type="float">
            <text:p>-69,056</text:p>
          </table:table-cell>
          <table:table-cell office:value-type="float" office:value="-69.3009261245728" calcext:value-type="float">
            <text:p>-69,301</text:p>
          </table:table-cell>
          <table:table-cell office:value-type="float" office:value="-69.0547483673096" calcext:value-type="float">
            <text:p>-69,055</text:p>
          </table:table-cell>
          <table:table-cell office:value-type="float" office:value="-69.2997700424194" calcext:value-type="float">
            <text:p>-69,300</text:p>
          </table:table-cell>
          <table:table-cell office:value-type="float" office:value="-69.0533730545044" calcext:value-type="float">
            <text:p>-69,053</text:p>
          </table:table-cell>
          <table:table-cell office:value-type="float" office:value="-69.2938850326538" calcext:value-type="float">
            <text:p>-69,294</text:p>
          </table:table-cell>
          <table:table-cell office:value-type="float" office:value="-69.0562680969238" calcext:value-type="float">
            <text:p>-69,056</text:p>
          </table:table-cell>
          <table:table-cell office:value-type="float" office:value="-69.2914753494263" calcext:value-type="float">
            <text:p>-69,29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69.0421385498047" calcext:value-type="float">
            <text:p>-69,042</text:p>
          </table:table-cell>
          <table:table-cell office:value-type="float" office:value="-69.2928612976074" calcext:value-type="float">
            <text:p>-69,293</text:p>
          </table:table-cell>
          <table:table-cell office:value-type="float" office:value="-69.0478323516846" calcext:value-type="float">
            <text:p>-69,048</text:p>
          </table:table-cell>
          <table:table-cell office:value-type="float" office:value="-69.301870513916" calcext:value-type="float">
            <text:p>-69,302</text:p>
          </table:table-cell>
          <table:table-cell office:value-type="float" office:value="-69.0518149719238" calcext:value-type="float">
            <text:p>-69,052</text:p>
          </table:table-cell>
          <table:table-cell office:value-type="float" office:value="-69.3054280090332" calcext:value-type="float">
            <text:p>-69,305</text:p>
          </table:table-cell>
          <table:table-cell office:value-type="float" office:value="-69.0531323013306" calcext:value-type="float">
            <text:p>-69,053</text:p>
          </table:table-cell>
          <table:table-cell office:value-type="float" office:value="-69.299681350708" calcext:value-type="float">
            <text:p>-69,300</text:p>
          </table:table-cell>
          <table:table-cell office:value-type="float" office:value="-69.0581771697998" calcext:value-type="float">
            <text:p>-69,058</text:p>
          </table:table-cell>
          <table:table-cell office:value-type="float" office:value="-69.2995672607422" calcext:value-type="float">
            <text:p>-69,300</text:p>
          </table:table-cell>
          <table:table-cell office:value-type="float" office:value="-69.0592632522583" calcext:value-type="float">
            <text:p>-69,059</text:p>
          </table:table-cell>
          <table:table-cell office:value-type="float" office:value="-69.2965113220215" calcext:value-type="float">
            <text:p>-69,297</text:p>
          </table:table-cell>
          <table:table-cell office:value-type="float" office:value="-69.0528846817017" calcext:value-type="float">
            <text:p>-69,053</text:p>
          </table:table-cell>
          <table:table-cell office:value-type="float" office:value="-69.2936563949585" calcext:value-type="float">
            <text:p>-69,294</text:p>
          </table:table-cell>
          <table:table-cell office:value-type="float" office:value="-69.0562337875366" calcext:value-type="float">
            <text:p>-69,056</text:p>
          </table:table-cell>
          <table:table-cell office:value-type="float" office:value="-69.2997474136353" calcext:value-type="float">
            <text:p>-69,300</text:p>
          </table:table-cell>
          <table:table-cell office:value-type="float" office:value="-69.0562154693604" calcext:value-type="float">
            <text:p>-69,056</text:p>
          </table:table-cell>
          <table:table-cell office:value-type="float" office:value="-69.2981173324585" calcext:value-type="float">
            <text:p>-69,298</text:p>
          </table:table-cell>
          <table:table-cell office:value-type="float" office:value="-69.0560561065674" calcext:value-type="float">
            <text:p>-69,056</text:p>
          </table:table-cell>
          <table:table-cell office:value-type="float" office:value="-69.2960346679688" calcext:value-type="float">
            <text:p>-69,29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69.055992980957" calcext:value-type="float">
            <text:p>-69,056</text:p>
          </table:table-cell>
          <table:table-cell office:value-type="float" office:value="-69.2782632064819" calcext:value-type="float">
            <text:p>-69,278</text:p>
          </table:table-cell>
          <table:table-cell office:value-type="float" office:value="-69.0545119476318" calcext:value-type="float">
            <text:p>-69,055</text:p>
          </table:table-cell>
          <table:table-cell office:value-type="float" office:value="-69.3196363449097" calcext:value-type="float">
            <text:p>-69,320</text:p>
          </table:table-cell>
          <table:table-cell office:value-type="float" office:value="-69.0440893173218" calcext:value-type="float">
            <text:p>-69,044</text:p>
          </table:table-cell>
          <table:table-cell office:value-type="float" office:value="-69.2981955871582" calcext:value-type="float">
            <text:p>-69,298</text:p>
          </table:table-cell>
          <table:table-cell office:value-type="float" office:value="-69.052799118042" calcext:value-type="float">
            <text:p>-69,053</text:p>
          </table:table-cell>
          <table:table-cell office:value-type="float" office:value="-69.3090537643433" calcext:value-type="float">
            <text:p>-69,309</text:p>
          </table:table-cell>
          <table:table-cell office:value-type="float" office:value="-69.0559771575928" calcext:value-type="float">
            <text:p>-69,056</text:p>
          </table:table-cell>
          <table:table-cell office:value-type="float" office:value="-69.3042548751831" calcext:value-type="float">
            <text:p>-69,304</text:p>
          </table:table-cell>
          <table:table-cell office:value-type="float" office:value="-69.0597618408203" calcext:value-type="float">
            <text:p>-69,060</text:p>
          </table:table-cell>
          <table:table-cell office:value-type="float" office:value="-69.3001583328247" calcext:value-type="float">
            <text:p>-69,300</text:p>
          </table:table-cell>
          <table:table-cell office:value-type="float" office:value="-69.0510006408691" calcext:value-type="float">
            <text:p>-69,051</text:p>
          </table:table-cell>
          <table:table-cell office:value-type="float" office:value="-69.2926240310669" calcext:value-type="float">
            <text:p>-69,293</text:p>
          </table:table-cell>
          <table:table-cell office:value-type="float" office:value="-69.0569539337158" calcext:value-type="float">
            <text:p>-69,057</text:p>
          </table:table-cell>
          <table:table-cell office:value-type="float" office:value="-69.2954302368164" calcext:value-type="float">
            <text:p>-69,295</text:p>
          </table:table-cell>
          <table:table-cell office:value-type="float" office:value="-69.0577394561768" calcext:value-type="float">
            <text:p>-69,058</text:p>
          </table:table-cell>
          <table:table-cell office:value-type="float" office:value="-69.3024957351685" calcext:value-type="float">
            <text:p>-69,302</text:p>
          </table:table-cell>
          <table:table-cell office:value-type="float" office:value="-69.0554505386353" calcext:value-type="float">
            <text:p>-69,055</text:p>
          </table:table-cell>
          <table:table-cell office:value-type="float" office:value="-69.298838432312" calcext:value-type="float">
            <text:p>-69,299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69.0499463577271" calcext:value-type="float">
            <text:p>-69,050</text:p>
          </table:table-cell>
          <table:table-cell office:value-type="float" office:value="-69.2847060394287" calcext:value-type="float">
            <text:p>-69,285</text:p>
          </table:table-cell>
          <table:table-cell office:value-type="float" office:value="-69.0610089569092" calcext:value-type="float">
            <text:p>-69,061</text:p>
          </table:table-cell>
          <table:table-cell office:value-type="float" office:value="-69.2973790359497" calcext:value-type="float">
            <text:p>-69,297</text:p>
          </table:table-cell>
          <table:table-cell office:value-type="float" office:value="-69.0532076034546" calcext:value-type="float">
            <text:p>-69,053</text:p>
          </table:table-cell>
          <table:table-cell office:value-type="float" office:value="-69.2810373535156" calcext:value-type="float">
            <text:p>-69,281</text:p>
          </table:table-cell>
          <table:table-cell office:value-type="float" office:value="-69.0499786376953" calcext:value-type="float">
            <text:p>-69,050</text:p>
          </table:table-cell>
          <table:table-cell office:value-type="float" office:value="-69.3078981399536" calcext:value-type="float">
            <text:p>-69,308</text:p>
          </table:table-cell>
          <table:table-cell office:value-type="float" office:value="-69.05907787323" calcext:value-type="float">
            <text:p>-69,059</text:p>
          </table:table-cell>
          <table:table-cell office:value-type="float" office:value="-69.3090587005615" calcext:value-type="float">
            <text:p>-69,309</text:p>
          </table:table-cell>
          <table:table-cell office:value-type="float" office:value="-69.0411031188965" calcext:value-type="float">
            <text:p>-69,041</text:p>
          </table:table-cell>
          <table:table-cell office:value-type="float" office:value="-69.2851525650025" calcext:value-type="float">
            <text:p>-69,285</text:p>
          </table:table-cell>
          <table:table-cell office:value-type="float" office:value="-69.0593176269531" calcext:value-type="float">
            <text:p>-69,059</text:p>
          </table:table-cell>
          <table:table-cell office:value-type="float" office:value="-69.2978404312134" calcext:value-type="float">
            <text:p>-69,298</text:p>
          </table:table-cell>
          <table:table-cell office:value-type="float" office:value="-69.0501117477417" calcext:value-type="float">
            <text:p>-69,050</text:p>
          </table:table-cell>
          <table:table-cell office:value-type="float" office:value="-69.2950250549316" calcext:value-type="float">
            <text:p>-69,295</text:p>
          </table:table-cell>
          <table:table-cell office:value-type="float" office:value="-69.0484550628662" calcext:value-type="float">
            <text:p>-69,048</text:p>
          </table:table-cell>
          <table:table-cell office:value-type="float" office:value="-69.2924858703613" calcext:value-type="float">
            <text:p>-69,292</text:p>
          </table:table-cell>
          <table:table-cell office:value-type="float" office:value="-69.0500310974121" calcext:value-type="float">
            <text:p>-69,050</text:p>
          </table:table-cell>
          <table:table-cell office:value-type="float" office:value="-69.2915213165283" calcext:value-type="float">
            <text:p>-69,29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69.0575059738159" calcext:value-type="float">
            <text:p>-69,058</text:p>
          </table:table-cell>
          <table:table-cell office:value-type="float" office:value="-69.2898429489136" calcext:value-type="float">
            <text:p>-69,290</text:p>
          </table:table-cell>
          <table:table-cell office:value-type="float" office:value="-69.0489775543213" calcext:value-type="float">
            <text:p>-69,049</text:p>
          </table:table-cell>
          <table:table-cell office:value-type="float" office:value="-69.2871122283936" calcext:value-type="float">
            <text:p>-69,287</text:p>
          </table:table-cell>
          <table:table-cell office:value-type="float" office:value="-69.0617320785522" calcext:value-type="float">
            <text:p>-69,062</text:p>
          </table:table-cell>
          <table:table-cell office:value-type="float" office:value="-69.3073559494019" calcext:value-type="float">
            <text:p>-69,307</text:p>
          </table:table-cell>
          <table:table-cell office:value-type="float" office:value="-69.0524551620484" calcext:value-type="float">
            <text:p>-69,052</text:p>
          </table:table-cell>
          <table:table-cell office:value-type="float" office:value="-69.3058018417358" calcext:value-type="float">
            <text:p>-69,306</text:p>
          </table:table-cell>
          <table:table-cell office:value-type="float" office:value="-69.0451038970947" calcext:value-type="float">
            <text:p>-69,045</text:p>
          </table:table-cell>
          <table:table-cell office:value-type="float" office:value="-69.2943277206421" calcext:value-type="float">
            <text:p>-69,294</text:p>
          </table:table-cell>
          <table:table-cell office:value-type="float" office:value="-69.0614507217407" calcext:value-type="float">
            <text:p>-69,061</text:p>
          </table:table-cell>
          <table:table-cell office:value-type="float" office:value="-69.3013639221191" calcext:value-type="float">
            <text:p>-69,301</text:p>
          </table:table-cell>
          <table:table-cell office:value-type="float" office:value="-69.0508569488525" calcext:value-type="float">
            <text:p>-69,051</text:p>
          </table:table-cell>
          <table:table-cell office:value-type="float" office:value="-69.2910250854492" calcext:value-type="float">
            <text:p>-69,291</text:p>
          </table:table-cell>
          <table:table-cell office:value-type="float" office:value="-69.0575697250366" calcext:value-type="float">
            <text:p>-69,058</text:p>
          </table:table-cell>
          <table:table-cell office:value-type="float" office:value="-69.3006178894043" calcext:value-type="float">
            <text:p>-69,301</text:p>
          </table:table-cell>
          <table:table-cell office:value-type="float" office:value="-69.056440536499" calcext:value-type="float">
            <text:p>-69,056</text:p>
          </table:table-cell>
          <table:table-cell office:value-type="float" office:value="-69.2989915008545" calcext:value-type="float">
            <text:p>-69,299</text:p>
          </table:table-cell>
          <table:table-cell office:value-type="float" office:value="-69.0495503845215" calcext:value-type="float">
            <text:p>-69,050</text:p>
          </table:table-cell>
          <table:table-cell office:value-type="float" office:value="-69.2908829879761" calcext:value-type="float">
            <text:p>-69,29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69.0397120895386" calcext:value-type="float">
            <text:p>-69,040</text:p>
          </table:table-cell>
          <table:table-cell office:value-type="float" office:value="-69.2797393417358" calcext:value-type="float">
            <text:p>-69,280</text:p>
          </table:table-cell>
          <table:table-cell office:value-type="float" office:value="-69.0540382461548" calcext:value-type="float">
            <text:p>-69,054</text:p>
          </table:table-cell>
          <table:table-cell office:value-type="float" office:value="-69.2938008651733" calcext:value-type="float">
            <text:p>-69,294</text:p>
          </table:table-cell>
          <table:table-cell office:value-type="float" office:value="-69.0513137588501" calcext:value-type="float">
            <text:p>-69,051</text:p>
          </table:table-cell>
          <table:table-cell office:value-type="float" office:value="-69.28459715271" calcext:value-type="float">
            <text:p>-69,285</text:p>
          </table:table-cell>
          <table:table-cell office:value-type="float" office:value="-69.0560103302002" calcext:value-type="float">
            <text:p>-69,056</text:p>
          </table:table-cell>
          <table:table-cell office:value-type="float" office:value="-69.2942023162842" calcext:value-type="float">
            <text:p>-69,294</text:p>
          </table:table-cell>
          <table:table-cell office:value-type="float" office:value="-69.052323059082" calcext:value-type="float">
            <text:p>-69,052</text:p>
          </table:table-cell>
          <table:table-cell office:value-type="float" office:value="-69.291970916748" calcext:value-type="float">
            <text:p>-69,292</text:p>
          </table:table-cell>
          <table:table-cell office:value-type="float" office:value="-69.0529356002808" calcext:value-type="float">
            <text:p>-69,053</text:p>
          </table:table-cell>
          <table:table-cell office:value-type="float" office:value="-69.2925822067261" calcext:value-type="float">
            <text:p>-69,293</text:p>
          </table:table-cell>
          <table:table-cell office:value-type="float" office:value="-69.0477720794678" calcext:value-type="float">
            <text:p>-69,048</text:p>
          </table:table-cell>
          <table:table-cell office:value-type="float" office:value="-69.2932945785523" calcext:value-type="float">
            <text:p>-69,293</text:p>
          </table:table-cell>
          <table:table-cell office:value-type="float" office:value="-69.042828666687" calcext:value-type="float">
            <text:p>-69,043</text:p>
          </table:table-cell>
          <table:table-cell office:value-type="float" office:value="-69.2861062545776" calcext:value-type="float">
            <text:p>-69,286</text:p>
          </table:table-cell>
          <table:table-cell office:value-type="float" office:value="-69.047751411438" calcext:value-type="float">
            <text:p>-69,048</text:p>
          </table:table-cell>
          <table:table-cell office:value-type="float" office:value="-69.2881006546021" calcext:value-type="float">
            <text:p>-69,288</text:p>
          </table:table-cell>
          <table:table-cell office:value-type="float" office:value="-69.0387649002075" calcext:value-type="float">
            <text:p>-69,039</text:p>
          </table:table-cell>
          <table:table-cell office:value-type="float" office:value="-69.2875375442505" calcext:value-type="float">
            <text:p>-69,28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69.0382430114746" calcext:value-type="float">
            <text:p>-69,038</text:p>
          </table:table-cell>
          <table:table-cell office:value-type="float" office:value="-69.2986946792603" calcext:value-type="float">
            <text:p>-69,299</text:p>
          </table:table-cell>
          <table:table-cell office:value-type="float" office:value="-69.0426575088501" calcext:value-type="float">
            <text:p>-69,043</text:p>
          </table:table-cell>
          <table:table-cell office:value-type="float" office:value="-69.2917795410156" calcext:value-type="float">
            <text:p>-69,292</text:p>
          </table:table-cell>
          <table:table-cell office:value-type="float" office:value="-69.0706010437012" calcext:value-type="float">
            <text:p>-69,071</text:p>
          </table:table-cell>
          <table:table-cell office:value-type="float" office:value="-69.2817413253784" calcext:value-type="float">
            <text:p>-69,282</text:p>
          </table:table-cell>
          <table:table-cell office:value-type="float" office:value="-69.0430772628784" calcext:value-type="float">
            <text:p>-69,043</text:p>
          </table:table-cell>
          <table:table-cell office:value-type="float" office:value="-69.2949477157593" calcext:value-type="float">
            <text:p>-69,295</text:p>
          </table:table-cell>
          <table:table-cell office:value-type="float" office:value="-69.0454379653931" calcext:value-type="float">
            <text:p>-69,045</text:p>
          </table:table-cell>
          <table:table-cell office:value-type="float" office:value="-69.2888975067139" calcext:value-type="float">
            <text:p>-69,289</text:p>
          </table:table-cell>
          <table:table-cell office:value-type="float" office:value="-69.0420116195679" calcext:value-type="float">
            <text:p>-69,042</text:p>
          </table:table-cell>
          <table:table-cell office:value-type="float" office:value="-69.2869269943237" calcext:value-type="float">
            <text:p>-69,287</text:p>
          </table:table-cell>
          <table:table-cell office:value-type="float" office:value="-69.0469173736572" calcext:value-type="float">
            <text:p>-69,047</text:p>
          </table:table-cell>
          <table:table-cell office:value-type="float" office:value="-69.2890969924927" calcext:value-type="float">
            <text:p>-69,289</text:p>
          </table:table-cell>
          <table:table-cell office:value-type="float" office:value="-69.0422050018311" calcext:value-type="float">
            <text:p>-69,042</text:p>
          </table:table-cell>
          <table:table-cell office:value-type="float" office:value="-69.2847537307739" calcext:value-type="float">
            <text:p>-69,285</text:p>
          </table:table-cell>
          <table:table-cell office:value-type="float" office:value="-69.0463103637695" calcext:value-type="float">
            <text:p>-69,046</text:p>
          </table:table-cell>
          <table:table-cell office:value-type="float" office:value="-69.283024810791" calcext:value-type="float">
            <text:p>-69,283</text:p>
          </table:table-cell>
          <table:table-cell office:value-type="float" office:value="-69.0534255752563" calcext:value-type="float">
            <text:p>-69,053</text:p>
          </table:table-cell>
          <table:table-cell office:value-type="float" office:value="-69.2898966979981" calcext:value-type="float">
            <text:p>-69,290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69.0436286315918" calcext:value-type="float">
            <text:p>-69,044</text:p>
          </table:table-cell>
          <table:table-cell office:value-type="float" office:value="-69.2619441986084" calcext:value-type="float">
            <text:p>-69,262</text:p>
          </table:table-cell>
          <table:table-cell office:value-type="float" office:value="-69.0261269836426" calcext:value-type="float">
            <text:p>-69,026</text:p>
          </table:table-cell>
          <table:table-cell office:value-type="float" office:value="-69.2714463272095" calcext:value-type="float">
            <text:p>-69,271</text:p>
          </table:table-cell>
          <table:table-cell office:value-type="float" office:value="-69.0138191604614" calcext:value-type="float">
            <text:p>-69,014</text:p>
          </table:table-cell>
          <table:table-cell office:value-type="float" office:value="-69.246257850647" calcext:value-type="float">
            <text:p>-69,246</text:p>
          </table:table-cell>
          <table:table-cell office:value-type="float" office:value="-68.9903668136597" calcext:value-type="float">
            <text:p>-68,990</text:p>
          </table:table-cell>
          <table:table-cell office:value-type="float" office:value="-69.2221131210327" calcext:value-type="float">
            <text:p>-69,222</text:p>
          </table:table-cell>
          <table:table-cell office:value-type="float" office:value="-68.9604720993042" calcext:value-type="float">
            <text:p>-68,960</text:p>
          </table:table-cell>
          <table:table-cell office:value-type="float" office:value="-69.2050822219849" calcext:value-type="float">
            <text:p>-69,205</text:p>
          </table:table-cell>
          <table:table-cell office:value-type="float" office:value="-68.964130355835" calcext:value-type="float">
            <text:p>-68,964</text:p>
          </table:table-cell>
          <table:table-cell office:value-type="float" office:value="-69.2169705505371" calcext:value-type="float">
            <text:p>-69,217</text:p>
          </table:table-cell>
          <table:table-cell office:value-type="float" office:value="-68.9796230621338" calcext:value-type="float">
            <text:p>-68,980</text:p>
          </table:table-cell>
          <table:table-cell office:value-type="float" office:value="-69.2333041687012" calcext:value-type="float">
            <text:p>-69,233</text:p>
          </table:table-cell>
          <table:table-cell office:value-type="float" office:value="-68.9631046524048" calcext:value-type="float">
            <text:p>-68,963</text:p>
          </table:table-cell>
          <table:table-cell office:value-type="float" office:value="-69.2136455688477" calcext:value-type="float">
            <text:p>-69,214</text:p>
          </table:table-cell>
          <table:table-cell office:value-type="float" office:value="-68.9641372756958" calcext:value-type="float">
            <text:p>-68,964</text:p>
          </table:table-cell>
          <table:table-cell office:value-type="float" office:value="-69.2144373931885" calcext:value-type="float">
            <text:p>-69,214</text:p>
          </table:table-cell>
          <table:table-cell office:value-type="float" office:value="-68.9731982345581" calcext:value-type="float">
            <text:p>-68,973</text:p>
          </table:table-cell>
          <table:table-cell office:value-type="float" office:value="-69.2239022598267" calcext:value-type="float">
            <text:p>-69,224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69.0026014633179" calcext:value-type="float">
            <text:p>-69,003</text:p>
          </table:table-cell>
          <table:table-cell office:value-type="float" office:value="-69.2355790252686" calcext:value-type="float">
            <text:p>-69,236</text:p>
          </table:table-cell>
          <table:table-cell office:value-type="float" office:value="-69.0231896057129" calcext:value-type="float">
            <text:p>-69,023</text:p>
          </table:table-cell>
          <table:table-cell office:value-type="float" office:value="-69.2445740356445" calcext:value-type="float">
            <text:p>-69,245</text:p>
          </table:table-cell>
          <table:table-cell office:value-type="float" office:value="-69.0494154205322" calcext:value-type="float">
            <text:p>-69,049</text:p>
          </table:table-cell>
          <table:table-cell office:value-type="float" office:value="-69.284759552002" calcext:value-type="float">
            <text:p>-69,285</text:p>
          </table:table-cell>
          <table:table-cell office:value-type="float" office:value="-69.0462009811401" calcext:value-type="float">
            <text:p>-69,046</text:p>
          </table:table-cell>
          <table:table-cell office:value-type="float" office:value="-69.2772009124756" calcext:value-type="float">
            <text:p>-69,277</text:p>
          </table:table-cell>
          <table:table-cell office:value-type="float" office:value="-69.0793872833252" calcext:value-type="float">
            <text:p>-69,079</text:p>
          </table:table-cell>
          <table:table-cell office:value-type="float" office:value="-69.3195446929932" calcext:value-type="float">
            <text:p>-69,320</text:p>
          </table:table-cell>
          <table:table-cell office:value-type="float" office:value="-69.0865424880982" calcext:value-type="float">
            <text:p>-69,087</text:p>
          </table:table-cell>
          <table:table-cell office:value-type="float" office:value="-69.3263523025513" calcext:value-type="float">
            <text:p>-69,326</text:p>
          </table:table-cell>
          <table:table-cell office:value-type="float" office:value="-69.0996821212769" calcext:value-type="float">
            <text:p>-69,100</text:p>
          </table:table-cell>
          <table:table-cell office:value-type="float" office:value="-69.3337262496948" calcext:value-type="float">
            <text:p>-69,334</text:p>
          </table:table-cell>
          <table:table-cell office:value-type="float" office:value="-69.1193599243164" calcext:value-type="float">
            <text:p>-69,119</text:p>
          </table:table-cell>
          <table:table-cell office:value-type="float" office:value="-69.3516703338623" calcext:value-type="float">
            <text:p>-69,352</text:p>
          </table:table-cell>
          <table:table-cell office:value-type="float" office:value="-69.1118636474609" calcext:value-type="float">
            <text:p>-69,112</text:p>
          </table:table-cell>
          <table:table-cell office:value-type="float" office:value="-69.3500207138062" calcext:value-type="float">
            <text:p>-69,350</text:p>
          </table:table-cell>
          <table:table-cell office:value-type="float" office:value="-69.1248892974854" calcext:value-type="float">
            <text:p>-69,125</text:p>
          </table:table-cell>
          <table:table-cell office:value-type="float" office:value="-69.3579532775879" calcext:value-type="float">
            <text:p>-69,358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69.1282637939453" calcext:value-type="float">
            <text:p>-69,128</text:p>
          </table:table-cell>
          <table:table-cell office:value-type="float" office:value="-69.3565856552124" calcext:value-type="float">
            <text:p>-69,357</text:p>
          </table:table-cell>
          <table:table-cell office:value-type="float" office:value="-69.161340751648" calcext:value-type="float">
            <text:p>-69,161</text:p>
          </table:table-cell>
          <table:table-cell office:value-type="float" office:value="-69.3598960647583" calcext:value-type="float">
            <text:p>-69,360</text:p>
          </table:table-cell>
          <table:table-cell office:value-type="float" office:value="-69.1483469848633" calcext:value-type="float">
            <text:p>-69,148</text:p>
          </table:table-cell>
          <table:table-cell office:value-type="float" office:value="-69.3701739730835" calcext:value-type="float">
            <text:p>-69,370</text:p>
          </table:table-cell>
          <table:table-cell office:value-type="float" office:value="-69.130325012207" calcext:value-type="float">
            <text:p>-69,130</text:p>
          </table:table-cell>
          <table:table-cell office:value-type="float" office:value="-69.3692397155762" calcext:value-type="float">
            <text:p>-69,369</text:p>
          </table:table-cell>
          <table:table-cell office:value-type="float" office:value="-69.099906867981" calcext:value-type="float">
            <text:p>-69,100</text:p>
          </table:table-cell>
          <table:table-cell office:value-type="float" office:value="-69.3360115890503" calcext:value-type="float">
            <text:p>-69,336</text:p>
          </table:table-cell>
          <table:table-cell office:value-type="float" office:value="-69.058952583313" calcext:value-type="float">
            <text:p>-69,059</text:p>
          </table:table-cell>
          <table:table-cell office:value-type="float" office:value="-69.2934030456543" calcext:value-type="float">
            <text:p>-69,293</text:p>
          </table:table-cell>
          <table:table-cell office:value-type="float" office:value="-69.0200069732666" calcext:value-type="float">
            <text:p>-69,020</text:p>
          </table:table-cell>
          <table:table-cell office:value-type="float" office:value="-69.2640385131836" calcext:value-type="float">
            <text:p>-69,264</text:p>
          </table:table-cell>
          <table:table-cell office:value-type="float" office:value="-68.9979223098755" calcext:value-type="float">
            <text:p>-68,998</text:p>
          </table:table-cell>
          <table:table-cell office:value-type="float" office:value="-69.2431342849731" calcext:value-type="float">
            <text:p>-69,243</text:p>
          </table:table-cell>
          <table:table-cell office:value-type="float" office:value="-68.9984303359985" calcext:value-type="float">
            <text:p>-68,998</text:p>
          </table:table-cell>
          <table:table-cell office:value-type="float" office:value="-69.2439570541382" calcext:value-type="float">
            <text:p>-69,244</text:p>
          </table:table-cell>
          <table:table-cell office:value-type="float" office:value="-68.9984387817383" calcext:value-type="float">
            <text:p>-68,998</text:p>
          </table:table-cell>
          <table:table-cell office:value-type="float" office:value="-69.2414361190796" calcext:value-type="float">
            <text:p>-69,24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68.9795127716065" calcext:value-type="float">
            <text:p>-68,980</text:p>
          </table:table-cell>
          <table:table-cell office:value-type="float" office:value="-69.2252118835449" calcext:value-type="float">
            <text:p>-69,225</text:p>
          </table:table-cell>
          <table:table-cell office:value-type="float" office:value="-68.9847538223267" calcext:value-type="float">
            <text:p>-68,985</text:p>
          </table:table-cell>
          <table:table-cell office:value-type="float" office:value="-69.2416222915649" calcext:value-type="float">
            <text:p>-69,242</text:p>
          </table:table-cell>
          <table:table-cell office:value-type="float" office:value="-69.0030714492798" calcext:value-type="float">
            <text:p>-69,003</text:p>
          </table:table-cell>
          <table:table-cell office:value-type="float" office:value="-69.2376077270508" calcext:value-type="float">
            <text:p>-69,238</text:p>
          </table:table-cell>
          <table:table-cell office:value-type="float" office:value="-68.9828954315186" calcext:value-type="float">
            <text:p>-68,983</text:p>
          </table:table-cell>
          <table:table-cell office:value-type="float" office:value="-69.2474021682739" calcext:value-type="float">
            <text:p>-69,247</text:p>
          </table:table-cell>
          <table:table-cell office:value-type="float" office:value="-68.989146484375" calcext:value-type="float">
            <text:p>-68,989</text:p>
          </table:table-cell>
          <table:table-cell office:value-type="float" office:value="-69.2294598388672" calcext:value-type="float">
            <text:p>-69,229</text:p>
          </table:table-cell>
          <table:table-cell office:value-type="float" office:value="-68.978064994812" calcext:value-type="float">
            <text:p>-68,978</text:p>
          </table:table-cell>
          <table:table-cell office:value-type="float" office:value="-69.2180037689209" calcext:value-type="float">
            <text:p>-69,218</text:p>
          </table:table-cell>
          <table:table-cell office:value-type="float" office:value="-68.9684070205689" calcext:value-type="float">
            <text:p>-68,968</text:p>
          </table:table-cell>
          <table:table-cell office:value-type="float" office:value="-69.2161914901733" calcext:value-type="float">
            <text:p>-69,216</text:p>
          </table:table-cell>
          <table:table-cell office:value-type="float" office:value="-68.9579725189209" calcext:value-type="float">
            <text:p>-68,958</text:p>
          </table:table-cell>
          <table:table-cell office:value-type="float" office:value="-69.209011428833" calcext:value-type="float">
            <text:p>-69,209</text:p>
          </table:table-cell>
          <table:table-cell office:value-type="float" office:value="-68.9578376617432" calcext:value-type="float">
            <text:p>-68,958</text:p>
          </table:table-cell>
          <table:table-cell office:value-type="float" office:value="-69.207369178772" calcext:value-type="float">
            <text:p>-69,207</text:p>
          </table:table-cell>
          <table:table-cell office:value-type="float" office:value="-68.958350479126" calcext:value-type="float">
            <text:p>-68,958</text:p>
          </table:table-cell>
          <table:table-cell office:value-type="float" office:value="-69.2035610046387" calcext:value-type="float">
            <text:p>-69,204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68.9452380065918" calcext:value-type="float">
            <text:p>-68,945</text:p>
          </table:table-cell>
          <table:table-cell office:value-type="float" office:value="-69.1799645004273" calcext:value-type="float">
            <text:p>-69,180</text:p>
          </table:table-cell>
          <table:table-cell office:value-type="float" office:value="-68.9526984558106" calcext:value-type="float">
            <text:p>-68,953</text:p>
          </table:table-cell>
          <table:table-cell office:value-type="float" office:value="-69.1935355224609" calcext:value-type="float">
            <text:p>-69,194</text:p>
          </table:table-cell>
          <table:table-cell office:value-type="float" office:value="-68.9623545761108" calcext:value-type="float">
            <text:p>-68,962</text:p>
          </table:table-cell>
          <table:table-cell office:value-type="float" office:value="-69.2220974655151" calcext:value-type="float">
            <text:p>-69,222</text:p>
          </table:table-cell>
          <table:table-cell office:value-type="float" office:value="-68.9888276519775" calcext:value-type="float">
            <text:p>-68,989</text:p>
          </table:table-cell>
          <table:table-cell office:value-type="float" office:value="-69.2285716934204" calcext:value-type="float">
            <text:p>-69,229</text:p>
          </table:table-cell>
          <table:table-cell office:value-type="float" office:value="-68.9883577423096" calcext:value-type="float">
            <text:p>-68,988</text:p>
          </table:table-cell>
          <table:table-cell office:value-type="float" office:value="-69.2437168045044" calcext:value-type="float">
            <text:p>-69,244</text:p>
          </table:table-cell>
          <table:table-cell office:value-type="float" office:value="-68.9931668701172" calcext:value-type="float">
            <text:p>-68,993</text:p>
          </table:table-cell>
          <table:table-cell office:value-type="float" office:value="-69.2383942642212" calcext:value-type="float">
            <text:p>-69,238</text:p>
          </table:table-cell>
          <table:table-cell office:value-type="float" office:value="-68.9996356811523" calcext:value-type="float">
            <text:p>-69,000</text:p>
          </table:table-cell>
          <table:table-cell office:value-type="float" office:value="-69.2427793426514" calcext:value-type="float">
            <text:p>-69,243</text:p>
          </table:table-cell>
          <table:table-cell office:value-type="float" office:value="-68.9808408203125" calcext:value-type="float">
            <text:p>-68,981</text:p>
          </table:table-cell>
          <table:table-cell office:value-type="float" office:value="-69.223536277771" calcext:value-type="float">
            <text:p>-69,224</text:p>
          </table:table-cell>
          <table:table-cell office:value-type="float" office:value="-68.9692585220337" calcext:value-type="float">
            <text:p>-68,969</text:p>
          </table:table-cell>
          <table:table-cell office:value-type="float" office:value="-69.2169108200073" calcext:value-type="float">
            <text:p>-69,217</text:p>
          </table:table-cell>
          <table:table-cell office:value-type="float" office:value="-68.9593282241821" calcext:value-type="float">
            <text:p>-68,959</text:p>
          </table:table-cell>
          <table:table-cell office:value-type="float" office:value="-69.2024368667603" calcext:value-type="float">
            <text:p>-69,202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68.9448252487183" calcext:value-type="float">
            <text:p>-68,945</text:p>
          </table:table-cell>
          <table:table-cell office:value-type="float" office:value="-69.1994008331299" calcext:value-type="float">
            <text:p>-69,199</text:p>
          </table:table-cell>
          <table:table-cell office:value-type="float" office:value="-68.9476786651611" calcext:value-type="float">
            <text:p>-68,948</text:p>
          </table:table-cell>
          <table:table-cell office:value-type="float" office:value="-69.2082029342651" calcext:value-type="float">
            <text:p>-69,208</text:p>
          </table:table-cell>
          <table:table-cell office:value-type="float" office:value="-68.9356423339844" calcext:value-type="float">
            <text:p>-68,936</text:p>
          </table:table-cell>
          <table:table-cell office:value-type="float" office:value="-69.1999571533203" calcext:value-type="float">
            <text:p>-69,200</text:p>
          </table:table-cell>
          <table:table-cell office:value-type="float" office:value="-68.9340695571899" calcext:value-type="float">
            <text:p>-68,934</text:p>
          </table:table-cell>
          <table:table-cell office:value-type="float" office:value="-69.2011477737427" calcext:value-type="float">
            <text:p>-69,201</text:p>
          </table:table-cell>
          <table:table-cell office:value-type="float" office:value="-68.9473369140625" calcext:value-type="float">
            <text:p>-68,947</text:p>
          </table:table-cell>
          <table:table-cell office:value-type="float" office:value="-69.2068994445801" calcext:value-type="float">
            <text:p>-69,207</text:p>
          </table:table-cell>
          <table:table-cell office:value-type="float" office:value="-68.9562459182739" calcext:value-type="float">
            <text:p>-68,956</text:p>
          </table:table-cell>
          <table:table-cell office:value-type="float" office:value="-69.1982788925171" calcext:value-type="float">
            <text:p>-69,198</text:p>
          </table:table-cell>
          <table:table-cell office:value-type="float" office:value="-68.9556493835449" calcext:value-type="float">
            <text:p>-68,956</text:p>
          </table:table-cell>
          <table:table-cell office:value-type="float" office:value="-69.2135444793701" calcext:value-type="float">
            <text:p>-69,214</text:p>
          </table:table-cell>
          <table:table-cell office:value-type="float" office:value="-68.9575514450073" calcext:value-type="float">
            <text:p>-68,958</text:p>
          </table:table-cell>
          <table:table-cell office:value-type="float" office:value="-69.2088091812134" calcext:value-type="float">
            <text:p>-69,209</text:p>
          </table:table-cell>
          <table:table-cell office:value-type="float" office:value="-68.9705874328613" calcext:value-type="float">
            <text:p>-68,971</text:p>
          </table:table-cell>
          <table:table-cell office:value-type="float" office:value="-69.2224277954102" calcext:value-type="float">
            <text:p>-69,222</text:p>
          </table:table-cell>
          <table:table-cell office:value-type="float" office:value="-68.9766102523804" calcext:value-type="float">
            <text:p>-68,977</text:p>
          </table:table-cell>
          <table:table-cell office:value-type="float" office:value="-69.2242731170654" calcext:value-type="float">
            <text:p>-69,224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68.9697839355469" calcext:value-type="float">
            <text:p>-68,970</text:p>
          </table:table-cell>
          <table:table-cell office:value-type="float" office:value="-69.2217592697144" calcext:value-type="float">
            <text:p>-69,222</text:p>
          </table:table-cell>
          <table:table-cell office:value-type="float" office:value="-68.9761373062134" calcext:value-type="float">
            <text:p>-68,976</text:p>
          </table:table-cell>
          <table:table-cell office:value-type="float" office:value="-69.2357891921997" calcext:value-type="float">
            <text:p>-69,236</text:p>
          </table:table-cell>
          <table:table-cell office:value-type="float" office:value="-68.9933180160522" calcext:value-type="float">
            <text:p>-68,993</text:p>
          </table:table-cell>
          <table:table-cell office:value-type="float" office:value="-69.2314774932861" calcext:value-type="float">
            <text:p>-69,231</text:p>
          </table:table-cell>
          <table:table-cell office:value-type="float" office:value="-68.9738761291504" calcext:value-type="float">
            <text:p>-68,974</text:p>
          </table:table-cell>
          <table:table-cell office:value-type="float" office:value="-69.2354832763672" calcext:value-type="float">
            <text:p>-69,235</text:p>
          </table:table-cell>
          <table:table-cell office:value-type="float" office:value="-68.9826598968506" calcext:value-type="float">
            <text:p>-68,983</text:p>
          </table:table-cell>
          <table:table-cell office:value-type="float" office:value="-69.2288157958984" calcext:value-type="float">
            <text:p>-69,229</text:p>
          </table:table-cell>
          <table:table-cell office:value-type="float" office:value="-68.9798867492676" calcext:value-type="float">
            <text:p>-68,980</text:p>
          </table:table-cell>
          <table:table-cell office:value-type="float" office:value="-69.2294703598023" calcext:value-type="float">
            <text:p>-69,229</text:p>
          </table:table-cell>
          <table:table-cell office:value-type="float" office:value="-68.9803818130493" calcext:value-type="float">
            <text:p>-68,980</text:p>
          </table:table-cell>
          <table:table-cell office:value-type="float" office:value="-69.2241865768433" calcext:value-type="float">
            <text:p>-69,224</text:p>
          </table:table-cell>
          <table:table-cell office:value-type="float" office:value="-68.975507774353" calcext:value-type="float">
            <text:p>-68,976</text:p>
          </table:table-cell>
          <table:table-cell office:value-type="float" office:value="-69.2264603271484" calcext:value-type="float">
            <text:p>-69,226</text:p>
          </table:table-cell>
          <table:table-cell office:value-type="float" office:value="-68.9687650756836" calcext:value-type="float">
            <text:p>-68,969</text:p>
          </table:table-cell>
          <table:table-cell office:value-type="float" office:value="-69.2152747573853" calcext:value-type="float">
            <text:p>-69,215</text:p>
          </table:table-cell>
          <table:table-cell office:value-type="float" office:value="-68.9703549957275" calcext:value-type="float">
            <text:p>-68,970</text:p>
          </table:table-cell>
          <table:table-cell office:value-type="float" office:value="-69.2198725509644" calcext:value-type="float">
            <text:p>-69,220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68.9744372711182" calcext:value-type="float">
            <text:p>-68,974</text:p>
          </table:table-cell>
          <table:table-cell office:value-type="float" office:value="-69.2281034088135" calcext:value-type="float">
            <text:p>-69,228</text:p>
          </table:table-cell>
          <table:table-cell office:value-type="float" office:value="-68.9538776092529" calcext:value-type="float">
            <text:p>-68,954</text:p>
          </table:table-cell>
          <table:table-cell office:value-type="float" office:value="-69.2305953369141" calcext:value-type="float">
            <text:p>-69,231</text:p>
          </table:table-cell>
          <table:table-cell office:value-type="float" office:value="-68.9724529342651" calcext:value-type="float">
            <text:p>-68,972</text:p>
          </table:table-cell>
          <table:table-cell office:value-type="float" office:value="-69.2307404785156" calcext:value-type="float">
            <text:p>-69,231</text:p>
          </table:table-cell>
          <table:table-cell office:value-type="float" office:value="-68.9725067367554" calcext:value-type="float">
            <text:p>-68,973</text:p>
          </table:table-cell>
          <table:table-cell office:value-type="float" office:value="-69.2290133361816" calcext:value-type="float">
            <text:p>-69,229</text:p>
          </table:table-cell>
          <table:table-cell office:value-type="float" office:value="-68.9702148666382" calcext:value-type="float">
            <text:p>-68,970</text:p>
          </table:table-cell>
          <table:table-cell office:value-type="float" office:value="-69.2175947799683" calcext:value-type="float">
            <text:p>-69,218</text:p>
          </table:table-cell>
          <table:table-cell office:value-type="float" office:value="-68.9727839355469" calcext:value-type="float">
            <text:p>-68,973</text:p>
          </table:table-cell>
          <table:table-cell office:value-type="float" office:value="-69.2187228469849" calcext:value-type="float">
            <text:p>-69,219</text:p>
          </table:table-cell>
          <table:table-cell office:value-type="float" office:value="-68.9603923187256" calcext:value-type="float">
            <text:p>-68,960</text:p>
          </table:table-cell>
          <table:table-cell office:value-type="float" office:value="-69.2114319229126" calcext:value-type="float">
            <text:p>-69,211</text:p>
          </table:table-cell>
          <table:table-cell office:value-type="float" office:value="-68.9727660522461" calcext:value-type="float">
            <text:p>-68,973</text:p>
          </table:table-cell>
          <table:table-cell office:value-type="float" office:value="-69.2216912841797" calcext:value-type="float">
            <text:p>-69,222</text:p>
          </table:table-cell>
          <table:table-cell office:value-type="float" office:value="-68.972318359375" calcext:value-type="float">
            <text:p>-68,972</text:p>
          </table:table-cell>
          <table:table-cell office:value-type="float" office:value="-69.2180666427612" calcext:value-type="float">
            <text:p>-69,218</text:p>
          </table:table-cell>
          <table:table-cell office:value-type="float" office:value="-68.965579788208" calcext:value-type="float">
            <text:p>-68,966</text:p>
          </table:table-cell>
          <table:table-cell office:value-type="float" office:value="-69.2175266036987" calcext:value-type="float">
            <text:p>-69,218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68.9530982131958" calcext:value-type="float">
            <text:p>-68,953</text:p>
          </table:table-cell>
          <table:table-cell office:value-type="float" office:value="-69.2262656478882" calcext:value-type="float">
            <text:p>-69,226</text:p>
          </table:table-cell>
          <table:table-cell office:value-type="float" office:value="-68.9604753189087" calcext:value-type="float">
            <text:p>-68,960</text:p>
          </table:table-cell>
          <table:table-cell office:value-type="float" office:value="-69.208691116333" calcext:value-type="float">
            <text:p>-69,209</text:p>
          </table:table-cell>
          <table:table-cell office:value-type="float" office:value="-68.9672551269531" calcext:value-type="float">
            <text:p>-68,967</text:p>
          </table:table-cell>
          <table:table-cell office:value-type="float" office:value="-69.2218888168335" calcext:value-type="float">
            <text:p>-69,222</text:p>
          </table:table-cell>
          <table:table-cell office:value-type="float" office:value="-68.9606008224487" calcext:value-type="float">
            <text:p>-68,961</text:p>
          </table:table-cell>
          <table:table-cell office:value-type="float" office:value="-69.2109754486084" calcext:value-type="float">
            <text:p>-69,211</text:p>
          </table:table-cell>
          <table:table-cell office:value-type="float" office:value="-68.9638391113281" calcext:value-type="float">
            <text:p>-68,964</text:p>
          </table:table-cell>
          <table:table-cell office:value-type="float" office:value="-69.2162080078125" calcext:value-type="float">
            <text:p>-69,216</text:p>
          </table:table-cell>
          <table:table-cell office:value-type="float" office:value="-68.9667639694214" calcext:value-type="float">
            <text:p>-68,967</text:p>
          </table:table-cell>
          <table:table-cell office:value-type="float" office:value="-69.2091392288208" calcext:value-type="float">
            <text:p>-69,209</text:p>
          </table:table-cell>
          <table:table-cell office:value-type="float" office:value="-68.9563022842407" calcext:value-type="float">
            <text:p>-68,956</text:p>
          </table:table-cell>
          <table:table-cell office:value-type="float" office:value="-69.2067842559815" calcext:value-type="float">
            <text:p>-69,207</text:p>
          </table:table-cell>
          <table:table-cell office:value-type="float" office:value="-68.9616728515625" calcext:value-type="float">
            <text:p>-68,962</text:p>
          </table:table-cell>
          <table:table-cell office:value-type="float" office:value="-69.210556640625" calcext:value-type="float">
            <text:p>-69,211</text:p>
          </table:table-cell>
          <table:table-cell office:value-type="float" office:value="-68.9608724517822" calcext:value-type="float">
            <text:p>-68,961</text:p>
          </table:table-cell>
          <table:table-cell office:value-type="float" office:value="-69.209260848999" calcext:value-type="float">
            <text:p>-69,209</text:p>
          </table:table-cell>
          <table:table-cell office:value-type="float" office:value="-68.9599234695435" calcext:value-type="float">
            <text:p>-68,960</text:p>
          </table:table-cell>
          <table:table-cell office:value-type="float" office:value="-69.2096660003662" calcext:value-type="float">
            <text:p>-69,210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68.9583015289307" calcext:value-type="float">
            <text:p>-68,958</text:p>
          </table:table-cell>
          <table:table-cell office:value-type="float" office:value="-69.1940199584961" calcext:value-type="float">
            <text:p>-69,194</text:p>
          </table:table-cell>
          <table:table-cell office:value-type="float" office:value="-68.9616629638672" calcext:value-type="float">
            <text:p>-68,962</text:p>
          </table:table-cell>
          <table:table-cell office:value-type="float" office:value="-69.2034519882202" calcext:value-type="float">
            <text:p>-69,203</text:p>
          </table:table-cell>
          <table:table-cell office:value-type="float" office:value="-68.952469078064" calcext:value-type="float">
            <text:p>-68,952</text:p>
          </table:table-cell>
          <table:table-cell office:value-type="float" office:value="-69.1962371673584" calcext:value-type="float">
            <text:p>-69,196</text:p>
          </table:table-cell>
          <table:table-cell office:value-type="float" office:value="-68.9473016586304" calcext:value-type="float">
            <text:p>-68,947</text:p>
          </table:table-cell>
          <table:table-cell office:value-type="float" office:value="-69.208105682373" calcext:value-type="float">
            <text:p>-69,208</text:p>
          </table:table-cell>
          <table:table-cell office:value-type="float" office:value="-68.9573271255493" calcext:value-type="float">
            <text:p>-68,957</text:p>
          </table:table-cell>
          <table:table-cell office:value-type="float" office:value="-69.2115407104492" calcext:value-type="float">
            <text:p>-69,212</text:p>
          </table:table-cell>
          <table:table-cell office:value-type="float" office:value="-68.9578224487305" calcext:value-type="float">
            <text:p>-68,958</text:p>
          </table:table-cell>
          <table:table-cell office:value-type="float" office:value="-69.2035337677002" calcext:value-type="float">
            <text:p>-69,204</text:p>
          </table:table-cell>
          <table:table-cell office:value-type="float" office:value="-68.9620891571045" calcext:value-type="float">
            <text:p>-68,962</text:p>
          </table:table-cell>
          <table:table-cell office:value-type="float" office:value="-69.2046449966431" calcext:value-type="float">
            <text:p>-69,205</text:p>
          </table:table-cell>
          <table:table-cell office:value-type="float" office:value="-68.9569003829956" calcext:value-type="float">
            <text:p>-68,957</text:p>
          </table:table-cell>
          <table:table-cell office:value-type="float" office:value="-69.2052568817139" calcext:value-type="float">
            <text:p>-69,205</text:p>
          </table:table-cell>
          <table:table-cell office:value-type="float" office:value="-68.9623813400269" calcext:value-type="float">
            <text:p>-68,962</text:p>
          </table:table-cell>
          <table:table-cell office:value-type="float" office:value="-69.2046106109619" calcext:value-type="float">
            <text:p>-69,205</text:p>
          </table:table-cell>
          <table:table-cell office:value-type="float" office:value="-68.9637041931152" calcext:value-type="float">
            <text:p>-68,964</text:p>
          </table:table-cell>
          <table:table-cell office:value-type="float" office:value="-69.2114716720581" calcext:value-type="float">
            <text:p>-69,21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68.9819508361816" calcext:value-type="float">
            <text:p>-68,982</text:p>
          </table:table-cell>
          <table:table-cell office:value-type="float" office:value="-69.2149552307129" calcext:value-type="float">
            <text:p>-69,215</text:p>
          </table:table-cell>
          <table:table-cell office:value-type="float" office:value="-68.9735006332398" calcext:value-type="float">
            <text:p>-68,974</text:p>
          </table:table-cell>
          <table:table-cell office:value-type="float" office:value="-69.2078128814697" calcext:value-type="float">
            <text:p>-69,208</text:p>
          </table:table-cell>
          <table:table-cell office:value-type="float" office:value="-68.9750165405274" calcext:value-type="float">
            <text:p>-68,975</text:p>
          </table:table-cell>
          <table:table-cell office:value-type="float" office:value="-69.2177114868164" calcext:value-type="float">
            <text:p>-69,218</text:p>
          </table:table-cell>
          <table:table-cell office:value-type="float" office:value="-68.9649219284058" calcext:value-type="float">
            <text:p>-68,965</text:p>
          </table:table-cell>
          <table:table-cell office:value-type="float" office:value="-69.2220292053223" calcext:value-type="float">
            <text:p>-69,222</text:p>
          </table:table-cell>
          <table:table-cell office:value-type="float" office:value="-68.9719564819336" calcext:value-type="float">
            <text:p>-68,972</text:p>
          </table:table-cell>
          <table:table-cell office:value-type="float" office:value="-69.2096125106812" calcext:value-type="float">
            <text:p>-69,210</text:p>
          </table:table-cell>
          <table:table-cell office:value-type="float" office:value="-68.9669320907593" calcext:value-type="float">
            <text:p>-68,967</text:p>
          </table:table-cell>
          <table:table-cell office:value-type="float" office:value="-69.2178972625733" calcext:value-type="float">
            <text:p>-69,218</text:p>
          </table:table-cell>
          <table:table-cell office:value-type="float" office:value="-68.9651542510986" calcext:value-type="float">
            <text:p>-68,965</text:p>
          </table:table-cell>
          <table:table-cell office:value-type="float" office:value="-69.212011505127" calcext:value-type="float">
            <text:p>-69,212</text:p>
          </table:table-cell>
          <table:table-cell office:value-type="float" office:value="-68.9763439865112" calcext:value-type="float">
            <text:p>-68,976</text:p>
          </table:table-cell>
          <table:table-cell office:value-type="float" office:value="-69.229202545166" calcext:value-type="float">
            <text:p>-69,229</text:p>
          </table:table-cell>
          <table:table-cell office:value-type="float" office:value="-68.9745863265991" calcext:value-type="float">
            <text:p>-68,975</text:p>
          </table:table-cell>
          <table:table-cell office:value-type="float" office:value="-69.2110910339356" calcext:value-type="float">
            <text:p>-69,211</text:p>
          </table:table-cell>
          <table:table-cell office:value-type="float" office:value="-68.9736450042725" calcext:value-type="float">
            <text:p>-68,974</text:p>
          </table:table-cell>
          <table:table-cell office:value-type="float" office:value="-69.2133285140991" calcext:value-type="float">
            <text:p>-69,213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68.9749892425537" calcext:value-type="float">
            <text:p>-68,975</text:p>
          </table:table-cell>
          <table:table-cell office:value-type="float" office:value="-69.2231877365112" calcext:value-type="float">
            <text:p>-69,223</text:p>
          </table:table-cell>
          <table:table-cell office:value-type="float" office:value="-68.9996523590088" calcext:value-type="float">
            <text:p>-69,000</text:p>
          </table:table-cell>
          <table:table-cell office:value-type="float" office:value="-69.217450881958" calcext:value-type="float">
            <text:p>-69,217</text:p>
          </table:table-cell>
          <table:table-cell office:value-type="float" office:value="-68.9794781265259" calcext:value-type="float">
            <text:p>-68,979</text:p>
          </table:table-cell>
          <table:table-cell office:value-type="float" office:value="-69.2355179443359" calcext:value-type="float">
            <text:p>-69,236</text:p>
          </table:table-cell>
          <table:table-cell office:value-type="float" office:value="-68.9567799835205" calcext:value-type="float">
            <text:p>-68,957</text:p>
          </table:table-cell>
          <table:table-cell office:value-type="float" office:value="-69.2058100204468" calcext:value-type="float">
            <text:p>-69,206</text:p>
          </table:table-cell>
          <table:table-cell office:value-type="float" office:value="-68.988776260376" calcext:value-type="float">
            <text:p>-68,989</text:p>
          </table:table-cell>
          <table:table-cell office:value-type="float" office:value="-69.2313929977417" calcext:value-type="float">
            <text:p>-69,231</text:p>
          </table:table-cell>
          <table:table-cell office:value-type="float" office:value="-68.9754897079468" calcext:value-type="float">
            <text:p>-68,975</text:p>
          </table:table-cell>
          <table:table-cell office:value-type="float" office:value="-69.2195660934448" calcext:value-type="float">
            <text:p>-69,220</text:p>
          </table:table-cell>
          <table:table-cell office:value-type="float" office:value="-68.9792926483154" calcext:value-type="float">
            <text:p>-68,979</text:p>
          </table:table-cell>
          <table:table-cell office:value-type="float" office:value="-69.2298230056763" calcext:value-type="float">
            <text:p>-69,230</text:p>
          </table:table-cell>
          <table:table-cell office:value-type="float" office:value="-68.9893702316284" calcext:value-type="float">
            <text:p>-68,989</text:p>
          </table:table-cell>
          <table:table-cell office:value-type="float" office:value="-69.2396515731812" calcext:value-type="float">
            <text:p>-69,240</text:p>
          </table:table-cell>
          <table:table-cell office:value-type="float" office:value="-68.9663474884033" calcext:value-type="float">
            <text:p>-68,966</text:p>
          </table:table-cell>
          <table:table-cell office:value-type="float" office:value="-69.228012512207" calcext:value-type="float">
            <text:p>-69,228</text:p>
          </table:table-cell>
          <table:table-cell office:value-type="float" office:value="-68.9563313217163" calcext:value-type="float">
            <text:p>-68,956</text:p>
          </table:table-cell>
          <table:table-cell office:value-type="float" office:value="-69.2086622695923" calcext:value-type="float">
            <text:p>-69,209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68.988813369751" calcext:value-type="float">
            <text:p>-68,989</text:p>
          </table:table-cell>
          <table:table-cell office:value-type="float" office:value="-69.2222225418091" calcext:value-type="float">
            <text:p>-69,222</text:p>
          </table:table-cell>
          <table:table-cell office:value-type="float" office:value="-68.9570472412109" calcext:value-type="float">
            <text:p>-68,957</text:p>
          </table:table-cell>
          <table:table-cell office:value-type="float" office:value="-69.2446561050415" calcext:value-type="float">
            <text:p>-69,245</text:p>
          </table:table-cell>
          <table:table-cell office:value-type="float" office:value="-68.9518413085938" calcext:value-type="float">
            <text:p>-68,952</text:p>
          </table:table-cell>
          <table:table-cell office:value-type="float" office:value="-69.2079239730835" calcext:value-type="float">
            <text:p>-69,208</text:p>
          </table:table-cell>
          <table:table-cell office:value-type="float" office:value="-68.9824128341675" calcext:value-type="float">
            <text:p>-68,982</text:p>
          </table:table-cell>
          <table:table-cell office:value-type="float" office:value="-69.2305580215454" calcext:value-type="float">
            <text:p>-69,231</text:p>
          </table:table-cell>
          <table:table-cell office:value-type="float" office:value="-68.9499665908814" calcext:value-type="float">
            <text:p>-68,950</text:p>
          </table:table-cell>
          <table:table-cell office:value-type="float" office:value="-69.2065255661011" calcext:value-type="float">
            <text:p>-69,207</text:p>
          </table:table-cell>
          <table:table-cell office:value-type="float" office:value="-68.9659243011475" calcext:value-type="float">
            <text:p>-68,966</text:p>
          </table:table-cell>
          <table:table-cell office:value-type="float" office:value="-69.2153309631348" calcext:value-type="float">
            <text:p>-69,215</text:p>
          </table:table-cell>
          <table:table-cell office:value-type="float" office:value="-68.965022644043" calcext:value-type="float">
            <text:p>-68,965</text:p>
          </table:table-cell>
          <table:table-cell office:value-type="float" office:value="-69.2201184692383" calcext:value-type="float">
            <text:p>-69,220</text:p>
          </table:table-cell>
          <table:table-cell office:value-type="float" office:value="-68.961159324646" calcext:value-type="float">
            <text:p>-68,961</text:p>
          </table:table-cell>
          <table:table-cell office:value-type="float" office:value="-69.2137324676514" calcext:value-type="float">
            <text:p>-69,214</text:p>
          </table:table-cell>
          <table:table-cell office:value-type="float" office:value="-68.9697955093384" calcext:value-type="float">
            <text:p>-68,970</text:p>
          </table:table-cell>
          <table:table-cell office:value-type="float" office:value="-69.2239162445068" calcext:value-type="float">
            <text:p>-69,224</text:p>
          </table:table-cell>
          <table:table-cell office:value-type="float" office:value="-68.9648673400879" calcext:value-type="float">
            <text:p>-68,965</text:p>
          </table:table-cell>
          <table:table-cell office:value-type="float" office:value="-69.2122870178223" calcext:value-type="float">
            <text:p>-69,21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68.9657854919434" calcext:value-type="float">
            <text:p>-68,966</text:p>
          </table:table-cell>
          <table:table-cell office:value-type="float" office:value="-69.2047706451416" calcext:value-type="float">
            <text:p>-69,205</text:p>
          </table:table-cell>
          <table:table-cell office:value-type="float" office:value="-68.9456232452393" calcext:value-type="float">
            <text:p>-68,946</text:p>
          </table:table-cell>
          <table:table-cell office:value-type="float" office:value="-69.2323454360962" calcext:value-type="float">
            <text:p>-69,232</text:p>
          </table:table-cell>
          <table:table-cell office:value-type="float" office:value="-68.9667056427002" calcext:value-type="float">
            <text:p>-68,967</text:p>
          </table:table-cell>
          <table:table-cell office:value-type="float" office:value="-69.2132472763062" calcext:value-type="float">
            <text:p>-69,213</text:p>
          </table:table-cell>
          <table:table-cell office:value-type="float" office:value="-68.9469259185791" calcext:value-type="float">
            <text:p>-68,947</text:p>
          </table:table-cell>
          <table:table-cell office:value-type="float" office:value="-69.2118082809448" calcext:value-type="float">
            <text:p>-69,212</text:p>
          </table:table-cell>
          <table:table-cell office:value-type="float" office:value="-68.9646134719849" calcext:value-type="float">
            <text:p>-68,965</text:p>
          </table:table-cell>
          <table:table-cell office:value-type="float" office:value="-69.2191879196167" calcext:value-type="float">
            <text:p>-69,219</text:p>
          </table:table-cell>
          <table:table-cell office:value-type="float" office:value="-68.9662488555908" calcext:value-type="float">
            <text:p>-68,966</text:p>
          </table:table-cell>
          <table:table-cell office:value-type="float" office:value="-69.2173209762573" calcext:value-type="float">
            <text:p>-69,217</text:p>
          </table:table-cell>
          <table:table-cell office:value-type="float" office:value="-68.9699337539673" calcext:value-type="float">
            <text:p>-68,970</text:p>
          </table:table-cell>
          <table:table-cell office:value-type="float" office:value="-69.2227727966309" calcext:value-type="float">
            <text:p>-69,223</text:p>
          </table:table-cell>
          <table:table-cell office:value-type="float" office:value="-68.9620911712647" calcext:value-type="float">
            <text:p>-68,962</text:p>
          </table:table-cell>
          <table:table-cell office:value-type="float" office:value="-69.2132458190918" calcext:value-type="float">
            <text:p>-69,213</text:p>
          </table:table-cell>
          <table:table-cell office:value-type="float" office:value="-68.9710915145874" calcext:value-type="float">
            <text:p>-68,971</text:p>
          </table:table-cell>
          <table:table-cell office:value-type="float" office:value="-69.2203535766602" calcext:value-type="float">
            <text:p>-69,220</text:p>
          </table:table-cell>
          <table:table-cell office:value-type="float" office:value="-68.9705179824829" calcext:value-type="float">
            <text:p>-68,971</text:p>
          </table:table-cell>
          <table:table-cell office:value-type="float" office:value="-69.218178024292" calcext:value-type="float">
            <text:p>-69,218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68.9679945068359" calcext:value-type="float">
            <text:p>-68,968</text:p>
          </table:table-cell>
          <table:table-cell office:value-type="float" office:value="-69.2294730606079" calcext:value-type="float">
            <text:p>-69,229</text:p>
          </table:table-cell>
          <table:table-cell office:value-type="float" office:value="-68.9532044372559" calcext:value-type="float">
            <text:p>-68,953</text:p>
          </table:table-cell>
          <table:table-cell office:value-type="float" office:value="-69.2121987457275" calcext:value-type="float">
            <text:p>-69,212</text:p>
          </table:table-cell>
          <table:table-cell office:value-type="float" office:value="-68.9752932891846" calcext:value-type="float">
            <text:p>-68,975</text:p>
          </table:table-cell>
          <table:table-cell office:value-type="float" office:value="-69.2224710235596" calcext:value-type="float">
            <text:p>-69,222</text:p>
          </table:table-cell>
          <table:table-cell office:value-type="float" office:value="-68.9752934265137" calcext:value-type="float">
            <text:p>-68,975</text:p>
          </table:table-cell>
          <table:table-cell office:value-type="float" office:value="-69.2268755722046" calcext:value-type="float">
            <text:p>-69,227</text:p>
          </table:table-cell>
          <table:table-cell office:value-type="float" office:value="-68.9664609985352" calcext:value-type="float">
            <text:p>-68,966</text:p>
          </table:table-cell>
          <table:table-cell office:value-type="float" office:value="-69.2200047683716" calcext:value-type="float">
            <text:p>-69,220</text:p>
          </table:table-cell>
          <table:table-cell office:value-type="float" office:value="-68.9649760742188" calcext:value-type="float">
            <text:p>-68,965</text:p>
          </table:table-cell>
          <table:table-cell office:value-type="float" office:value="-69.2281799926758" calcext:value-type="float">
            <text:p>-69,228</text:p>
          </table:table-cell>
          <table:table-cell office:value-type="float" office:value="-68.9654702529907" calcext:value-type="float">
            <text:p>-68,965</text:p>
          </table:table-cell>
          <table:table-cell office:value-type="float" office:value="-69.2113114318848" calcext:value-type="float">
            <text:p>-69,211</text:p>
          </table:table-cell>
          <table:table-cell office:value-type="float" office:value="-68.9603950271606" calcext:value-type="float">
            <text:p>-68,960</text:p>
          </table:table-cell>
          <table:table-cell office:value-type="float" office:value="-69.2142842559814" calcext:value-type="float">
            <text:p>-69,214</text:p>
          </table:table-cell>
          <table:table-cell office:value-type="float" office:value="-68.9581575164795" calcext:value-type="float">
            <text:p>-68,958</text:p>
          </table:table-cell>
          <table:table-cell office:value-type="float" office:value="-69.2054839782715" calcext:value-type="float">
            <text:p>-69,205</text:p>
          </table:table-cell>
          <table:table-cell office:value-type="float" office:value="-68.9583522109985" calcext:value-type="float">
            <text:p>-68,958</text:p>
          </table:table-cell>
          <table:table-cell office:value-type="float" office:value="-69.2071035690308" calcext:value-type="float">
            <text:p>-69,207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68.9600293655396" calcext:value-type="float">
            <text:p>-68,960</text:p>
          </table:table-cell>
          <table:table-cell office:value-type="float" office:value="-69.2110393371582" calcext:value-type="float">
            <text:p>-69,211</text:p>
          </table:table-cell>
          <table:table-cell office:value-type="float" office:value="-68.9512573928833" calcext:value-type="float">
            <text:p>-68,951</text:p>
          </table:table-cell>
          <table:table-cell office:value-type="float" office:value="-69.1884618530274" calcext:value-type="float">
            <text:p>-69,188</text:p>
          </table:table-cell>
          <table:table-cell office:value-type="float" office:value="-68.9501943435669" calcext:value-type="float">
            <text:p>-68,950</text:p>
          </table:table-cell>
          <table:table-cell office:value-type="float" office:value="-69.2058020324707" calcext:value-type="float">
            <text:p>-69,206</text:p>
          </table:table-cell>
          <table:table-cell office:value-type="float" office:value="-68.9627061462402" calcext:value-type="float">
            <text:p>-68,963</text:p>
          </table:table-cell>
          <table:table-cell office:value-type="float" office:value="-69.2160293807984" calcext:value-type="float">
            <text:p>-69,216</text:p>
          </table:table-cell>
          <table:table-cell office:value-type="float" office:value="-68.9494995880127" calcext:value-type="float">
            <text:p>-68,949</text:p>
          </table:table-cell>
          <table:table-cell office:value-type="float" office:value="-69.2015076980591" calcext:value-type="float">
            <text:p>-69,202</text:p>
          </table:table-cell>
          <table:table-cell office:value-type="float" office:value="-68.9627055053711" calcext:value-type="float">
            <text:p>-68,963</text:p>
          </table:table-cell>
          <table:table-cell office:value-type="float" office:value="-69.2039628143311" calcext:value-type="float">
            <text:p>-69,204</text:p>
          </table:table-cell>
          <table:table-cell office:value-type="float" office:value="-68.9597831497192" calcext:value-type="float">
            <text:p>-68,960</text:p>
          </table:table-cell>
          <table:table-cell office:value-type="float" office:value="-69.2080149841309" calcext:value-type="float">
            <text:p>-69,208</text:p>
          </table:table-cell>
          <table:table-cell office:value-type="float" office:value="-68.9542792816162" calcext:value-type="float">
            <text:p>-68,954</text:p>
          </table:table-cell>
          <table:table-cell office:value-type="float" office:value="-69.2056704559326" calcext:value-type="float">
            <text:p>-69,206</text:p>
          </table:table-cell>
          <table:table-cell office:value-type="float" office:value="-68.9531918487549" calcext:value-type="float">
            <text:p>-68,953</text:p>
          </table:table-cell>
          <table:table-cell office:value-type="float" office:value="-69.2005086517334" calcext:value-type="float">
            <text:p>-69,201</text:p>
          </table:table-cell>
          <table:table-cell office:value-type="float" office:value="-68.9549865570068" calcext:value-type="float">
            <text:p>-68,955</text:p>
          </table:table-cell>
          <table:table-cell office:value-type="float" office:value="-69.1996206054688" calcext:value-type="float">
            <text:p>-69,20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68.9821366729736" calcext:value-type="float">
            <text:p>-68,982</text:p>
          </table:table-cell>
          <table:table-cell office:value-type="float" office:value="-69.2096672515869" calcext:value-type="float">
            <text:p>-69,210</text:p>
          </table:table-cell>
          <table:table-cell office:value-type="float" office:value="-68.9566914520264" calcext:value-type="float">
            <text:p>-68,957</text:p>
          </table:table-cell>
          <table:table-cell office:value-type="float" office:value="-69.1900937042236" calcext:value-type="float">
            <text:p>-69,190</text:p>
          </table:table-cell>
          <table:table-cell office:value-type="float" office:value="-68.9530064620972" calcext:value-type="float">
            <text:p>-68,953</text:p>
          </table:table-cell>
          <table:table-cell office:value-type="float" office:value="-69.1900275192261" calcext:value-type="float">
            <text:p>-69,190</text:p>
          </table:table-cell>
          <table:table-cell office:value-type="float" office:value="-68.9346330566406" calcext:value-type="float">
            <text:p>-68,935</text:p>
          </table:table-cell>
          <table:table-cell office:value-type="float" office:value="-69.1915004196167" calcext:value-type="float">
            <text:p>-69,192</text:p>
          </table:table-cell>
          <table:table-cell office:value-type="float" office:value="-68.9512476730347" calcext:value-type="float">
            <text:p>-68,951</text:p>
          </table:table-cell>
          <table:table-cell office:value-type="float" office:value="-69.2018184890747" calcext:value-type="float">
            <text:p>-69,202</text:p>
          </table:table-cell>
          <table:table-cell office:value-type="float" office:value="-68.9461204376221" calcext:value-type="float">
            <text:p>-68,946</text:p>
          </table:table-cell>
          <table:table-cell office:value-type="float" office:value="-69.1954930496216" calcext:value-type="float">
            <text:p>-69,195</text:p>
          </table:table-cell>
          <table:table-cell office:value-type="float" office:value="-68.9464811401367" calcext:value-type="float">
            <text:p>-68,946</text:p>
          </table:table-cell>
          <table:table-cell office:value-type="float" office:value="-69.1954792098999" calcext:value-type="float">
            <text:p>-69,195</text:p>
          </table:table-cell>
          <table:table-cell office:value-type="float" office:value="-68.9403489685059" calcext:value-type="float">
            <text:p>-68,940</text:p>
          </table:table-cell>
          <table:table-cell office:value-type="float" office:value="-69.1957372131348" calcext:value-type="float">
            <text:p>-69,196</text:p>
          </table:table-cell>
          <table:table-cell office:value-type="float" office:value="-68.9449262619019" calcext:value-type="float">
            <text:p>-68,945</text:p>
          </table:table-cell>
          <table:table-cell office:value-type="float" office:value="-69.1925102233887" calcext:value-type="float">
            <text:p>-69,193</text:p>
          </table:table-cell>
          <table:table-cell office:value-type="float" office:value="-68.9498359985352" calcext:value-type="float">
            <text:p>-68,950</text:p>
          </table:table-cell>
          <table:table-cell office:value-type="float" office:value="-69.1891606826782" calcext:value-type="float">
            <text:p>-69,189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68.9485075531006" calcext:value-type="float">
            <text:p>-68,949</text:p>
          </table:table-cell>
          <table:table-cell office:value-type="float" office:value="-69.2116844482422" calcext:value-type="float">
            <text:p>-69,212</text:p>
          </table:table-cell>
          <table:table-cell office:value-type="float" office:value="-68.9606771316528" calcext:value-type="float">
            <text:p>-68,961</text:p>
          </table:table-cell>
          <table:table-cell office:value-type="float" office:value="-69.188956741333" calcext:value-type="float">
            <text:p>-69,189</text:p>
          </table:table-cell>
          <table:table-cell office:value-type="float" office:value="-68.9537288818359" calcext:value-type="float">
            <text:p>-68,954</text:p>
          </table:table-cell>
          <table:table-cell office:value-type="float" office:value="-69.1984035263062" calcext:value-type="float">
            <text:p>-69,198</text:p>
          </table:table-cell>
          <table:table-cell office:value-type="float" office:value="-68.9522240524292" calcext:value-type="float">
            <text:p>-68,952</text:p>
          </table:table-cell>
          <table:table-cell office:value-type="float" office:value="-69.2143751525879" calcext:value-type="float">
            <text:p>-69,214</text:p>
          </table:table-cell>
          <table:table-cell office:value-type="float" office:value="-68.9437559585571" calcext:value-type="float">
            <text:p>-68,944</text:p>
          </table:table-cell>
          <table:table-cell office:value-type="float" office:value="-69.2027270431519" calcext:value-type="float">
            <text:p>-69,203</text:p>
          </table:table-cell>
          <table:table-cell office:value-type="float" office:value="-68.9502744674683" calcext:value-type="float">
            <text:p>-68,950</text:p>
          </table:table-cell>
          <table:table-cell office:value-type="float" office:value="-69.1943511962891" calcext:value-type="float">
            <text:p>-69,194</text:p>
          </table:table-cell>
          <table:table-cell office:value-type="float" office:value="-68.9491364212036" calcext:value-type="float">
            <text:p>-68,949</text:p>
          </table:table-cell>
          <table:table-cell office:value-type="float" office:value="-69.1970861663818" calcext:value-type="float">
            <text:p>-69,197</text:p>
          </table:table-cell>
          <table:table-cell office:value-type="float" office:value="-68.9498337860107" calcext:value-type="float">
            <text:p>-68,950</text:p>
          </table:table-cell>
          <table:table-cell office:value-type="float" office:value="-69.2028741226196" calcext:value-type="float">
            <text:p>-69,203</text:p>
          </table:table-cell>
          <table:table-cell office:value-type="float" office:value="-68.947067276001" calcext:value-type="float">
            <text:p>-68,947</text:p>
          </table:table-cell>
          <table:table-cell office:value-type="float" office:value="-69.1991034622192" calcext:value-type="float">
            <text:p>-69,199</text:p>
          </table:table-cell>
          <table:table-cell office:value-type="float" office:value="-68.9480221939087" calcext:value-type="float">
            <text:p>-68,948</text:p>
          </table:table-cell>
          <table:table-cell office:value-type="float" office:value="-69.1949502182007" calcext:value-type="float">
            <text:p>-69,195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68.9359318695068" calcext:value-type="float">
            <text:p>-68,936</text:p>
          </table:table-cell>
          <table:table-cell office:value-type="float" office:value="-69.2126086120606" calcext:value-type="float">
            <text:p>-69,213</text:p>
          </table:table-cell>
          <table:table-cell office:value-type="float" office:value="-68.9642026443482" calcext:value-type="float">
            <text:p>-68,964</text:p>
          </table:table-cell>
          <table:table-cell office:value-type="float" office:value="-69.2117631454468" calcext:value-type="float">
            <text:p>-69,212</text:p>
          </table:table-cell>
          <table:table-cell office:value-type="float" office:value="-68.9468159561157" calcext:value-type="float">
            <text:p>-68,947</text:p>
          </table:table-cell>
          <table:table-cell office:value-type="float" office:value="-69.2136042785645" calcext:value-type="float">
            <text:p>-69,214</text:p>
          </table:table-cell>
          <table:table-cell office:value-type="float" office:value="-68.9537093048096" calcext:value-type="float">
            <text:p>-68,954</text:p>
          </table:table-cell>
          <table:table-cell office:value-type="float" office:value="-69.1981590881348" calcext:value-type="float">
            <text:p>-69,198</text:p>
          </table:table-cell>
          <table:table-cell office:value-type="float" office:value="-68.9522749328613" calcext:value-type="float">
            <text:p>-68,952</text:p>
          </table:table-cell>
          <table:table-cell office:value-type="float" office:value="-69.2036118240357" calcext:value-type="float">
            <text:p>-69,204</text:p>
          </table:table-cell>
          <table:table-cell office:value-type="float" office:value="-68.95146043396" calcext:value-type="float">
            <text:p>-68,951</text:p>
          </table:table-cell>
          <table:table-cell office:value-type="float" office:value="-69.1958192977905" calcext:value-type="float">
            <text:p>-69,196</text:p>
          </table:table-cell>
          <table:table-cell office:value-type="float" office:value="-68.9557555618286" calcext:value-type="float">
            <text:p>-68,956</text:p>
          </table:table-cell>
          <table:table-cell office:value-type="float" office:value="-69.2046087341309" calcext:value-type="float">
            <text:p>-69,205</text:p>
          </table:table-cell>
          <table:table-cell office:value-type="float" office:value="-68.9480705871582" calcext:value-type="float">
            <text:p>-68,948</text:p>
          </table:table-cell>
          <table:table-cell office:value-type="float" office:value="-69.2025603637695" calcext:value-type="float">
            <text:p>-69,203</text:p>
          </table:table-cell>
          <table:table-cell office:value-type="float" office:value="-68.9557813949585" calcext:value-type="float">
            <text:p>-68,956</text:p>
          </table:table-cell>
          <table:table-cell office:value-type="float" office:value="-69.2075767745972" calcext:value-type="float">
            <text:p>-69,208</text:p>
          </table:table-cell>
          <table:table-cell office:value-type="float" office:value="-68.9526197967529" calcext:value-type="float">
            <text:p>-68,953</text:p>
          </table:table-cell>
          <table:table-cell office:value-type="float" office:value="-69.1983487091064" calcext:value-type="float">
            <text:p>-69,198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68.9709772033692" calcext:value-type="float">
            <text:p>-68,971</text:p>
          </table:table-cell>
          <table:table-cell office:value-type="float" office:value="-69.2081730194092" calcext:value-type="float">
            <text:p>-69,208</text:p>
          </table:table-cell>
          <table:table-cell office:value-type="float" office:value="-68.9494508743286" calcext:value-type="float">
            <text:p>-68,949</text:p>
          </table:table-cell>
          <table:table-cell office:value-type="float" office:value="-69.1887758560181" calcext:value-type="float">
            <text:p>-69,189</text:p>
          </table:table-cell>
          <table:table-cell office:value-type="float" office:value="-68.9462959899902" calcext:value-type="float">
            <text:p>-68,946</text:p>
          </table:table-cell>
          <table:table-cell office:value-type="float" office:value="-69.2269609527588" calcext:value-type="float">
            <text:p>-69,227</text:p>
          </table:table-cell>
          <table:table-cell office:value-type="float" office:value="-68.9528839950562" calcext:value-type="float">
            <text:p>-68,953</text:p>
          </table:table-cell>
          <table:table-cell office:value-type="float" office:value="-69.1940648345947" calcext:value-type="float">
            <text:p>-69,194</text:p>
          </table:table-cell>
          <table:table-cell office:value-type="float" office:value="-68.9445811004639" calcext:value-type="float">
            <text:p>-68,945</text:p>
          </table:table-cell>
          <table:table-cell office:value-type="float" office:value="-69.1958520965576" calcext:value-type="float">
            <text:p>-69,196</text:p>
          </table:table-cell>
          <table:table-cell office:value-type="float" office:value="-68.9527090682983" calcext:value-type="float">
            <text:p>-68,953</text:p>
          </table:table-cell>
          <table:table-cell office:value-type="float" office:value="-69.2025019760132" calcext:value-type="float">
            <text:p>-69,203</text:p>
          </table:table-cell>
          <table:table-cell office:value-type="float" office:value="-68.953065864563" calcext:value-type="float">
            <text:p>-68,953</text:p>
          </table:table-cell>
          <table:table-cell office:value-type="float" office:value="-69.2011792602539" calcext:value-type="float">
            <text:p>-69,201</text:p>
          </table:table-cell>
          <table:table-cell office:value-type="float" office:value="-68.9517053375244" calcext:value-type="float">
            <text:p>-68,952</text:p>
          </table:table-cell>
          <table:table-cell office:value-type="float" office:value="-69.2012720489502" calcext:value-type="float">
            <text:p>-69,201</text:p>
          </table:table-cell>
          <table:table-cell office:value-type="float" office:value="-68.9525851593018" calcext:value-type="float">
            <text:p>-68,953</text:p>
          </table:table-cell>
          <table:table-cell office:value-type="float" office:value="-69.2024890823364" calcext:value-type="float">
            <text:p>-69,202</text:p>
          </table:table-cell>
          <table:table-cell office:value-type="float" office:value="-68.9505075683594" calcext:value-type="float">
            <text:p>-68,951</text:p>
          </table:table-cell>
          <table:table-cell office:value-type="float" office:value="-69.1979777755737" calcext:value-type="float">
            <text:p>-69,198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68.976664642334" calcext:value-type="float">
            <text:p>-68,977</text:p>
          </table:table-cell>
          <table:table-cell office:value-type="float" office:value="-69.2039840621948" calcext:value-type="float">
            <text:p>-69,204</text:p>
          </table:table-cell>
          <table:table-cell office:value-type="float" office:value="-68.9483926544189" calcext:value-type="float">
            <text:p>-68,948</text:p>
          </table:table-cell>
          <table:table-cell office:value-type="float" office:value="-69.2097886810303" calcext:value-type="float">
            <text:p>-69,210</text:p>
          </table:table-cell>
          <table:table-cell office:value-type="float" office:value="-68.9654948806763" calcext:value-type="float">
            <text:p>-68,965</text:p>
          </table:table-cell>
          <table:table-cell office:value-type="float" office:value="-69.1963619918823" calcext:value-type="float">
            <text:p>-69,196</text:p>
          </table:table-cell>
          <table:table-cell office:value-type="float" office:value="-68.9501945037842" calcext:value-type="float">
            <text:p>-68,950</text:p>
          </table:table-cell>
          <table:table-cell office:value-type="float" office:value="-69.1991117019653" calcext:value-type="float">
            <text:p>-69,199</text:p>
          </table:table-cell>
          <table:table-cell office:value-type="float" office:value="-68.9439337844849" calcext:value-type="float">
            <text:p>-68,944</text:p>
          </table:table-cell>
          <table:table-cell office:value-type="float" office:value="-69.200792388916" calcext:value-type="float">
            <text:p>-69,201</text:p>
          </table:table-cell>
          <table:table-cell office:value-type="float" office:value="-68.9426851882935" calcext:value-type="float">
            <text:p>-68,943</text:p>
          </table:table-cell>
          <table:table-cell office:value-type="float" office:value="-69.1964676055908" calcext:value-type="float">
            <text:p>-69,196</text:p>
          </table:table-cell>
          <table:table-cell office:value-type="float" office:value="-68.9458633346558" calcext:value-type="float">
            <text:p>-68,946</text:p>
          </table:table-cell>
          <table:table-cell office:value-type="float" office:value="-69.1985652160645" calcext:value-type="float">
            <text:p>-69,199</text:p>
          </table:table-cell>
          <table:table-cell office:value-type="float" office:value="-68.9421831893921" calcext:value-type="float">
            <text:p>-68,942</text:p>
          </table:table-cell>
          <table:table-cell office:value-type="float" office:value="-69.1946914138794" calcext:value-type="float">
            <text:p>-69,195</text:p>
          </table:table-cell>
          <table:table-cell office:value-type="float" office:value="-68.9514784240723" calcext:value-type="float">
            <text:p>-68,951</text:p>
          </table:table-cell>
          <table:table-cell office:value-type="float" office:value="-69.1967775497437" calcext:value-type="float">
            <text:p>-69,197</text:p>
          </table:table-cell>
          <table:table-cell office:value-type="float" office:value="-68.9475942230225" calcext:value-type="float">
            <text:p>-68,948</text:p>
          </table:table-cell>
          <table:table-cell office:value-type="float" office:value="-69.1995111236572" calcext:value-type="float">
            <text:p>-69,200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68.9607565307617" calcext:value-type="float">
            <text:p>-68,961</text:p>
          </table:table-cell>
          <table:table-cell office:value-type="float" office:value="-69.1861235046387" calcext:value-type="float">
            <text:p>-69,186</text:p>
          </table:table-cell>
          <table:table-cell office:value-type="float" office:value="-68.9341931610107" calcext:value-type="float">
            <text:p>-68,934</text:p>
          </table:table-cell>
          <table:table-cell office:value-type="float" office:value="-69.20313205719" calcext:value-type="float">
            <text:p>-69,203</text:p>
          </table:table-cell>
          <table:table-cell office:value-type="float" office:value="-68.9528029251099" calcext:value-type="float">
            <text:p>-68,953</text:p>
          </table:table-cell>
          <table:table-cell office:value-type="float" office:value="-69.2048989868164" calcext:value-type="float">
            <text:p>-69,205</text:p>
          </table:table-cell>
          <table:table-cell office:value-type="float" office:value="-68.9406238708496" calcext:value-type="float">
            <text:p>-68,941</text:p>
          </table:table-cell>
          <table:table-cell office:value-type="float" office:value="-69.1804644622803" calcext:value-type="float">
            <text:p>-69,180</text:p>
          </table:table-cell>
          <table:table-cell office:value-type="float" office:value="-68.9370202941895" calcext:value-type="float">
            <text:p>-68,937</text:p>
          </table:table-cell>
          <table:table-cell office:value-type="float" office:value="-69.1962224960327" calcext:value-type="float">
            <text:p>-69,196</text:p>
          </table:table-cell>
          <table:table-cell office:value-type="float" office:value="-68.9504112472534" calcext:value-type="float">
            <text:p>-68,950</text:p>
          </table:table-cell>
          <table:table-cell office:value-type="float" office:value="-69.2002752838135" calcext:value-type="float">
            <text:p>-69,200</text:p>
          </table:table-cell>
          <table:table-cell office:value-type="float" office:value="-68.9482544326782" calcext:value-type="float">
            <text:p>-68,948</text:p>
          </table:table-cell>
          <table:table-cell office:value-type="float" office:value="-69.1984063644409" calcext:value-type="float">
            <text:p>-69,198</text:p>
          </table:table-cell>
          <table:table-cell office:value-type="float" office:value="-68.9462243728638" calcext:value-type="float">
            <text:p>-68,946</text:p>
          </table:table-cell>
          <table:table-cell office:value-type="float" office:value="-69.1956756134033" calcext:value-type="float">
            <text:p>-69,196</text:p>
          </table:table-cell>
          <table:table-cell office:value-type="float" office:value="-68.9521369552612" calcext:value-type="float">
            <text:p>-68,952</text:p>
          </table:table-cell>
          <table:table-cell office:value-type="float" office:value="-69.1993280105591" calcext:value-type="float">
            <text:p>-69,199</text:p>
          </table:table-cell>
          <table:table-cell office:value-type="float" office:value="-68.9435601730347" calcext:value-type="float">
            <text:p>-68,944</text:p>
          </table:table-cell>
          <table:table-cell office:value-type="float" office:value="-69.1975144195557" calcext:value-type="float">
            <text:p>-69,198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68.9700354537964" calcext:value-type="float">
            <text:p>-68,970</text:p>
          </table:table-cell>
          <table:table-cell office:value-type="float" office:value="-69.2002683029175" calcext:value-type="float">
            <text:p>-69,200</text:p>
          </table:table-cell>
          <table:table-cell office:value-type="float" office:value="-68.9468527908325" calcext:value-type="float">
            <text:p>-68,947</text:p>
          </table:table-cell>
          <table:table-cell office:value-type="float" office:value="-69.2063019943237" calcext:value-type="float">
            <text:p>-69,206</text:p>
          </table:table-cell>
          <table:table-cell office:value-type="float" office:value="-68.947126953125" calcext:value-type="float">
            <text:p>-68,947</text:p>
          </table:table-cell>
          <table:table-cell office:value-type="float" office:value="-69.1923182144165" calcext:value-type="float">
            <text:p>-69,192</text:p>
          </table:table-cell>
          <table:table-cell office:value-type="float" office:value="-68.9543902893066" calcext:value-type="float">
            <text:p>-68,954</text:p>
          </table:table-cell>
          <table:table-cell office:value-type="float" office:value="-69.2006053924561" calcext:value-type="float">
            <text:p>-69,201</text:p>
          </table:table-cell>
          <table:table-cell office:value-type="float" office:value="-68.9513769683838" calcext:value-type="float">
            <text:p>-68,951</text:p>
          </table:table-cell>
          <table:table-cell office:value-type="float" office:value="-69.2000373458862" calcext:value-type="float">
            <text:p>-69,200</text:p>
          </table:table-cell>
          <table:table-cell office:value-type="float" office:value="-68.9483347396851" calcext:value-type="float">
            <text:p>-68,948</text:p>
          </table:table-cell>
          <table:table-cell office:value-type="float" office:value="-69.1977860565186" calcext:value-type="float">
            <text:p>-69,198</text:p>
          </table:table-cell>
          <table:table-cell office:value-type="float" office:value="-68.949046585083" calcext:value-type="float">
            <text:p>-68,949</text:p>
          </table:table-cell>
          <table:table-cell office:value-type="float" office:value="-69.2047943191528" calcext:value-type="float">
            <text:p>-69,205</text:p>
          </table:table-cell>
          <table:table-cell office:value-type="float" office:value="-68.9501550750732" calcext:value-type="float">
            <text:p>-68,950</text:p>
          </table:table-cell>
          <table:table-cell office:value-type="float" office:value="-69.1993846969605" calcext:value-type="float">
            <text:p>-69,199</text:p>
          </table:table-cell>
          <table:table-cell office:value-type="float" office:value="-68.951009552002" calcext:value-type="float">
            <text:p>-68,951</text:p>
          </table:table-cell>
          <table:table-cell office:value-type="float" office:value="-69.2004639892578" calcext:value-type="float">
            <text:p>-69,200</text:p>
          </table:table-cell>
          <table:table-cell office:value-type="float" office:value="-68.9521510772705" calcext:value-type="float">
            <text:p>-68,952</text:p>
          </table:table-cell>
          <table:table-cell office:value-type="float" office:value="-69.2070687408447" calcext:value-type="float">
            <text:p>-69,207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68.9351289825439" calcext:value-type="float">
            <text:p>-68,935</text:p>
          </table:table-cell>
          <table:table-cell office:value-type="float" office:value="-69.1847649765015" calcext:value-type="float">
            <text:p>-69,185</text:p>
          </table:table-cell>
          <table:table-cell office:value-type="float" office:value="-68.9299500656128" calcext:value-type="float">
            <text:p>-68,930</text:p>
          </table:table-cell>
          <table:table-cell office:value-type="float" office:value="-69.1676485214234" calcext:value-type="float">
            <text:p>-69,168</text:p>
          </table:table-cell>
          <table:table-cell office:value-type="float" office:value="-68.9385958938599" calcext:value-type="float">
            <text:p>-68,939</text:p>
          </table:table-cell>
          <table:table-cell office:value-type="float" office:value="-69.1971791763306" calcext:value-type="float">
            <text:p>-69,197</text:p>
          </table:table-cell>
          <table:table-cell office:value-type="float" office:value="-68.9429674530029" calcext:value-type="float">
            <text:p>-68,943</text:p>
          </table:table-cell>
          <table:table-cell office:value-type="float" office:value="-69.190396522522" calcext:value-type="float">
            <text:p>-69,190</text:p>
          </table:table-cell>
          <table:table-cell office:value-type="float" office:value="-68.9484745407105" calcext:value-type="float">
            <text:p>-68,948</text:p>
          </table:table-cell>
          <table:table-cell office:value-type="float" office:value="-69.1999759292603" calcext:value-type="float">
            <text:p>-69,200</text:p>
          </table:table-cell>
          <table:table-cell office:value-type="float" office:value="-68.9487063751221" calcext:value-type="float">
            <text:p>-68,949</text:p>
          </table:table-cell>
          <table:table-cell office:value-type="float" office:value="-69.1962297897339" calcext:value-type="float">
            <text:p>-69,196</text:p>
          </table:table-cell>
          <table:table-cell office:value-type="float" office:value="-68.9537387390137" calcext:value-type="float">
            <text:p>-68,954</text:p>
          </table:table-cell>
          <table:table-cell office:value-type="float" office:value="-69.2019366226196" calcext:value-type="float">
            <text:p>-69,202</text:p>
          </table:table-cell>
          <table:table-cell office:value-type="float" office:value="-68.9522249679565" calcext:value-type="float">
            <text:p>-68,952</text:p>
          </table:table-cell>
          <table:table-cell office:value-type="float" office:value="-69.2062459869385" calcext:value-type="float">
            <text:p>-69,206</text:p>
          </table:table-cell>
          <table:table-cell office:value-type="float" office:value="-68.9521594161987" calcext:value-type="float">
            <text:p>-68,952</text:p>
          </table:table-cell>
          <table:table-cell office:value-type="float" office:value="-69.2039329605103" calcext:value-type="float">
            <text:p>-69,204</text:p>
          </table:table-cell>
          <table:table-cell office:value-type="float" office:value="-68.9536140823364" calcext:value-type="float">
            <text:p>-68,954</text:p>
          </table:table-cell>
          <table:table-cell office:value-type="float" office:value="-69.2023826446533" calcext:value-type="float">
            <text:p>-69,202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68.954016746521" calcext:value-type="float">
            <text:p>-68,954</text:p>
          </table:table-cell>
          <table:table-cell office:value-type="float" office:value="-69.2282166442871" calcext:value-type="float">
            <text:p>-69,228</text:p>
          </table:table-cell>
          <table:table-cell office:value-type="float" office:value="-68.9404045028687" calcext:value-type="float">
            <text:p>-68,940</text:p>
          </table:table-cell>
          <table:table-cell office:value-type="float" office:value="-69.2147774734497" calcext:value-type="float">
            <text:p>-69,215</text:p>
          </table:table-cell>
          <table:table-cell office:value-type="float" office:value="-68.949454460144" calcext:value-type="float">
            <text:p>-68,949</text:p>
          </table:table-cell>
          <table:table-cell office:value-type="float" office:value="-69.2100682601929" calcext:value-type="float">
            <text:p>-69,210</text:p>
          </table:table-cell>
          <table:table-cell office:value-type="float" office:value="-68.9487533187866" calcext:value-type="float">
            <text:p>-68,949</text:p>
          </table:table-cell>
          <table:table-cell office:value-type="float" office:value="-69.2166297607422" calcext:value-type="float">
            <text:p>-69,217</text:p>
          </table:table-cell>
          <table:table-cell office:value-type="float" office:value="-68.9525312347412" calcext:value-type="float">
            <text:p>-68,953</text:p>
          </table:table-cell>
          <table:table-cell office:value-type="float" office:value="-69.2107211990357" calcext:value-type="float">
            <text:p>-69,211</text:p>
          </table:table-cell>
          <table:table-cell office:value-type="float" office:value="-68.954812789917" calcext:value-type="float">
            <text:p>-68,955</text:p>
          </table:table-cell>
          <table:table-cell office:value-type="float" office:value="-69.208868095398" calcext:value-type="float">
            <text:p>-69,209</text:p>
          </table:table-cell>
          <table:table-cell office:value-type="float" office:value="-68.9590383605957" calcext:value-type="float">
            <text:p>-68,959</text:p>
          </table:table-cell>
          <table:table-cell office:value-type="float" office:value="-69.2100238952637" calcext:value-type="float">
            <text:p>-69,210</text:p>
          </table:table-cell>
          <table:table-cell office:value-type="float" office:value="-68.9529661560059" calcext:value-type="float">
            <text:p>-68,953</text:p>
          </table:table-cell>
          <table:table-cell office:value-type="float" office:value="-69.2031927185059" calcext:value-type="float">
            <text:p>-69,203</text:p>
          </table:table-cell>
          <table:table-cell office:value-type="float" office:value="-68.9686889953613" calcext:value-type="float">
            <text:p>-68,969</text:p>
          </table:table-cell>
          <table:table-cell office:value-type="float" office:value="-69.2143666915894" calcext:value-type="float">
            <text:p>-69,214</text:p>
          </table:table-cell>
          <table:table-cell office:value-type="float" office:value="-68.9723806991577" calcext:value-type="float">
            <text:p>-68,972</text:p>
          </table:table-cell>
          <table:table-cell office:value-type="float" office:value="-69.2246089782715" calcext:value-type="float">
            <text:p>-69,22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68.9676427230835" calcext:value-type="float">
            <text:p>-68,968</text:p>
          </table:table-cell>
          <table:table-cell office:value-type="float" office:value="-69.2039873809815" calcext:value-type="float">
            <text:p>-69,204</text:p>
          </table:table-cell>
          <table:table-cell office:value-type="float" office:value="-68.9385728683472" calcext:value-type="float">
            <text:p>-68,939</text:p>
          </table:table-cell>
          <table:table-cell office:value-type="float" office:value="-69.2094559555054" calcext:value-type="float">
            <text:p>-69,209</text:p>
          </table:table-cell>
          <table:table-cell office:value-type="float" office:value="-68.969243812561" calcext:value-type="float">
            <text:p>-68,969</text:p>
          </table:table-cell>
          <table:table-cell office:value-type="float" office:value="-69.2018320007324" calcext:value-type="float">
            <text:p>-69,202</text:p>
          </table:table-cell>
          <table:table-cell office:value-type="float" office:value="-68.9642088317871" calcext:value-type="float">
            <text:p>-68,964</text:p>
          </table:table-cell>
          <table:table-cell office:value-type="float" office:value="-69.2116348190308" calcext:value-type="float">
            <text:p>-69,212</text:p>
          </table:table-cell>
          <table:table-cell office:value-type="float" office:value="-68.9589733657837" calcext:value-type="float">
            <text:p>-68,959</text:p>
          </table:table-cell>
          <table:table-cell office:value-type="float" office:value="-69.2018733444214" calcext:value-type="float">
            <text:p>-69,202</text:p>
          </table:table-cell>
          <table:table-cell office:value-type="float" office:value="-68.9565400924683" calcext:value-type="float">
            <text:p>-68,957</text:p>
          </table:table-cell>
          <table:table-cell office:value-type="float" office:value="-69.2142902679443" calcext:value-type="float">
            <text:p>-69,214</text:p>
          </table:table-cell>
          <table:table-cell office:value-type="float" office:value="-68.9558264694214" calcext:value-type="float">
            <text:p>-68,956</text:p>
          </table:table-cell>
          <table:table-cell office:value-type="float" office:value="-69.2058320541382" calcext:value-type="float">
            <text:p>-69,206</text:p>
          </table:table-cell>
          <table:table-cell office:value-type="float" office:value="-68.9533720245361" calcext:value-type="float">
            <text:p>-68,953</text:p>
          </table:table-cell>
          <table:table-cell office:value-type="float" office:value="-69.2076007995606" calcext:value-type="float">
            <text:p>-69,208</text:p>
          </table:table-cell>
          <table:table-cell office:value-type="float" office:value="-68.9796573791504" calcext:value-type="float">
            <text:p>-68,980</text:p>
          </table:table-cell>
          <table:table-cell office:value-type="float" office:value="-69.2374084625244" calcext:value-type="float">
            <text:p>-69,237</text:p>
          </table:table-cell>
          <table:table-cell office:value-type="float" office:value="-68.9650566482544" calcext:value-type="float">
            <text:p>-68,965</text:p>
          </table:table-cell>
          <table:table-cell office:value-type="float" office:value="-69.2302459869385" calcext:value-type="float">
            <text:p>-69,23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68.9571156616211" calcext:value-type="float">
            <text:p>-68,957</text:p>
          </table:table-cell>
          <table:table-cell office:value-type="float" office:value="-69.2194212341309" calcext:value-type="float">
            <text:p>-69,219</text:p>
          </table:table-cell>
          <table:table-cell office:value-type="float" office:value="-68.9627030639648" calcext:value-type="float">
            <text:p>-68,963</text:p>
          </table:table-cell>
          <table:table-cell office:value-type="float" office:value="-69.2194654922485" calcext:value-type="float">
            <text:p>-69,219</text:p>
          </table:table-cell>
          <table:table-cell office:value-type="float" office:value="-68.9312509613037" calcext:value-type="float">
            <text:p>-68,931</text:p>
          </table:table-cell>
          <table:table-cell office:value-type="float" office:value="-69.2096982345581" calcext:value-type="float">
            <text:p>-69,210</text:p>
          </table:table-cell>
          <table:table-cell office:value-type="float" office:value="-69.0072163543701" calcext:value-type="float">
            <text:p>-69,007</text:p>
          </table:table-cell>
          <table:table-cell office:value-type="float" office:value="-69.2557164230347" calcext:value-type="float">
            <text:p>-69,256</text:p>
          </table:table-cell>
          <table:table-cell office:value-type="float" office:value="-68.9792493896484" calcext:value-type="float">
            <text:p>-68,979</text:p>
          </table:table-cell>
          <table:table-cell office:value-type="float" office:value="-69.2260183105469" calcext:value-type="float">
            <text:p>-69,226</text:p>
          </table:table-cell>
          <table:table-cell office:value-type="float" office:value="-68.9857798614502" calcext:value-type="float">
            <text:p>-68,986</text:p>
          </table:table-cell>
          <table:table-cell office:value-type="float" office:value="-69.234713218689" calcext:value-type="float">
            <text:p>-69,235</text:p>
          </table:table-cell>
          <table:table-cell office:value-type="float" office:value="-68.9560271835327" calcext:value-type="float">
            <text:p>-68,956</text:p>
          </table:table-cell>
          <table:table-cell office:value-type="float" office:value="-69.2181885452271" calcext:value-type="float">
            <text:p>-69,218</text:p>
          </table:table-cell>
          <table:table-cell office:value-type="float" office:value="-68.9724420471192" calcext:value-type="float">
            <text:p>-68,972</text:p>
          </table:table-cell>
          <table:table-cell office:value-type="float" office:value="-69.221812461853" calcext:value-type="float">
            <text:p>-69,222</text:p>
          </table:table-cell>
          <table:table-cell office:value-type="float" office:value="-68.9850004119873" calcext:value-type="float">
            <text:p>-68,985</text:p>
          </table:table-cell>
          <table:table-cell office:value-type="float" office:value="-69.2340731277466" calcext:value-type="float">
            <text:p>-69,234</text:p>
          </table:table-cell>
          <table:table-cell office:value-type="float" office:value="-68.9805975341797" calcext:value-type="float">
            <text:p>-68,981</text:p>
          </table:table-cell>
          <table:table-cell office:value-type="float" office:value="-69.2301828689575" calcext:value-type="float">
            <text:p>-69,230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68.9877212677002" calcext:value-type="float">
            <text:p>-68,988</text:p>
          </table:table-cell>
          <table:table-cell office:value-type="float" office:value="-69.2206360473633" calcext:value-type="float">
            <text:p>-69,221</text:p>
          </table:table-cell>
          <table:table-cell office:value-type="float" office:value="-68.9830997085571" calcext:value-type="float">
            <text:p>-68,983</text:p>
          </table:table-cell>
          <table:table-cell office:value-type="float" office:value="-69.2295353775024" calcext:value-type="float">
            <text:p>-69,230</text:p>
          </table:table-cell>
          <table:table-cell office:value-type="float" office:value="-68.9753115844727" calcext:value-type="float">
            <text:p>-68,975</text:p>
          </table:table-cell>
          <table:table-cell office:value-type="float" office:value="-69.2187536087036" calcext:value-type="float">
            <text:p>-69,219</text:p>
          </table:table-cell>
          <table:table-cell office:value-type="float" office:value="-68.9833207778931" calcext:value-type="float">
            <text:p>-68,983</text:p>
          </table:table-cell>
          <table:table-cell office:value-type="float" office:value="-69.2362408447266" calcext:value-type="float">
            <text:p>-69,236</text:p>
          </table:table-cell>
          <table:table-cell office:value-type="float" office:value="-68.979663192749" calcext:value-type="float">
            <text:p>-68,980</text:p>
          </table:table-cell>
          <table:table-cell office:value-type="float" office:value="-69.2349024429321" calcext:value-type="float">
            <text:p>-69,235</text:p>
          </table:table-cell>
          <table:table-cell office:value-type="float" office:value="-68.9774373474121" calcext:value-type="float">
            <text:p>-68,977</text:p>
          </table:table-cell>
          <table:table-cell office:value-type="float" office:value="-69.2225495758057" calcext:value-type="float">
            <text:p>-69,223</text:p>
          </table:table-cell>
          <table:table-cell office:value-type="float" office:value="-68.9786201934815" calcext:value-type="float">
            <text:p>-68,979</text:p>
          </table:table-cell>
          <table:table-cell office:value-type="float" office:value="-69.2295009155273" calcext:value-type="float">
            <text:p>-69,230</text:p>
          </table:table-cell>
          <table:table-cell office:value-type="float" office:value="-68.9780159835815" calcext:value-type="float">
            <text:p>-68,978</text:p>
          </table:table-cell>
          <table:table-cell office:value-type="float" office:value="-69.2284363250733" calcext:value-type="float">
            <text:p>-69,228</text:p>
          </table:table-cell>
          <table:table-cell office:value-type="float" office:value="-68.9749952468872" calcext:value-type="float">
            <text:p>-68,975</text:p>
          </table:table-cell>
          <table:table-cell office:value-type="float" office:value="-69.2268008880615" calcext:value-type="float">
            <text:p>-69,227</text:p>
          </table:table-cell>
          <table:table-cell office:value-type="float" office:value="-68.9825321884155" calcext:value-type="float">
            <text:p>-68,983</text:p>
          </table:table-cell>
          <table:table-cell office:value-type="float" office:value="-69.2160065917969" calcext:value-type="float">
            <text:p>-69,216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68.9893277435303" calcext:value-type="float">
            <text:p>-68,989</text:p>
          </table:table-cell>
          <table:table-cell office:value-type="float" office:value="-69.2293959503174" calcext:value-type="float">
            <text:p>-69,229</text:p>
          </table:table-cell>
          <table:table-cell office:value-type="float" office:value="-68.9819074707031" calcext:value-type="float">
            <text:p>-68,982</text:p>
          </table:table-cell>
          <table:table-cell office:value-type="float" office:value="-69.2300051116943" calcext:value-type="float">
            <text:p>-69,230</text:p>
          </table:table-cell>
          <table:table-cell office:value-type="float" office:value="-68.9840621185303" calcext:value-type="float">
            <text:p>-68,984</text:p>
          </table:table-cell>
          <table:table-cell office:value-type="float" office:value="-69.2439015274048" calcext:value-type="float">
            <text:p>-69,244</text:p>
          </table:table-cell>
          <table:table-cell office:value-type="float" office:value="-69.0067375335693" calcext:value-type="float">
            <text:p>-69,007</text:p>
          </table:table-cell>
          <table:table-cell office:value-type="float" office:value="-69.2478582305908" calcext:value-type="float">
            <text:p>-69,248</text:p>
          </table:table-cell>
          <table:table-cell office:value-type="float" office:value="-68.9676676177979" calcext:value-type="float">
            <text:p>-68,968</text:p>
          </table:table-cell>
          <table:table-cell office:value-type="float" office:value="-69.2182193222046" calcext:value-type="float">
            <text:p>-69,218</text:p>
          </table:table-cell>
          <table:table-cell office:value-type="float" office:value="-68.9702964706421" calcext:value-type="float">
            <text:p>-68,970</text:p>
          </table:table-cell>
          <table:table-cell office:value-type="float" office:value="-69.2262190093994" calcext:value-type="float">
            <text:p>-69,226</text:p>
          </table:table-cell>
          <table:table-cell office:value-type="float" office:value="-68.9573689041138" calcext:value-type="float">
            <text:p>-68,957</text:p>
          </table:table-cell>
          <table:table-cell office:value-type="float" office:value="-69.2070595550537" calcext:value-type="float">
            <text:p>-69,207</text:p>
          </table:table-cell>
          <table:table-cell office:value-type="float" office:value="-68.974958114624" calcext:value-type="float">
            <text:p>-68,975</text:p>
          </table:table-cell>
          <table:table-cell office:value-type="float" office:value="-69.2203864822388" calcext:value-type="float">
            <text:p>-69,220</text:p>
          </table:table-cell>
          <table:table-cell office:value-type="float" office:value="-68.9797177124024" calcext:value-type="float">
            <text:p>-68,980</text:p>
          </table:table-cell>
          <table:table-cell office:value-type="float" office:value="-69.2303032150269" calcext:value-type="float">
            <text:p>-69,230</text:p>
          </table:table-cell>
          <table:table-cell office:value-type="float" office:value="-68.974723991394" calcext:value-type="float">
            <text:p>-68,975</text:p>
          </table:table-cell>
          <table:table-cell office:value-type="float" office:value="-69.232700088501" calcext:value-type="float">
            <text:p>-69,23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68.9717082672119" calcext:value-type="float">
            <text:p>-68,972</text:p>
          </table:table-cell>
          <table:table-cell office:value-type="float" office:value="-69.2240280075073" calcext:value-type="float">
            <text:p>-69,224</text:p>
          </table:table-cell>
          <table:table-cell office:value-type="float" office:value="-68.9670987167358" calcext:value-type="float">
            <text:p>-68,967</text:p>
          </table:table-cell>
          <table:table-cell office:value-type="float" office:value="-69.2273983001709" calcext:value-type="float">
            <text:p>-69,227</text:p>
          </table:table-cell>
          <table:table-cell office:value-type="float" office:value="-68.9611884307861" calcext:value-type="float">
            <text:p>-68,961</text:p>
          </table:table-cell>
          <table:table-cell office:value-type="float" office:value="-69.2290369796753" calcext:value-type="float">
            <text:p>-69,229</text:p>
          </table:table-cell>
          <table:table-cell office:value-type="float" office:value="-68.9911533050537" calcext:value-type="float">
            <text:p>-68,991</text:p>
          </table:table-cell>
          <table:table-cell office:value-type="float" office:value="-69.2246739807129" calcext:value-type="float">
            <text:p>-69,225</text:p>
          </table:table-cell>
          <table:table-cell office:value-type="float" office:value="-68.9800410308838" calcext:value-type="float">
            <text:p>-68,980</text:p>
          </table:table-cell>
          <table:table-cell office:value-type="float" office:value="-69.2328327789307" calcext:value-type="float">
            <text:p>-69,233</text:p>
          </table:table-cell>
          <table:table-cell office:value-type="float" office:value="-69.0040470046997" calcext:value-type="float">
            <text:p>-69,004</text:p>
          </table:table-cell>
          <table:table-cell office:value-type="float" office:value="-69.2211884765625" calcext:value-type="float">
            <text:p>-69,221</text:p>
          </table:table-cell>
          <table:table-cell office:value-type="float" office:value="-68.9793046646118" calcext:value-type="float">
            <text:p>-68,979</text:p>
          </table:table-cell>
          <table:table-cell office:value-type="float" office:value="-69.2264160232544" calcext:value-type="float">
            <text:p>-69,226</text:p>
          </table:table-cell>
          <table:table-cell office:value-type="float" office:value="-68.9834422302246" calcext:value-type="float">
            <text:p>-68,983</text:p>
          </table:table-cell>
          <table:table-cell office:value-type="float" office:value="-69.2328348770142" calcext:value-type="float">
            <text:p>-69,233</text:p>
          </table:table-cell>
          <table:table-cell office:value-type="float" office:value="-68.98789868927" calcext:value-type="float">
            <text:p>-68,988</text:p>
          </table:table-cell>
          <table:table-cell office:value-type="float" office:value="-69.2287725143433" calcext:value-type="float">
            <text:p>-69,229</text:p>
          </table:table-cell>
          <table:table-cell office:value-type="float" office:value="-68.9905246734619" calcext:value-type="float">
            <text:p>-68,991</text:p>
          </table:table-cell>
          <table:table-cell office:value-type="float" office:value="-69.2617587280274" calcext:value-type="float">
            <text:p>-69,262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68.9681594009399" calcext:value-type="float">
            <text:p>-68,968</text:p>
          </table:table-cell>
          <table:table-cell office:value-type="float" office:value="-69.2301982040405" calcext:value-type="float">
            <text:p>-69,230</text:p>
          </table:table-cell>
          <table:table-cell office:value-type="float" office:value="-68.9415766983032" calcext:value-type="float">
            <text:p>-68,942</text:p>
          </table:table-cell>
          <table:table-cell office:value-type="float" office:value="-69.2239289855957" calcext:value-type="float">
            <text:p>-69,224</text:p>
          </table:table-cell>
          <table:table-cell office:value-type="float" office:value="-68.9912136383057" calcext:value-type="float">
            <text:p>-68,991</text:p>
          </table:table-cell>
          <table:table-cell office:value-type="float" office:value="-69.2411267242432" calcext:value-type="float">
            <text:p>-69,241</text:p>
          </table:table-cell>
          <table:table-cell office:value-type="float" office:value="-68.9680389862061" calcext:value-type="float">
            <text:p>-68,968</text:p>
          </table:table-cell>
          <table:table-cell office:value-type="float" office:value="-69.2227219085693" calcext:value-type="float">
            <text:p>-69,223</text:p>
          </table:table-cell>
          <table:table-cell office:value-type="float" office:value="-68.967169090271" calcext:value-type="float">
            <text:p>-68,967</text:p>
          </table:table-cell>
          <table:table-cell office:value-type="float" office:value="-69.219316116333" calcext:value-type="float">
            <text:p>-69,219</text:p>
          </table:table-cell>
          <table:table-cell office:value-type="float" office:value="-68.9993519363403" calcext:value-type="float">
            <text:p>-68,999</text:p>
          </table:table-cell>
          <table:table-cell office:value-type="float" office:value="-69.2441309204102" calcext:value-type="float">
            <text:p>-69,244</text:p>
          </table:table-cell>
          <table:table-cell office:value-type="float" office:value="-69.0002032394409" calcext:value-type="float">
            <text:p>-69,000</text:p>
          </table:table-cell>
          <table:table-cell office:value-type="float" office:value="-69.2535474090576" calcext:value-type="float">
            <text:p>-69,254</text:p>
          </table:table-cell>
          <table:table-cell office:value-type="float" office:value="-68.9723024749756" calcext:value-type="float">
            <text:p>-68,972</text:p>
          </table:table-cell>
          <table:table-cell office:value-type="float" office:value="-69.2363625488281" calcext:value-type="float">
            <text:p>-69,236</text:p>
          </table:table-cell>
          <table:table-cell office:value-type="float" office:value="-68.9862544631958" calcext:value-type="float">
            <text:p>-68,986</text:p>
          </table:table-cell>
          <table:table-cell office:value-type="float" office:value="-69.2317174377441" calcext:value-type="float">
            <text:p>-69,232</text:p>
          </table:table-cell>
          <table:table-cell office:value-type="float" office:value="-68.9788400802612" calcext:value-type="float">
            <text:p>-68,979</text:p>
          </table:table-cell>
          <table:table-cell office:value-type="float" office:value="-69.2295531768799" calcext:value-type="float">
            <text:p>-69,23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68.9638097610474" calcext:value-type="float">
            <text:p>-68,964</text:p>
          </table:table-cell>
          <table:table-cell office:value-type="float" office:value="-69.2390207595825" calcext:value-type="float">
            <text:p>-69,239</text:p>
          </table:table-cell>
          <table:table-cell office:value-type="float" office:value="-68.9863712310791" calcext:value-type="float">
            <text:p>-68,986</text:p>
          </table:table-cell>
          <table:table-cell office:value-type="float" office:value="-69.2438432312012" calcext:value-type="float">
            <text:p>-69,244</text:p>
          </table:table-cell>
          <table:table-cell office:value-type="float" office:value="-68.9808065261841" calcext:value-type="float">
            <text:p>-68,981</text:p>
          </table:table-cell>
          <table:table-cell office:value-type="float" office:value="-69.22703099823" calcext:value-type="float">
            <text:p>-69,227</text:p>
          </table:table-cell>
          <table:table-cell office:value-type="float" office:value="-68.9836594543457" calcext:value-type="float">
            <text:p>-68,984</text:p>
          </table:table-cell>
          <table:table-cell office:value-type="float" office:value="-69.2343219299316" calcext:value-type="float">
            <text:p>-69,234</text:p>
          </table:table-cell>
          <table:table-cell office:value-type="float" office:value="-68.9927954711914" calcext:value-type="float">
            <text:p>-68,993</text:p>
          </table:table-cell>
          <table:table-cell office:value-type="float" office:value="-69.235314491272" calcext:value-type="float">
            <text:p>-69,235</text:p>
          </table:table-cell>
          <table:table-cell office:value-type="float" office:value="-68.9833936920166" calcext:value-type="float">
            <text:p>-68,983</text:p>
          </table:table-cell>
          <table:table-cell office:value-type="float" office:value="-69.2421419143677" calcext:value-type="float">
            <text:p>-69,242</text:p>
          </table:table-cell>
          <table:table-cell office:value-type="float" office:value="-68.9700669937134" calcext:value-type="float">
            <text:p>-68,970</text:p>
          </table:table-cell>
          <table:table-cell office:value-type="float" office:value="-69.2251147155762" calcext:value-type="float">
            <text:p>-69,225</text:p>
          </table:table-cell>
          <table:table-cell office:value-type="float" office:value="-68.9795013198853" calcext:value-type="float">
            <text:p>-68,980</text:p>
          </table:table-cell>
          <table:table-cell office:value-type="float" office:value="-69.2240458068848" calcext:value-type="float">
            <text:p>-69,224</text:p>
          </table:table-cell>
          <table:table-cell office:value-type="float" office:value="-68.9684513320923" calcext:value-type="float">
            <text:p>-68,968</text:p>
          </table:table-cell>
          <table:table-cell office:value-type="float" office:value="-69.2265066604614" calcext:value-type="float">
            <text:p>-69,227</text:p>
          </table:table-cell>
          <table:table-cell office:value-type="float" office:value="-68.9689605102539" calcext:value-type="float">
            <text:p>-68,969</text:p>
          </table:table-cell>
          <table:table-cell office:value-type="float" office:value="-69.2205814437866" calcext:value-type="float">
            <text:p>-69,221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68.9702550735474" calcext:value-type="float">
            <text:p>-68,970</text:p>
          </table:table-cell>
          <table:table-cell office:value-type="float" office:value="-69.2251045227051" calcext:value-type="float">
            <text:p>-69,225</text:p>
          </table:table-cell>
          <table:table-cell office:value-type="float" office:value="-68.9733651351929" calcext:value-type="float">
            <text:p>-68,973</text:p>
          </table:table-cell>
          <table:table-cell office:value-type="float" office:value="-69.2434203491211" calcext:value-type="float">
            <text:p>-69,243</text:p>
          </table:table-cell>
          <table:table-cell office:value-type="float" office:value="-68.980785484314" calcext:value-type="float">
            <text:p>-68,981</text:p>
          </table:table-cell>
          <table:table-cell office:value-type="float" office:value="-69.2215076828003" calcext:value-type="float">
            <text:p>-69,222</text:p>
          </table:table-cell>
          <table:table-cell office:value-type="float" office:value="-68.9807836303711" calcext:value-type="float">
            <text:p>-68,981</text:p>
          </table:table-cell>
          <table:table-cell office:value-type="float" office:value="-69.2197887039185" calcext:value-type="float">
            <text:p>-69,220</text:p>
          </table:table-cell>
          <table:table-cell office:value-type="float" office:value="-68.9780085220337" calcext:value-type="float">
            <text:p>-68,978</text:p>
          </table:table-cell>
          <table:table-cell office:value-type="float" office:value="-69.2251803894043" calcext:value-type="float">
            <text:p>-69,225</text:p>
          </table:table-cell>
          <table:table-cell office:value-type="float" office:value="-68.9748330688477" calcext:value-type="float">
            <text:p>-68,975</text:p>
          </table:table-cell>
          <table:table-cell office:value-type="float" office:value="-69.2298811416626" calcext:value-type="float">
            <text:p>-69,230</text:p>
          </table:table-cell>
          <table:table-cell office:value-type="float" office:value="-68.9745449066162" calcext:value-type="float">
            <text:p>-68,975</text:p>
          </table:table-cell>
          <table:table-cell office:value-type="float" office:value="-69.2305550079346" calcext:value-type="float">
            <text:p>-69,231</text:p>
          </table:table-cell>
          <table:table-cell office:value-type="float" office:value="-68.9750231399536" calcext:value-type="float">
            <text:p>-68,975</text:p>
          </table:table-cell>
          <table:table-cell office:value-type="float" office:value="-69.2286072692871" calcext:value-type="float">
            <text:p>-69,229</text:p>
          </table:table-cell>
          <table:table-cell office:value-type="float" office:value="-68.9764094238281" calcext:value-type="float">
            <text:p>-68,976</text:p>
          </table:table-cell>
          <table:table-cell office:value-type="float" office:value="-69.2306204528809" calcext:value-type="float">
            <text:p>-69,231</text:p>
          </table:table-cell>
          <table:table-cell office:value-type="float" office:value="-68.9669584503174" calcext:value-type="float">
            <text:p>-68,967</text:p>
          </table:table-cell>
          <table:table-cell office:value-type="float" office:value="-69.2241615371704" calcext:value-type="float">
            <text:p>-69,224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68.9745277328491" calcext:value-type="float">
            <text:p>-68,975</text:p>
          </table:table-cell>
          <table:table-cell office:value-type="float" office:value="-69.2180684051514" calcext:value-type="float">
            <text:p>-69,218</text:p>
          </table:table-cell>
          <table:table-cell office:value-type="float" office:value="-68.987563079834" calcext:value-type="float">
            <text:p>-68,988</text:p>
          </table:table-cell>
          <table:table-cell office:value-type="float" office:value="-69.2184926376343" calcext:value-type="float">
            <text:p>-69,218</text:p>
          </table:table-cell>
          <table:table-cell office:value-type="float" office:value="-68.9651659927368" calcext:value-type="float">
            <text:p>-68,965</text:p>
          </table:table-cell>
          <table:table-cell office:value-type="float" office:value="-69.2242840805054" calcext:value-type="float">
            <text:p>-69,224</text:p>
          </table:table-cell>
          <table:table-cell office:value-type="float" office:value="-68.9690519180298" calcext:value-type="float">
            <text:p>-68,969</text:p>
          </table:table-cell>
          <table:table-cell office:value-type="float" office:value="-69.2282144470215" calcext:value-type="float">
            <text:p>-69,228</text:p>
          </table:table-cell>
          <table:table-cell office:value-type="float" office:value="-68.9736418151855" calcext:value-type="float">
            <text:p>-68,974</text:p>
          </table:table-cell>
          <table:table-cell office:value-type="float" office:value="-69.2231611022949" calcext:value-type="float">
            <text:p>-69,223</text:p>
          </table:table-cell>
          <table:table-cell office:value-type="float" office:value="-68.9724335174561" calcext:value-type="float">
            <text:p>-68,972</text:p>
          </table:table-cell>
          <table:table-cell office:value-type="float" office:value="-69.2292503128052" calcext:value-type="float">
            <text:p>-69,229</text:p>
          </table:table-cell>
          <table:table-cell office:value-type="float" office:value="-68.9662085952759" calcext:value-type="float">
            <text:p>-68,966</text:p>
          </table:table-cell>
          <table:table-cell office:value-type="float" office:value="-69.2216668395996" calcext:value-type="float">
            <text:p>-69,222</text:p>
          </table:table-cell>
          <table:table-cell office:value-type="float" office:value="-68.9751334991455" calcext:value-type="float">
            <text:p>-68,975</text:p>
          </table:table-cell>
          <table:table-cell office:value-type="float" office:value="-69.2280385131836" calcext:value-type="float">
            <text:p>-69,228</text:p>
          </table:table-cell>
          <table:table-cell office:value-type="float" office:value="-68.973484413147" calcext:value-type="float">
            <text:p>-68,973</text:p>
          </table:table-cell>
          <table:table-cell office:value-type="float" office:value="-69.2270127868652" calcext:value-type="float">
            <text:p>-69,227</text:p>
          </table:table-cell>
          <table:table-cell office:value-type="float" office:value="-68.9664692077637" calcext:value-type="float">
            <text:p>-68,966</text:p>
          </table:table-cell>
          <table:table-cell office:value-type="float" office:value="-69.2177877349854" calcext:value-type="float">
            <text:p>-69,218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68.9806714706421" calcext:value-type="float">
            <text:p>-68,981</text:p>
          </table:table-cell>
          <table:table-cell office:value-type="float" office:value="-69.2094462738037" calcext:value-type="float">
            <text:p>-69,209</text:p>
          </table:table-cell>
          <table:table-cell office:value-type="float" office:value="-68.9713403396606" calcext:value-type="float">
            <text:p>-68,971</text:p>
          </table:table-cell>
          <table:table-cell office:value-type="float" office:value="-69.222084526062" calcext:value-type="float">
            <text:p>-69,222</text:p>
          </table:table-cell>
          <table:table-cell office:value-type="float" office:value="-68.9858363571167" calcext:value-type="float">
            <text:p>-68,986</text:p>
          </table:table-cell>
          <table:table-cell office:value-type="float" office:value="-69.2100840530396" calcext:value-type="float">
            <text:p>-69,210</text:p>
          </table:table-cell>
          <table:table-cell office:value-type="float" office:value="-68.9623988037109" calcext:value-type="float">
            <text:p>-68,962</text:p>
          </table:table-cell>
          <table:table-cell office:value-type="float" office:value="-69.2158918457031" calcext:value-type="float">
            <text:p>-69,216</text:p>
          </table:table-cell>
          <table:table-cell office:value-type="float" office:value="-68.967720451355" calcext:value-type="float">
            <text:p>-68,968</text:p>
          </table:table-cell>
          <table:table-cell office:value-type="float" office:value="-69.222263092041" calcext:value-type="float">
            <text:p>-69,222</text:p>
          </table:table-cell>
          <table:table-cell office:value-type="float" office:value="-68.9733266830444" calcext:value-type="float">
            <text:p>-68,973</text:p>
          </table:table-cell>
          <table:table-cell office:value-type="float" office:value="-69.2185694198608" calcext:value-type="float">
            <text:p>-69,219</text:p>
          </table:table-cell>
          <table:table-cell office:value-type="float" office:value="-68.9696568603516" calcext:value-type="float">
            <text:p>-68,970</text:p>
          </table:table-cell>
          <table:table-cell office:value-type="float" office:value="-69.2250804519653" calcext:value-type="float">
            <text:p>-69,225</text:p>
          </table:table-cell>
          <table:table-cell office:value-type="float" office:value="-68.9733383102417" calcext:value-type="float">
            <text:p>-68,973</text:p>
          </table:table-cell>
          <table:table-cell office:value-type="float" office:value="-69.2238632125854" calcext:value-type="float">
            <text:p>-69,224</text:p>
          </table:table-cell>
          <table:table-cell office:value-type="float" office:value="-68.9702589797974" calcext:value-type="float">
            <text:p>-68,970</text:p>
          </table:table-cell>
          <table:table-cell office:value-type="float" office:value="-69.2217946014404" calcext:value-type="float">
            <text:p>-69,222</text:p>
          </table:table-cell>
          <table:table-cell office:value-type="float" office:value="-68.969707901001" calcext:value-type="float">
            <text:p>-68,970</text:p>
          </table:table-cell>
          <table:table-cell office:value-type="float" office:value="-69.2184878845215" calcext:value-type="float">
            <text:p>-69,2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ŚREDNIA</text:p>
          </table:table-cell>
          <table:table-cell table:style-name="ce3" table:formula="of:=AVERAGE([.B3:.B102])" office:value-type="float" office:value="-68.990837232666" calcext:value-type="float">
            <text:p>-68,9908</text:p>
          </table:table-cell>
          <table:table-cell table:style-name="ce3" table:formula="of:=AVERAGE([.C3:.C102])" office:value-type="float" office:value="-69.2393215609741" calcext:value-type="float">
            <text:p>-69,2393</text:p>
          </table:table-cell>
          <table:table-cell table:style-name="ce3" table:formula="of:=AVERAGE([.D3:.D102])" office:value-type="float" office:value="-68.9897583260346" calcext:value-type="float">
            <text:p>-68,9898</text:p>
          </table:table-cell>
          <table:table-cell table:style-name="ce3" table:formula="of:=AVERAGE([.E3:.E102])" office:value-type="float" office:value="-69.241247457428" calcext:value-type="float">
            <text:p>-69,2412</text:p>
          </table:table-cell>
          <table:table-cell table:style-name="ce3" table:formula="of:=AVERAGE([.F3:.F102])" office:value-type="float" office:value="-68.9919415574646" calcext:value-type="float">
            <text:p>-68,9919</text:p>
          </table:table-cell>
          <table:table-cell table:style-name="ce3" table:formula="of:=AVERAGE([.G3:.G102])" office:value-type="float" office:value="-69.2423040285492" calcext:value-type="float">
            <text:p>-69,2423</text:p>
          </table:table-cell>
          <table:table-cell table:style-name="ce3" table:formula="of:=AVERAGE([.H3:.H102])" office:value-type="float" office:value="-68.9922523462677" calcext:value-type="float">
            <text:p>-68,9923</text:p>
          </table:table-cell>
          <table:table-cell table:style-name="ce3" table:formula="of:=AVERAGE([.I3:.I102])" office:value-type="float" office:value="-69.2424717257691" calcext:value-type="float">
            <text:p>-69,2425</text:p>
          </table:table-cell>
          <table:table-cell table:style-name="ce3" table:formula="of:=AVERAGE([.J3:.J102])" office:value-type="float" office:value="-68.991552657547" calcext:value-type="float">
            <text:p>-68,9916</text:p>
          </table:table-cell>
          <table:table-cell table:style-name="ce3" table:formula="of:=AVERAGE([.K3:.K102])" office:value-type="float" office:value="-69.2417708254242" calcext:value-type="float">
            <text:p>-69,2418</text:p>
          </table:table-cell>
          <table:table-cell table:style-name="ce3" table:formula="of:=AVERAGE([.L3:.L102])" office:value-type="float" office:value="-68.9929177334595" calcext:value-type="float">
            <text:p>-68,9929</text:p>
          </table:table-cell>
          <table:table-cell table:style-name="ce3" table:formula="of:=AVERAGE([.M3:.M102])" office:value-type="float" office:value="-69.2418366624451" calcext:value-type="float">
            <text:p>-69,2418</text:p>
          </table:table-cell>
          <table:table-cell table:style-name="ce3" table:formula="of:=AVERAGE([.N3:.N102])" office:value-type="float" office:value="-68.9913882536316" calcext:value-type="float">
            <text:p>-68,9914</text:p>
          </table:table-cell>
          <table:table-cell table:style-name="ce3" table:formula="of:=AVERAGE([.O3:.O102])" office:value-type="float" office:value="-69.2415344176483" calcext:value-type="float">
            <text:p>-69,2415</text:p>
          </table:table-cell>
          <table:table-cell table:style-name="ce3" table:formula="of:=AVERAGE([.P3:.P102])" office:value-type="float" office:value="-68.9905396418762" calcext:value-type="float">
            <text:p>-68,9905</text:p>
          </table:table-cell>
          <table:table-cell table:style-name="ce3" table:formula="of:=AVERAGE([.Q3:.Q102])" office:value-type="float" office:value="-69.2408719472504" calcext:value-type="float">
            <text:p>-69,2409</text:p>
          </table:table-cell>
          <table:table-cell table:style-name="ce3" table:formula="of:=AVERAGE([.R3:.R102])" office:value-type="float" office:value="-68.9910300387573" calcext:value-type="float">
            <text:p>-68,9910</text:p>
          </table:table-cell>
          <table:table-cell table:style-name="ce3" table:formula="of:=AVERAGE([.S3:.S102])" office:value-type="float" office:value="-69.2405761494446" calcext:value-type="float">
            <text:p>-69,2406</text:p>
          </table:table-cell>
          <table:table-cell table:style-name="ce3" table:formula="of:=AVERAGE([.T3:.T102])" office:value-type="float" office:value="-68.9899682972717" calcext:value-type="float">
            <text:p>-68,9900</text:p>
          </table:table-cell>
          <table:table-cell table:style-name="ce3" table:formula="of:=AVERAGE([.U3:.U102])" office:value-type="float" office:value="-69.2393107753754" calcext:value-type="float">
            <text:p>-69,23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DCH.STANDARDOWE</text:p>
          </table:table-cell>
          <table:table-cell table:style-name="ce3" table:formula="of:=STDEV([.B3:.B102])" office:value-type="float" office:value="0.0500931761600114" calcext:value-type="float">
            <text:p>0,0501</text:p>
          </table:table-cell>
          <table:table-cell table:style-name="ce3" table:formula="of:=STDEV([.C3:.C102])" office:value-type="float" office:value="0.0471392259200343" calcext:value-type="float">
            <text:p>0,0471</text:p>
          </table:table-cell>
          <table:table-cell table:style-name="ce3" table:formula="of:=STDEV([.D3:.D102])" office:value-type="float" office:value="0.0522095246654343" calcext:value-type="float">
            <text:p>0,0522</text:p>
          </table:table-cell>
          <table:table-cell table:style-name="ce3" table:formula="of:=STDEV([.E3:.E102])" office:value-type="float" office:value="0.0489112523208948" calcext:value-type="float">
            <text:p>0,0489</text:p>
          </table:table-cell>
          <table:table-cell table:style-name="ce3" table:formula="of:=STDEV([.F3:.F102])" office:value-type="float" office:value="0.0533837257076802" calcext:value-type="float">
            <text:p>0,0534</text:p>
          </table:table-cell>
          <table:table-cell table:style-name="ce3" table:formula="of:=STDEV([.G3:.G102])" office:value-type="float" office:value="0.0494891701205342" calcext:value-type="float">
            <text:p>0,0495</text:p>
          </table:table-cell>
          <table:table-cell table:style-name="ce3" table:formula="of:=STDEV([.H3:.H102])" office:value-type="float" office:value="0.0507837216676851" calcext:value-type="float">
            <text:p>0,0508</text:p>
          </table:table-cell>
          <table:table-cell table:style-name="ce3" table:formula="of:=STDEV([.I3:.I102])" office:value-type="float" office:value="0.0484941096664818" calcext:value-type="float">
            <text:p>0,0485</text:p>
          </table:table-cell>
          <table:table-cell table:style-name="ce3" table:formula="of:=STDEV([.J3:.J102])" office:value-type="float" office:value="0.0510938937637884" calcext:value-type="float">
            <text:p>0,0511</text:p>
          </table:table-cell>
          <table:table-cell table:style-name="ce3" table:formula="of:=STDEV([.K3:.K102])" office:value-type="float" office:value="0.0482440525956209" calcext:value-type="float">
            <text:p>0,0482</text:p>
          </table:table-cell>
          <table:table-cell table:style-name="ce3" table:formula="of:=STDEV([.L3:.L102])" office:value-type="float" office:value="0.0500095551935491" calcext:value-type="float">
            <text:p>0,0500</text:p>
          </table:table-cell>
          <table:table-cell table:style-name="ce3" table:formula="of:=STDEV([.M3:.M102])" office:value-type="float" office:value="0.0479375992582621" calcext:value-type="float">
            <text:p>0,0479</text:p>
          </table:table-cell>
          <table:table-cell table:style-name="ce3" table:formula="of:=STDEV([.N3:.N102])" office:value-type="float" office:value="0.0489389523789661" calcext:value-type="float">
            <text:p>0,0489</text:p>
          </table:table-cell>
          <table:table-cell table:style-name="ce3" table:formula="of:=STDEV([.O3:.O102])" office:value-type="float" office:value="0.046253237788696" calcext:value-type="float">
            <text:p>0,0463</text:p>
          </table:table-cell>
          <table:table-cell table:style-name="ce3" table:formula="of:=STDEV([.P3:.P102])" office:value-type="float" office:value="0.0494422877783457" calcext:value-type="float">
            <text:p>0,0494</text:p>
          </table:table-cell>
          <table:table-cell table:style-name="ce3" table:formula="of:=STDEV([.Q3:.Q102])" office:value-type="float" office:value="0.046712988382764" calcext:value-type="float">
            <text:p>0,0467</text:p>
          </table:table-cell>
          <table:table-cell table:style-name="ce3" table:formula="of:=STDEV([.R3:.R102])" office:value-type="float" office:value="0.0476002963844244" calcext:value-type="float">
            <text:p>0,0476</text:p>
          </table:table-cell>
          <table:table-cell table:style-name="ce3" table:formula="of:=STDEV([.S3:.S102])" office:value-type="float" office:value="0.0461947395286619" calcext:value-type="float">
            <text:p>0,0462</text:p>
          </table:table-cell>
          <table:table-cell table:style-name="ce3" table:formula="of:=STDEV([.T3:.T102])" office:value-type="float" office:value="0.0490675728469334" calcext:value-type="float">
            <text:p>0,0491</text:p>
          </table:table-cell>
          <table:table-cell table:style-name="ce3" table:formula="of:=STDEV([.U3:.U102])" office:value-type="float" office:value="0.047531192867433" calcext:value-type="float">
            <text:p>0,047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4T13:15:40.159983682</dc:date>
    <meta:editing-duration>PT18M1S</meta:editing-duration>
    <meta:editing-cycles>5</meta:editing-cycles>
    <meta:generator>LibreOffice/7.4.7.2$Linux_X86_64 LibreOffice_project/40$Build-2</meta:generator>
    <meta:document-statistic meta:table-count="1" meta:cell-count="2171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08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8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bbe33d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491cm" svg:height="12.254cm" xlink:href=".." xlink:type="simple" chart:class="chart:bar" chart:style-name="ch1">
        <chart:title svg:x="9.656cm" svg:y="0.381cm" chart:style-name="ch2">
          <text:p>ŚREDNIE ANTENY KIERUNKOWE</text:p>
        </chart:title>
        <chart:plot-area chart:style-name="ch3" table:cell-range-address="Trace_file.B2:Trace_file.U2 Trace_file.A103:Trace_file.U103" chart:data-source-has-labels="both" svg:x="1.54cm" svg:y="1.405cm" svg:width="24.422cm" svg:height="9.623cm">
          <chart:coordinate-region svg:x="3.114cm" svg:y="1.604cm" svg:width="22.848cm" svg:height="9.225cm"/>
          <chart:axis chart:dimension="x" chart:name="primary-x" chart:style-name="ch4" chartooo:axis-type="auto">
            <chartooo:date-scale/>
            <chart:title svg:x="13.019cm" svg:y="11.273cm" chart:style-name="ch5">
              <text:p>SWT [ms]</text:p>
            </chart:title>
            <chart:categories table:cell-range-address="Trace_file.B2:Trace_file.U2"/>
          </chart:axis>
          <chart:axis chart:dimension="y" chart:name="primary-y" chart:style-name="ch6">
            <chart:title svg:x="0.451cm" svg:y="7.636cm" chart:style-name="ch7">
              <text:p>Średnia moc [dBm\</text:p>
            </chart:title>
          </chart:axis>
          <chart:series chart:style-name="ch8" chart:values-cell-range-address="Trace_file.B103:Trace_file.U103" chart:label-cell-address="Trace_file.A103:Trace_file.A103" chart:class="chart:ba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Trace_file.B2:Trace_file.U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ŚREDNIA</text:p>
                <draw:g>
                  <svg:desc>Trace_file.A103:Trace_file.A103</svg:desc>
                </draw:g>
              </table:table-cell>
              <table:table-cell office:value-type="float" office:value="-68.990837232666">
                <text:p>-68.990837232666</text:p>
                <draw:g>
                  <svg:desc>Trace_file.B103:Trace_file.U103</svg:desc>
                </draw:g>
              </table:table-cell>
              <table:table-cell office:value-type="float" office:value="-69.2393215609741">
                <text:p>-69.2393215609741</text:p>
              </table:table-cell>
              <table:table-cell office:value-type="float" office:value="-68.9897583260346">
                <text:p>-68.9897583260346</text:p>
              </table:table-cell>
              <table:table-cell office:value-type="float" office:value="-69.241247457428">
                <text:p>-69.241247457428</text:p>
              </table:table-cell>
              <table:table-cell office:value-type="float" office:value="-68.9919415574646">
                <text:p>-68.9919415574646</text:p>
              </table:table-cell>
              <table:table-cell office:value-type="float" office:value="-69.2423040285492">
                <text:p>-69.2423040285492</text:p>
              </table:table-cell>
              <table:table-cell office:value-type="float" office:value="-68.9922523462677">
                <text:p>-68.9922523462677</text:p>
              </table:table-cell>
              <table:table-cell office:value-type="float" office:value="-69.2424717257691">
                <text:p>-69.2424717257691</text:p>
              </table:table-cell>
              <table:table-cell office:value-type="float" office:value="-68.991552657547">
                <text:p>-68.991552657547</text:p>
              </table:table-cell>
              <table:table-cell office:value-type="float" office:value="-69.2417708254242">
                <text:p>-69.2417708254242</text:p>
              </table:table-cell>
              <table:table-cell office:value-type="float" office:value="-68.9929177334595">
                <text:p>-68.9929177334595</text:p>
              </table:table-cell>
              <table:table-cell office:value-type="float" office:value="-69.2418366624451">
                <text:p>-69.2418366624451</text:p>
              </table:table-cell>
              <table:table-cell office:value-type="float" office:value="-68.9913882536316">
                <text:p>-68.9913882536316</text:p>
              </table:table-cell>
              <table:table-cell office:value-type="float" office:value="-69.2415344176483">
                <text:p>-69.2415344176483</text:p>
              </table:table-cell>
              <table:table-cell office:value-type="float" office:value="-68.9905396418762">
                <text:p>-68.9905396418762</text:p>
              </table:table-cell>
              <table:table-cell office:value-type="float" office:value="-69.2408719472504">
                <text:p>-69.2408719472504</text:p>
              </table:table-cell>
              <table:table-cell office:value-type="float" office:value="-68.9910300387573">
                <text:p>-68.9910300387573</text:p>
              </table:table-cell>
              <table:table-cell office:value-type="float" office:value="-69.2405761494446">
                <text:p>-69.2405761494446</text:p>
              </table:table-cell>
              <table:table-cell office:value-type="float" office:value="-68.9899682972717">
                <text:p>-68.9899682972717</text:p>
              </table:table-cell>
              <table:table-cell office:value-type="float" office:value="-69.2393107753754">
                <text:p>-69.23931077537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08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bbe33d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491cm" svg:height="12.254cm" xlink:href=".." xlink:type="simple" chart:class="chart:bar" chart:style-name="ch1">
        <chart:title svg:x="9.047cm" svg:y="0.381cm" chart:style-name="ch2">
          <text:p>ODCH. STAND. ANTENY KIERUNKOWE</text:p>
        </chart:title>
        <chart:plot-area chart:style-name="ch3" table:cell-range-address="Trace_file.B2:Trace_file.U2 Trace_file.A104:Trace_file.U104" chart:data-source-has-labels="both" svg:x="1.54cm" svg:y="1.405cm" svg:width="24.422cm" svg:height="9.623cm">
          <chart:coordinate-region svg:x="2.823cm" svg:y="1.604cm" svg:width="23.139cm" svg:height="8.777cm"/>
          <chart:axis chart:dimension="x" chart:name="primary-x" chart:style-name="ch4" chartooo:axis-type="auto">
            <chartooo:date-scale/>
            <chart:title svg:x="13.019cm" svg:y="11.273cm" chart:style-name="ch5">
              <text:p>SWT [ms]</text:p>
            </chart:title>
            <chart:categories table:cell-range-address="Trace_file.B2:Trace_file.U2"/>
          </chart:axis>
          <chart:axis chart:dimension="y" chart:name="primary-y" chart:style-name="ch6">
            <chart:title svg:x="0.451cm" svg:y="8.02cm" chart:style-name="ch7">
              <text:p>oDCH STANDARDOWE</text:p>
            </chart:title>
          </chart:axis>
          <chart:series chart:style-name="ch8" chart:values-cell-range-address="Trace_file.B104:Trace_file.U104" chart:label-cell-address="Trace_file.A104:Trace_file.A104" chart:class="chart:ba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Trace_file.B2:Trace_file.U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ODCH.STANDARDOWE</text:p>
                <draw:g>
                  <svg:desc>Trace_file.A104:Trace_file.A104</svg:desc>
                </draw:g>
              </table:table-cell>
              <table:table-cell office:value-type="float" office:value="0.0500931761600114">
                <text:p>0.0500931761600114</text:p>
                <draw:g>
                  <svg:desc>Trace_file.B104:Trace_file.U104</svg:desc>
                </draw:g>
              </table:table-cell>
              <table:table-cell office:value-type="float" office:value="0.0471392259200343">
                <text:p>0.0471392259200343</text:p>
              </table:table-cell>
              <table:table-cell office:value-type="float" office:value="0.0522095246654343">
                <text:p>0.0522095246654343</text:p>
              </table:table-cell>
              <table:table-cell office:value-type="float" office:value="0.0489112523208948">
                <text:p>0.0489112523208948</text:p>
              </table:table-cell>
              <table:table-cell office:value-type="float" office:value="0.0533837257076802">
                <text:p>0.0533837257076802</text:p>
              </table:table-cell>
              <table:table-cell office:value-type="float" office:value="0.0494891701205342">
                <text:p>0.0494891701205342</text:p>
              </table:table-cell>
              <table:table-cell office:value-type="float" office:value="0.0507837216676851">
                <text:p>0.0507837216676851</text:p>
              </table:table-cell>
              <table:table-cell office:value-type="float" office:value="0.0484941096664818">
                <text:p>0.0484941096664818</text:p>
              </table:table-cell>
              <table:table-cell office:value-type="float" office:value="0.0510938937637884">
                <text:p>0.0510938937637884</text:p>
              </table:table-cell>
              <table:table-cell office:value-type="float" office:value="0.0482440525956209">
                <text:p>0.0482440525956209</text:p>
              </table:table-cell>
              <table:table-cell office:value-type="float" office:value="0.0500095551935491">
                <text:p>0.0500095551935491</text:p>
              </table:table-cell>
              <table:table-cell office:value-type="float" office:value="0.0479375992582621">
                <text:p>0.0479375992582621</text:p>
              </table:table-cell>
              <table:table-cell office:value-type="float" office:value="0.0489389523789661">
                <text:p>0.0489389523789661</text:p>
              </table:table-cell>
              <table:table-cell office:value-type="float" office:value="0.046253237788696">
                <text:p>0.046253237788696</text:p>
              </table:table-cell>
              <table:table-cell office:value-type="float" office:value="0.0494422877783457">
                <text:p>0.0494422877783457</text:p>
              </table:table-cell>
              <table:table-cell office:value-type="float" office:value="0.046712988382764">
                <text:p>0.046712988382764</text:p>
              </table:table-cell>
              <table:table-cell office:value-type="float" office:value="0.0476002963844244">
                <text:p>0.0476002963844244</text:p>
              </table:table-cell>
              <table:table-cell office:value-type="float" office:value="0.0461947395286619">
                <text:p>0.0461947395286619</text:p>
              </table:table-cell>
              <table:table-cell office:value-type="float" office:value="0.0490675728469334">
                <text:p>0.0490675728469334</text:p>
              </table:table-cell>
              <table:table-cell office:value-type="float" office:value="0.047531192867433">
                <text:p>0.0475311928674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